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3.99pt"/>
    </style:style>
    <style:style style:name="co2" style:family="table-column">
      <style:table-column-properties fo:break-before="auto" style:column-width="49.55pt"/>
    </style:style>
    <style:style style:name="co3" style:family="table-column">
      <style:table-column-properties fo:break-before="auto" style:column-width="41.19pt"/>
    </style:style>
    <style:style style:name="co4" style:family="table-column">
      <style:table-column-properties fo:break-before="auto" style:column-width="44.5pt"/>
    </style:style>
    <style:style style:name="co5" style:family="table-column">
      <style:table-column-properties fo:break-before="auto" style:column-width="52.84pt"/>
    </style:style>
    <style:style style:name="co6" style:family="table-column">
      <style:table-column-properties fo:break-before="auto" style:column-width="52.3pt"/>
    </style:style>
    <style:style style:name="co7" style:family="table-column">
      <style:table-column-properties fo:break-before="auto" style:column-width="62.84pt"/>
    </style:style>
    <style:style style:name="co8" style:family="table-column">
      <style:table-column-properties fo:break-before="auto" style:column-width="57.86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94.45pt"/>
    </style:style>
    <style:style style:name="co11" style:family="table-column">
      <style:table-column-properties fo:break-before="auto" style:column-width="81.1pt"/>
    </style:style>
    <style:style style:name="co12" style:family="table-column">
      <style:table-column-properties fo:break-before="auto" style:column-width="169.99pt"/>
    </style:style>
    <style:style style:name="co13" style:family="table-column">
      <style:table-column-properties fo:break-before="auto" style:column-width="116.11pt"/>
    </style:style>
    <style:style style:name="co14" style:family="table-column">
      <style:table-column-properties fo:break-before="auto" style:column-width="195.5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key-size</text:p>
          </table:table-cell>
          <table:table-cell office:value-type="string" calcext:value-type="string">
            <text:p>value-size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ns/op</text:p>
          </table:table-cell>
          <table:table-cell office:value-type="string" calcext:value-type="string">
            <text:p>B/op</text:p>
          </table:table-cell>
          <table:table-cell office:value-type="string" calcext:value-type="string">
            <text:p>allocs/op</text:p>
          </table:table-cell>
          <table:table-cell office:value-type="string" calcext:value-type="string">
            <text:p>average per num</text:p>
          </table:table-cell>
          <table:table-cell office:value-type="string" calcext:value-type="string">
            <text:p>stdev per num</text:p>
          </table:table-cell>
          <table:table-cell office:value-type="string" calcext:value-type="string">
            <text:p>Stdev % for different object sizes</text:p>
          </table:table-cell>
          <table:table-cell office:value-type="string" calcext:value-type="string">
            <text:p>put vs get performance</text:p>
          </table:table-cell>
          <table:table-cell office:value-type="string" calcext:value-type="string">
            <text:p>sync vs unsafe datastructure performance</text:p>
          </table:table-cell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9588" calcext:value-type="float">
            <text:p>139588</text:p>
          </table:table-cell>
          <table:table-cell office:value-type="float" office:value="8456" calcext:value-type="float">
            <text:p>8456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23644" calcext:value-type="float">
            <text:p>123644</text:p>
          </table:table-cell>
          <table:table-cell office:value-type="float" office:value="9069" calcext:value-type="float">
            <text:p>9069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18978" calcext:value-type="float">
            <text:p>118978</text:p>
          </table:table-cell>
          <table:table-cell office:value-type="float" office:value="8812" calcext:value-type="float">
            <text:p>8812</text:p>
          </table:table-cell>
          <table:table-cell office:value-type="float" office:value="1186" calcext:value-type="float">
            <text:p>118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3776" calcext:value-type="float">
            <text:p>133776</text:p>
          </table:table-cell>
          <table:table-cell office:value-type="float" office:value="8548" calcext:value-type="float">
            <text:p>8548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8247" calcext:value-type="float">
            <text:p>128247</text:p>
          </table:table-cell>
          <table:table-cell office:value-type="float" office:value="8600" calcext:value-type="float">
            <text:p>8600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25568" calcext:value-type="float">
            <text:p>125568</text:p>
          </table:table-cell>
          <table:table-cell office:value-type="float" office:value="8960" calcext:value-type="float">
            <text:p>8960</text:p>
          </table:table-cell>
          <table:table-cell office:value-type="float" office:value="1186" calcext:value-type="float">
            <text:p>118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3272" calcext:value-type="float">
            <text:p>133272</text:p>
          </table:table-cell>
          <table:table-cell office:value-type="float" office:value="8682" calcext:value-type="float">
            <text:p>8682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27959" calcext:value-type="float">
            <text:p>127959</text:p>
          </table:table-cell>
          <table:table-cell office:value-type="float" office:value="8699" calcext:value-type="float">
            <text:p>8699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18863" calcext:value-type="float">
            <text:p>118863</text:p>
          </table:table-cell>
          <table:table-cell office:value-type="float" office:value="9165" calcext:value-type="float">
            <text:p>9165</text:p>
          </table:table-cell>
          <table:table-cell office:value-type="float" office:value="1186" calcext:value-type="float">
            <text:p>118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28304" calcext:value-type="float">
            <text:p>128304</text:p>
          </table:table-cell>
          <table:table-cell office:value-type="float" office:value="9095" calcext:value-type="float">
            <text:p>9095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23496" calcext:value-type="float">
            <text:p>123496</text:p>
          </table:table-cell>
          <table:table-cell office:value-type="float" office:value="9335" calcext:value-type="float">
            <text:p>9335</text:p>
          </table:table-cell>
          <table:table-cell office:value-type="float" office:value="1187" calcext:value-type="float">
            <text:p>1187</text:p>
          </table:table-cell>
          <table:table-cell office:value-type="float" office:value="5" calcext:value-type="float">
            <text:p>5</text:p>
          </table:table-cell>
          <table:table-cell table:formula="of:=AVERAGE([.G2:.G12])" office:value-type="float" office:value="8856.45454545455" calcext:value-type="float">
            <text:p>8856.45454545455</text:p>
          </table:table-cell>
          <table:table-cell table:formula="of:=STDEV([.G2:.G12])" office:value-type="float" office:value="285.56728231237" calcext:value-type="float">
            <text:p>285.56728231237</text:p>
          </table:table-cell>
          <table:table-cell table:formula="of:=[.K12]/[.J12]" office:value-type="float" office:value="0.0322439731211553" calcext:value-type="float">
            <text:p>0.032243973121155</text:p>
          </table:table-cell>
          <table:table-cell table:formula="of:=([.J408]-[.J12])/[.J12]" office:value-type="float" office:value="0.577308793791893" calcext:value-type="float">
            <text:p>0.577308793791893</text:p>
          </table:table-cell>
          <table:table-cell table:formula="of:=([.J78]-[.J12])/[.J12]" office:value-type="float" office:value="0.125568409275207" calcext:value-type="float">
            <text:p>0.125568409275207</text:p>
          </table:table-cell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134" calcext:value-type="float">
            <text:p>14134</text:p>
          </table:table-cell>
          <table:table-cell office:value-type="float" office:value="84785" calcext:value-type="float">
            <text:p>84785</text:p>
          </table:table-cell>
          <table:table-cell office:value-type="float" office:value="1760" calcext:value-type="float">
            <text:p>176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509" calcext:value-type="float">
            <text:p>13509</text:p>
          </table:table-cell>
          <table:table-cell office:value-type="float" office:value="84998" calcext:value-type="float">
            <text:p>84998</text:p>
          </table:table-cell>
          <table:table-cell office:value-type="float" office:value="2752" calcext:value-type="float">
            <text:p>275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3300" calcext:value-type="float">
            <text:p>13300</text:p>
          </table:table-cell>
          <table:table-cell office:value-type="float" office:value="88311" calcext:value-type="float">
            <text:p>88311</text:p>
          </table:table-cell>
          <table:table-cell office:value-type="float" office:value="11872" calcext:value-type="float">
            <text:p>1187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941" calcext:value-type="float">
            <text:p>13941</text:p>
          </table:table-cell>
          <table:table-cell office:value-type="float" office:value="86671" calcext:value-type="float">
            <text:p>86671</text:p>
          </table:table-cell>
          <table:table-cell office:value-type="float" office:value="1760" calcext:value-type="float">
            <text:p>176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894" calcext:value-type="float">
            <text:p>13894</text:p>
          </table:table-cell>
          <table:table-cell office:value-type="float" office:value="85472" calcext:value-type="float">
            <text:p>85472</text:p>
          </table:table-cell>
          <table:table-cell office:value-type="float" office:value="2752" calcext:value-type="float">
            <text:p>275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3106" calcext:value-type="float">
            <text:p>13106</text:p>
          </table:table-cell>
          <table:table-cell office:value-type="float" office:value="88050" calcext:value-type="float">
            <text:p>88050</text:p>
          </table:table-cell>
          <table:table-cell office:value-type="float" office:value="11872" calcext:value-type="float">
            <text:p>1187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839" calcext:value-type="float">
            <text:p>13839</text:p>
          </table:table-cell>
          <table:table-cell office:value-type="float" office:value="88963" calcext:value-type="float">
            <text:p>88963</text:p>
          </table:table-cell>
          <table:table-cell office:value-type="float" office:value="1760" calcext:value-type="float">
            <text:p>176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3660" calcext:value-type="float">
            <text:p>13660</text:p>
          </table:table-cell>
          <table:table-cell office:value-type="float" office:value="88401" calcext:value-type="float">
            <text:p>88401</text:p>
          </table:table-cell>
          <table:table-cell office:value-type="float" office:value="2752" calcext:value-type="float">
            <text:p>275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2790" calcext:value-type="float">
            <text:p>12790</text:p>
          </table:table-cell>
          <table:table-cell office:value-type="float" office:value="91651" calcext:value-type="float">
            <text:p>91651</text:p>
          </table:table-cell>
          <table:table-cell office:value-type="float" office:value="11872" calcext:value-type="float">
            <text:p>1187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312" calcext:value-type="float">
            <text:p>13312</text:p>
          </table:table-cell>
          <table:table-cell office:value-type="float" office:value="89967" calcext:value-type="float">
            <text:p>89967</text:p>
          </table:table-cell>
          <table:table-cell office:value-type="float" office:value="2752" calcext:value-type="float">
            <text:p>275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2194" calcext:value-type="float">
            <text:p>12194</text:p>
          </table:table-cell>
          <table:table-cell office:value-type="float" office:value="95588" calcext:value-type="float">
            <text:p>95588</text:p>
          </table:table-cell>
          <table:table-cell office:value-type="float" office:value="11872" calcext:value-type="float">
            <text:p>11872</text:p>
          </table:table-cell>
          <table:table-cell office:value-type="float" office:value="50" calcext:value-type="float">
            <text:p>50</text:p>
          </table:table-cell>
          <table:table-cell table:formula="of:=AVERAGE([.G13:.G23])" office:value-type="float" office:value="88441.5454545455" calcext:value-type="float">
            <text:p>88441.5454545455</text:p>
          </table:table-cell>
          <table:table-cell table:formula="of:=STDEV([.G13:.G23])" office:value-type="float" office:value="3183.15398193793" calcext:value-type="float">
            <text:p>3183.15398193793</text:p>
          </table:table-cell>
          <table:table-cell table:formula="of:=[.K23]/[.J23]" office:value-type="float" office:value="0.0359916141851446" calcext:value-type="float">
            <text:p>0.035991614185145</text:p>
          </table:table-cell>
          <table:table-cell table:formula="of:=([.J419]-[.J23])/[.J23]" office:value-type="float" office:value="0.524125333939109" calcext:value-type="float">
            <text:p>0.524125333939109</text:p>
          </table:table-cell>
          <table:table-cell table:formula="of:=([.J89]-[.J23])/[.J23]" office:value-type="float" office:value="0.136077553021667" calcext:value-type="float">
            <text:p>0.136077553021667</text:p>
          </table:table-cell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office:value-type="float" office:value="865724" calcext:value-type="float">
            <text:p>865724</text:p>
          </table:table-cell>
          <table:table-cell office:value-type="float" office:value="17600" calcext:value-type="float">
            <text:p>1760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72" calcext:value-type="float">
            <text:p>1372</text:p>
          </table:table-cell>
          <table:table-cell office:value-type="float" office:value="848389" calcext:value-type="float">
            <text:p>848389</text:p>
          </table:table-cell>
          <table:table-cell office:value-type="float" office:value="27520" calcext:value-type="float">
            <text:p>2752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256" calcext:value-type="float">
            <text:p>1256</text:p>
          </table:table-cell>
          <table:table-cell office:value-type="float" office:value="888512" calcext:value-type="float">
            <text:p>888512</text:p>
          </table:table-cell>
          <table:table-cell office:value-type="float" office:value="118721" calcext:value-type="float">
            <text:p>118721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42" calcext:value-type="float">
            <text:p>1242</text:p>
          </table:table-cell>
          <table:table-cell office:value-type="float" office:value="872276" calcext:value-type="float">
            <text:p>872276</text:p>
          </table:table-cell>
          <table:table-cell office:value-type="float" office:value="17600" calcext:value-type="float">
            <text:p>1760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69" calcext:value-type="float">
            <text:p>1269</text:p>
          </table:table-cell>
          <table:table-cell office:value-type="float" office:value="874736" calcext:value-type="float">
            <text:p>874736</text:p>
          </table:table-cell>
          <table:table-cell office:value-type="float" office:value="27520" calcext:value-type="float">
            <text:p>2752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254" calcext:value-type="float">
            <text:p>1254</text:p>
          </table:table-cell>
          <table:table-cell office:value-type="float" office:value="889642" calcext:value-type="float">
            <text:p>889642</text:p>
          </table:table-cell>
          <table:table-cell office:value-type="float" office:value="118723" calcext:value-type="float">
            <text:p>118723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68" calcext:value-type="float">
            <text:p>1268</text:p>
          </table:table-cell>
          <table:table-cell office:value-type="float" office:value="870001" calcext:value-type="float">
            <text:p>870001</text:p>
          </table:table-cell>
          <table:table-cell office:value-type="float" office:value="17600" calcext:value-type="float">
            <text:p>1760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284" calcext:value-type="float">
            <text:p>1284</text:p>
          </table:table-cell>
          <table:table-cell office:value-type="float" office:value="883268" calcext:value-type="float">
            <text:p>883268</text:p>
          </table:table-cell>
          <table:table-cell office:value-type="float" office:value="27520" calcext:value-type="float">
            <text:p>2752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226" calcext:value-type="float">
            <text:p>1226</text:p>
          </table:table-cell>
          <table:table-cell office:value-type="float" office:value="930931" calcext:value-type="float">
            <text:p>930931</text:p>
          </table:table-cell>
          <table:table-cell office:value-type="float" office:value="118725" calcext:value-type="float">
            <text:p>118725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197" calcext:value-type="float">
            <text:p>1197</text:p>
          </table:table-cell>
          <table:table-cell office:value-type="float" office:value="918155" calcext:value-type="float">
            <text:p>918155</text:p>
          </table:table-cell>
          <table:table-cell office:value-type="float" office:value="27400" calcext:value-type="float">
            <text:p>2740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143" calcext:value-type="float">
            <text:p>1143</text:p>
          </table:table-cell>
          <table:table-cell office:value-type="float" office:value="941884" calcext:value-type="float">
            <text:p>941884</text:p>
          </table:table-cell>
          <table:table-cell office:value-type="float" office:value="118722" calcext:value-type="float">
            <text:p>118722</text:p>
          </table:table-cell>
          <table:table-cell office:value-type="float" office:value="500" calcext:value-type="float">
            <text:p>500</text:p>
          </table:table-cell>
          <table:table-cell table:formula="of:=AVERAGE([.G24:.G34])" office:value-type="float" office:value="889410.727272727" calcext:value-type="float">
            <text:p>889410.727272727</text:p>
          </table:table-cell>
          <table:table-cell table:formula="of:=STDEV([.G24:.G34])" office:value-type="float" office:value="29106.240015127" calcext:value-type="float">
            <text:p>29106.240015127</text:p>
          </table:table-cell>
          <table:table-cell table:formula="of:=[.K34]/[.J34]" office:value-type="float" office:value="0.0327253080299333" calcext:value-type="float">
            <text:p>0.032725308029933</text:p>
          </table:table-cell>
          <table:table-cell table:formula="of:=([.J430]-[.J34])/[.J34]" office:value-type="float" office:value="0.506986443935607" calcext:value-type="float">
            <text:p>0.506986443935607</text:p>
          </table:table-cell>
          <table:table-cell table:formula="of:=([.J100]-[.J34])/[.J34]" office:value-type="float" office:value="0.130153795393436" calcext:value-type="float">
            <text:p>0.130153795393436</text:p>
          </table:table-cell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8761936" calcext:value-type="float">
            <text:p>8761936</text:p>
          </table:table-cell>
          <table:table-cell office:value-type="float" office:value="176000" calcext:value-type="float">
            <text:p>176000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8563723" calcext:value-type="float">
            <text:p>8563723</text:p>
          </table:table-cell>
          <table:table-cell office:value-type="float" office:value="274006" calcext:value-type="float">
            <text:p>274006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29" calcext:value-type="float">
            <text:p>129</text:p>
          </table:table-cell>
          <table:table-cell office:value-type="float" office:value="9013861" calcext:value-type="float">
            <text:p>9013861</text:p>
          </table:table-cell>
          <table:table-cell office:value-type="float" office:value="1187246" calcext:value-type="float">
            <text:p>1187246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8705969" calcext:value-type="float">
            <text:p>8705969</text:p>
          </table:table-cell>
          <table:table-cell office:value-type="float" office:value="176001" calcext:value-type="float">
            <text:p>176001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8" calcext:value-type="float">
            <text:p>138</text:p>
          </table:table-cell>
          <table:table-cell office:value-type="float" office:value="8752348" calcext:value-type="float">
            <text:p>8752348</text:p>
          </table:table-cell>
          <table:table-cell office:value-type="float" office:value="275208" calcext:value-type="float">
            <text:p>275208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23" calcext:value-type="float">
            <text:p>123</text:p>
          </table:table-cell>
          <table:table-cell office:value-type="float" office:value="9647794" calcext:value-type="float">
            <text:p>9647794</text:p>
          </table:table-cell>
          <table:table-cell office:value-type="float" office:value="1187242" calcext:value-type="float">
            <text:p>1187242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9245476" calcext:value-type="float">
            <text:p>9245476</text:p>
          </table:table-cell>
          <table:table-cell office:value-type="float" office:value="176000" calcext:value-type="float">
            <text:p>176000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8960589" calcext:value-type="float">
            <text:p>8960589</text:p>
          </table:table-cell>
          <table:table-cell office:value-type="float" office:value="274008" calcext:value-type="float">
            <text:p>274008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24" calcext:value-type="float">
            <text:p>124</text:p>
          </table:table-cell>
          <table:table-cell office:value-type="float" office:value="9423919" calcext:value-type="float">
            <text:p>9423919</text:p>
          </table:table-cell>
          <table:table-cell office:value-type="float" office:value="1187224" calcext:value-type="float">
            <text:p>1187224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0049797" calcext:value-type="float">
            <text:p>10049797</text:p>
          </table:table-cell>
          <table:table-cell office:value-type="float" office:value="275203" calcext:value-type="float">
            <text:p>275203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85353" calcext:value-type="float">
            <text:p>10085353</text:p>
          </table:table-cell>
          <table:table-cell office:value-type="float" office:value="1187214" calcext:value-type="float">
            <text:p>1187214</text:p>
          </table:table-cell>
          <table:table-cell office:value-type="float" office:value="5000" calcext:value-type="float">
            <text:p>5000</text:p>
          </table:table-cell>
          <table:table-cell table:formula="of:=AVERAGE([.G35:.G45])" office:value-type="float" office:value="9200978.63636364" calcext:value-type="float">
            <text:p>9200978.63636364</text:p>
          </table:table-cell>
          <table:table-cell table:formula="of:=STDEV([.G35:.G45])" office:value-type="float" office:value="537763.365942916" calcext:value-type="float">
            <text:p>537763.365942916</text:p>
          </table:table-cell>
          <table:table-cell table:formula="of:=[.K45]/[.J45]" office:value-type="float" office:value="0.0584463226354635" calcext:value-type="float">
            <text:p>0.058446322635464</text:p>
          </table:table-cell>
          <table:table-cell table:formula="of:=([.J441]-[.J45])/[.J45]" office:value-type="float" office:value="0.523752764836823" calcext:value-type="float">
            <text:p>0.523752764836823</text:p>
          </table:table-cell>
          <table:table-cell table:formula="of:=([.J111]-[.J45])/[.J45]" office:value-type="float" office:value="0.132387626948576" calcext:value-type="float">
            <text:p>0.132387626948576</text:p>
          </table:table-cell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7588834" calcext:value-type="float">
            <text:p>87588834</text:p>
          </table:table-cell>
          <table:table-cell office:value-type="float" office:value="1760007" calcext:value-type="float">
            <text:p>1760007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87254499" calcext:value-type="float">
            <text:p>87254499</text:p>
          </table:table-cell>
          <table:table-cell office:value-type="float" office:value="2752081" calcext:value-type="float">
            <text:p>2752081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100288461" calcext:value-type="float">
            <text:p>100288461</text:p>
          </table:table-cell>
          <table:table-cell office:value-type="float" office:value="11872098" calcext:value-type="float">
            <text:p>11872098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8172168" calcext:value-type="float">
            <text:p>88172168</text:p>
          </table:table-cell>
          <table:table-cell office:value-type="float" office:value="1760001" calcext:value-type="float">
            <text:p>1760001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89510078" calcext:value-type="float">
            <text:p>89510078</text:p>
          </table:table-cell>
          <table:table-cell office:value-type="float" office:value="2752025" calcext:value-type="float">
            <text:p>2752025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92226516" calcext:value-type="float">
            <text:p>92226516</text:p>
          </table:table-cell>
          <table:table-cell office:value-type="float" office:value="11872060" calcext:value-type="float">
            <text:p>11872060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1823488" calcext:value-type="float">
            <text:p>91823488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92074545" calcext:value-type="float">
            <text:p>92074545</text:p>
          </table:table-cell>
          <table:table-cell office:value-type="float" office:value="2752006" calcext:value-type="float">
            <text:p>2752006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98529173" calcext:value-type="float">
            <text:p>98529173</text:p>
          </table:table-cell>
          <table:table-cell office:value-type="float" office:value="11860046" calcext:value-type="float">
            <text:p>11860046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99289486" calcext:value-type="float">
            <text:p>99289486</text:p>
          </table:table-cell>
          <table:table-cell office:value-type="float" office:value="2752001" calcext:value-type="float">
            <text:p>2752001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754480" calcext:value-type="float">
            <text:p>100754480</text:p>
          </table:table-cell>
          <table:table-cell office:value-type="float" office:value="11872016" calcext:value-type="float">
            <text:p>11872016</text:p>
          </table:table-cell>
          <table:table-cell office:value-type="float" office:value="50000" calcext:value-type="float">
            <text:p>50000</text:p>
          </table:table-cell>
          <table:table-cell table:formula="of:=AVERAGE([.G46:.G56])" office:value-type="float" office:value="93410157.0909091" calcext:value-type="float">
            <text:p>93410157.0909091</text:p>
          </table:table-cell>
          <table:table-cell table:formula="of:=STDEV([.G46:.G56])" office:value-type="float" office:value="5311783.47020926" calcext:value-type="float">
            <text:p>5311783.47020926</text:p>
          </table:table-cell>
          <table:table-cell table:formula="of:=[.K56]/[.J56]" office:value-type="float" office:value="0.0568651593749028" calcext:value-type="float">
            <text:p>0.056865159374903</text:p>
          </table:table-cell>
          <table:table-cell table:formula="of:=([.J452]-[.J56])/[.J56]" office:value-type="float" office:value="0.489177753696647" calcext:value-type="float">
            <text:p>0.489177753696647</text:p>
          </table:table-cell>
          <table:table-cell table:formula="of:=([.J122]-[.J56])/[.J56]" office:value-type="float" office:value="0.116592321756935" calcext:value-type="float">
            <text:p>0.116592321756935</text:p>
          </table:table-cell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8057234" calcext:value-type="float">
            <text:p>878057234</text:p>
          </table:table-cell>
          <table:table-cell office:value-type="float" office:value="17600000" calcext:value-type="float">
            <text:p>17600000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87259844" calcext:value-type="float">
            <text:p>887259844</text:p>
          </table:table-cell>
          <table:table-cell office:value-type="float" office:value="27520104" calcext:value-type="float">
            <text:p>27520104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37846890" calcext:value-type="float">
            <text:p>937846890</text:p>
          </table:table-cell>
          <table:table-cell office:value-type="float" office:value="118720128" calcext:value-type="float">
            <text:p>118720128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99802096" calcext:value-type="float">
            <text:p>899802096</text:p>
          </table:table-cell>
          <table:table-cell office:value-type="float" office:value="17600000" calcext:value-type="float">
            <text:p>17600000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907294015" calcext:value-type="float">
            <text:p>907294015</text:p>
          </table:table-cell>
          <table:table-cell office:value-type="float" office:value="27520016" calcext:value-type="float">
            <text:p>27520016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59046236" calcext:value-type="float">
            <text:p>959046236</text:p>
          </table:table-cell>
          <table:table-cell office:value-type="float" office:value="118720064" calcext:value-type="float">
            <text:p>118720064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40992744" calcext:value-type="float">
            <text:p>940992744</text:p>
          </table:table-cell>
          <table:table-cell office:value-type="float" office:value="17600000" calcext:value-type="float">
            <text:p>17600000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934256452" calcext:value-type="float">
            <text:p>934256452</text:p>
          </table:table-cell>
          <table:table-cell office:value-type="float" office:value="27520008" calcext:value-type="float">
            <text:p>27520008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89685026" calcext:value-type="float">
            <text:p>989685026</text:p>
          </table:table-cell>
          <table:table-cell office:value-type="float" office:value="118720008" calcext:value-type="float">
            <text:p>118720008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991015876" calcext:value-type="float">
            <text:p>991015876</text:p>
          </table:table-cell>
          <table:table-cell office:value-type="float" office:value="27520008" calcext:value-type="float">
            <text:p>27520008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20929759" calcext:value-type="float">
            <text:p>1020929759</text:p>
          </table:table-cell>
          <table:table-cell office:value-type="float" office:value="118720016" calcext:value-type="float">
            <text:p>118720016</text:p>
          </table:table-cell>
          <table:table-cell office:value-type="float" office:value="500000" calcext:value-type="float">
            <text:p>500000</text:p>
          </table:table-cell>
          <table:table-cell table:formula="of:=AVERAGE([.G57:.G67])" office:value-type="float" office:value="940562379.272727" calcext:value-type="float">
            <text:p>940562379.272727</text:p>
          </table:table-cell>
          <table:table-cell table:formula="of:=STDEV([.G57:.G67])" office:value-type="float" office:value="46176531.3311015" calcext:value-type="float">
            <text:p>46176531.3311015</text:p>
          </table:table-cell>
          <table:table-cell table:formula="of:=[.K67]/[.J67]" office:value-type="float" office:value="0.0490945973905597" calcext:value-type="float">
            <text:p>0.04909459739056</text:p>
          </table:table-cell>
          <table:table-cell table:formula="of:=([.J463]-[.J67])/[.J67]" office:value-type="float" office:value="0.555779837459511" calcext:value-type="float">
            <text:p>0.555779837459511</text:p>
          </table:table-cell>
          <table:table-cell table:formula="of:=([.J133]-[.J67])/[.J67]" office:value-type="float" office:value="0.135011397318591" calcext:value-type="float">
            <text:p>0.135011397318591</text:p>
          </table:table-cell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474" calcext:value-type="float">
            <text:p>119474</text:p>
          </table:table-cell>
          <table:table-cell office:value-type="float" office:value="9747" calcext:value-type="float">
            <text:p>9747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16378" calcext:value-type="float">
            <text:p>116378</text:p>
          </table:table-cell>
          <table:table-cell office:value-type="float" office:value="9587" calcext:value-type="float">
            <text:p>9587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13770" calcext:value-type="float">
            <text:p>113770</text:p>
          </table:table-cell>
          <table:table-cell office:value-type="float" office:value="10309" calcext:value-type="float">
            <text:p>10309</text:p>
          </table:table-cell>
          <table:table-cell office:value-type="float" office:value="1187" calcext:value-type="float">
            <text:p>118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3706" calcext:value-type="float">
            <text:p>113706</text:p>
          </table:table-cell>
          <table:table-cell office:value-type="float" office:value="9679" calcext:value-type="float">
            <text:p>9679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15832" calcext:value-type="float">
            <text:p>115832</text:p>
          </table:table-cell>
          <table:table-cell office:value-type="float" office:value="9725" calcext:value-type="float">
            <text:p>9725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9954" calcext:value-type="float">
            <text:p>109954</text:p>
          </table:table-cell>
          <table:table-cell office:value-type="float" office:value="9979" calcext:value-type="float">
            <text:p>9979</text:p>
          </table:table-cell>
          <table:table-cell office:value-type="float" office:value="1187" calcext:value-type="float">
            <text:p>118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9123" calcext:value-type="float">
            <text:p>109123</text:p>
          </table:table-cell>
          <table:table-cell office:value-type="float" office:value="9876" calcext:value-type="float">
            <text:p>9876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1490" calcext:value-type="float">
            <text:p>111490</text:p>
          </table:table-cell>
          <table:table-cell office:value-type="float" office:value="9912" calcext:value-type="float">
            <text:p>9912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9724" calcext:value-type="float">
            <text:p>109724</text:p>
          </table:table-cell>
          <table:table-cell office:value-type="float" office:value="10164" calcext:value-type="float">
            <text:p>10164</text:p>
          </table:table-cell>
          <table:table-cell office:value-type="float" office:value="1187" calcext:value-type="float">
            <text:p>118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11181" calcext:value-type="float">
            <text:p>111181</text:p>
          </table:table-cell>
          <table:table-cell office:value-type="float" office:value="10157" calcext:value-type="float">
            <text:p>10157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10270" calcext:value-type="float">
            <text:p>110270</text:p>
          </table:table-cell>
          <table:table-cell office:value-type="float" office:value="10519" calcext:value-type="float">
            <text:p>10519</text:p>
          </table:table-cell>
          <table:table-cell office:value-type="float" office:value="1187" calcext:value-type="float">
            <text:p>1187</text:p>
          </table:table-cell>
          <table:table-cell office:value-type="float" office:value="5" calcext:value-type="float">
            <text:p>5</text:p>
          </table:table-cell>
          <table:table-cell table:formula="of:=AVERAGE([.G68:.G78])" office:value-type="float" office:value="9968.54545454545" calcext:value-type="float">
            <text:p>9968.54545454545</text:p>
          </table:table-cell>
          <table:table-cell table:formula="of:=STDEV([.G68:.G78])" office:value-type="float" office:value="290.225554917676" calcext:value-type="float">
            <text:p>290.225554917676</text:p>
          </table:table-cell>
          <table:table-cell table:formula="of:=[.K78]/[.J78]" office:value-type="float" office:value="0.0291141326727199" calcext:value-type="float">
            <text:p>0.02911413267272</text:p>
          </table:table-cell>
          <table:table-cell table:formula="of:=([.J474]-[.J78])/[.J78]" office:value-type="float" office:value="0.445410108158389" calcext:value-type="float">
            <text:p>0.445410108158389</text:p>
          </table:table-cell>
          <table:table-cell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355" calcext:value-type="float">
            <text:p>12355</text:p>
          </table:table-cell>
          <table:table-cell office:value-type="float" office:value="96803" calcext:value-type="float">
            <text:p>96803</text:p>
          </table:table-cell>
          <table:table-cell office:value-type="float" office:value="1760" calcext:value-type="float">
            <text:p>176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2273" calcext:value-type="float">
            <text:p>12273</text:p>
          </table:table-cell>
          <table:table-cell office:value-type="float" office:value="96445" calcext:value-type="float">
            <text:p>96445</text:p>
          </table:table-cell>
          <table:table-cell office:value-type="float" office:value="2752" calcext:value-type="float">
            <text:p>275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1991" calcext:value-type="float">
            <text:p>11991</text:p>
          </table:table-cell>
          <table:table-cell office:value-type="float" office:value="100587" calcext:value-type="float">
            <text:p>100587</text:p>
          </table:table-cell>
          <table:table-cell office:value-type="float" office:value="11872" calcext:value-type="float">
            <text:p>1187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196" calcext:value-type="float">
            <text:p>12196</text:p>
          </table:table-cell>
          <table:table-cell office:value-type="float" office:value="98197" calcext:value-type="float">
            <text:p>98197</text:p>
          </table:table-cell>
          <table:table-cell office:value-type="float" office:value="1760" calcext:value-type="float">
            <text:p>176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060" calcext:value-type="float">
            <text:p>12060</text:p>
          </table:table-cell>
          <table:table-cell office:value-type="float" office:value="97524" calcext:value-type="float">
            <text:p>97524</text:p>
          </table:table-cell>
          <table:table-cell office:value-type="float" office:value="2752" calcext:value-type="float">
            <text:p>275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2001" calcext:value-type="float">
            <text:p>12001</text:p>
          </table:table-cell>
          <table:table-cell office:value-type="float" office:value="100855" calcext:value-type="float">
            <text:p>100855</text:p>
          </table:table-cell>
          <table:table-cell office:value-type="float" office:value="11872" calcext:value-type="float">
            <text:p>1187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056" calcext:value-type="float">
            <text:p>12056</text:p>
          </table:table-cell>
          <table:table-cell office:value-type="float" office:value="99811" calcext:value-type="float">
            <text:p>99811</text:p>
          </table:table-cell>
          <table:table-cell office:value-type="float" office:value="1760" calcext:value-type="float">
            <text:p>176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776" calcext:value-type="float">
            <text:p>11776</text:p>
          </table:table-cell>
          <table:table-cell office:value-type="float" office:value="99517" calcext:value-type="float">
            <text:p>99517</text:p>
          </table:table-cell>
          <table:table-cell office:value-type="float" office:value="2752" calcext:value-type="float">
            <text:p>275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105" calcext:value-type="float">
            <text:p>103105</text:p>
          </table:table-cell>
          <table:table-cell office:value-type="float" office:value="11872" calcext:value-type="float">
            <text:p>1187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4705" calcext:value-type="float">
            <text:p>104705</text:p>
          </table:table-cell>
          <table:table-cell office:value-type="float" office:value="2752" calcext:value-type="float">
            <text:p>275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7692" calcext:value-type="float">
            <text:p>107692</text:p>
          </table:table-cell>
          <table:table-cell office:value-type="float" office:value="11872" calcext:value-type="float">
            <text:p>11872</text:p>
          </table:table-cell>
          <table:table-cell office:value-type="float" office:value="50" calcext:value-type="float">
            <text:p>50</text:p>
          </table:table-cell>
          <table:table-cell table:formula="of:=AVERAGE([.G79:.G89])" office:value-type="float" office:value="100476.454545455" calcext:value-type="float">
            <text:p>100476.454545455</text:p>
          </table:table-cell>
          <table:table-cell table:formula="of:=STDEV([.G79:.G89])" office:value-type="float" office:value="3493.3170300915" calcext:value-type="float">
            <text:p>3493.3170300915</text:p>
          </table:table-cell>
          <table:table-cell table:formula="of:=[.K89]/[.J89]" office:value-type="float" office:value="0.0347675188768843" calcext:value-type="float">
            <text:p>0.034767518876884</text:p>
          </table:table-cell>
          <table:table-cell table:formula="of:=([.J485]-[.J89])/[.J89]" office:value-type="float" office:value="0.428435065293452" calcext:value-type="float">
            <text:p>0.428435065293452</text:p>
          </table:table-cell>
          <table:table-cell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86" calcext:value-type="float">
            <text:p>1186</text:p>
          </table:table-cell>
          <table:table-cell office:value-type="float" office:value="964074" calcext:value-type="float">
            <text:p>964074</text:p>
          </table:table-cell>
          <table:table-cell office:value-type="float" office:value="17600" calcext:value-type="float">
            <text:p>1760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153" calcext:value-type="float">
            <text:p>1153</text:p>
          </table:table-cell>
          <table:table-cell office:value-type="float" office:value="969588" calcext:value-type="float">
            <text:p>969588</text:p>
          </table:table-cell>
          <table:table-cell office:value-type="float" office:value="27520" calcext:value-type="float">
            <text:p>2752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60" calcext:value-type="float">
            <text:p>1060</text:p>
          </table:table-cell>
          <table:table-cell office:value-type="float" office:value="1001648" calcext:value-type="float">
            <text:p>1001648</text:p>
          </table:table-cell>
          <table:table-cell office:value-type="float" office:value="118722" calcext:value-type="float">
            <text:p>118722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22" calcext:value-type="float">
            <text:p>1122</text:p>
          </table:table-cell>
          <table:table-cell office:value-type="float" office:value="980306" calcext:value-type="float">
            <text:p>980306</text:p>
          </table:table-cell>
          <table:table-cell office:value-type="float" office:value="17600" calcext:value-type="float">
            <text:p>1760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143" calcext:value-type="float">
            <text:p>1143</text:p>
          </table:table-cell>
          <table:table-cell office:value-type="float" office:value="988951" calcext:value-type="float">
            <text:p>988951</text:p>
          </table:table-cell>
          <table:table-cell office:value-type="float" office:value="27520" calcext:value-type="float">
            <text:p>2752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135" calcext:value-type="float">
            <text:p>1135</text:p>
          </table:table-cell>
          <table:table-cell office:value-type="float" office:value="1000246" calcext:value-type="float">
            <text:p>1000246</text:p>
          </table:table-cell>
          <table:table-cell office:value-type="float" office:value="118721" calcext:value-type="float">
            <text:p>118721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36" calcext:value-type="float">
            <text:p>1136</text:p>
          </table:table-cell>
          <table:table-cell office:value-type="float" office:value="998243" calcext:value-type="float">
            <text:p>998243</text:p>
          </table:table-cell>
          <table:table-cell office:value-type="float" office:value="17600" calcext:value-type="float">
            <text:p>1760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72" calcext:value-type="float">
            <text:p>1172</text:p>
          </table:table-cell>
          <table:table-cell office:value-type="float" office:value="1011248" calcext:value-type="float">
            <text:p>1011248</text:p>
          </table:table-cell>
          <table:table-cell office:value-type="float" office:value="27520" calcext:value-type="float">
            <text:p>2752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office:value-type="float" office:value="1034958" calcext:value-type="float">
            <text:p>1034958</text:p>
          </table:table-cell>
          <table:table-cell office:value-type="float" office:value="118721" calcext:value-type="float">
            <text:p>118721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028260" calcext:value-type="float">
            <text:p>1028260</text:p>
          </table:table-cell>
          <table:table-cell office:value-type="float" office:value="27520" calcext:value-type="float">
            <text:p>27520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34" calcext:value-type="float">
            <text:p>934</text:p>
          </table:table-cell>
          <table:table-cell office:value-type="float" office:value="1079358" calcext:value-type="float">
            <text:p>1079358</text:p>
          </table:table-cell>
          <table:table-cell office:value-type="float" office:value="118722" calcext:value-type="float">
            <text:p>118722</text:p>
          </table:table-cell>
          <table:table-cell office:value-type="float" office:value="500" calcext:value-type="float">
            <text:p>500</text:p>
          </table:table-cell>
          <table:table-cell table:formula="of:=AVERAGE([.G90:.G100])" office:value-type="float" office:value="1005170.90909091" calcext:value-type="float">
            <text:p>1005170.90909091</text:p>
          </table:table-cell>
          <table:table-cell table:formula="of:=STDEV([.G90:.G100])" office:value-type="float" office:value="32988.0924712374" calcext:value-type="float">
            <text:p>32988.0924712374</text:p>
          </table:table-cell>
          <table:table-cell table:formula="of:=[.K100]/[.J100]" office:value-type="float" office:value="0.0328183915520121" calcext:value-type="float">
            <text:p>0.032818391552012</text:p>
          </table:table-cell>
          <table:table-cell table:formula="of:=([.J496]-[.J100])/[.J100]" office:value-type="float" office:value="0.434754017408166" calcext:value-type="float">
            <text:p>0.434754017408166</text:p>
          </table:table-cell>
          <table:table-cell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9657075" calcext:value-type="float">
            <text:p>9657075</text:p>
          </table:table-cell>
          <table:table-cell office:value-type="float" office:value="176001" calcext:value-type="float">
            <text:p>176001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9902828" calcext:value-type="float">
            <text:p>9902828</text:p>
          </table:table-cell>
          <table:table-cell office:value-type="float" office:value="275205" calcext:value-type="float">
            <text:p>275205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307557" calcext:value-type="float">
            <text:p>10307557</text:p>
          </table:table-cell>
          <table:table-cell office:value-type="float" office:value="1187233" calcext:value-type="float">
            <text:p>1187233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68677" calcext:value-type="float">
            <text:p>10068677</text:p>
          </table:table-cell>
          <table:table-cell office:value-type="float" office:value="176000" calcext:value-type="float">
            <text:p>176000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943619" calcext:value-type="float">
            <text:p>9943619</text:p>
          </table:table-cell>
          <table:table-cell office:value-type="float" office:value="275208" calcext:value-type="float">
            <text:p>275208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14" calcext:value-type="float">
            <text:p>114</text:p>
          </table:table-cell>
          <table:table-cell office:value-type="float" office:value="10406376" calcext:value-type="float">
            <text:p>10406376</text:p>
          </table:table-cell>
          <table:table-cell office:value-type="float" office:value="1187241" calcext:value-type="float">
            <text:p>1187241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349020" calcext:value-type="float">
            <text:p>10349020</text:p>
          </table:table-cell>
          <table:table-cell office:value-type="float" office:value="176002" calcext:value-type="float">
            <text:p>176002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87319" calcext:value-type="float">
            <text:p>10287319</text:p>
          </table:table-cell>
          <table:table-cell office:value-type="float" office:value="275207" calcext:value-type="float">
            <text:p>275207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716142" calcext:value-type="float">
            <text:p>10716142</text:p>
          </table:table-cell>
          <table:table-cell office:value-type="float" office:value="1187227" calcext:value-type="float">
            <text:p>1187227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957207" calcext:value-type="float">
            <text:p>10957207</text:p>
          </table:table-cell>
          <table:table-cell office:value-type="float" office:value="275203" calcext:value-type="float">
            <text:p>275203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13998" calcext:value-type="float">
            <text:p>12013998</text:p>
          </table:table-cell>
          <table:table-cell office:value-type="float" office:value="1187215" calcext:value-type="float">
            <text:p>1187215</text:p>
          </table:table-cell>
          <table:table-cell office:value-type="float" office:value="5000" calcext:value-type="float">
            <text:p>5000</text:p>
          </table:table-cell>
          <table:table-cell table:formula="of:=AVERAGE([.G101:.G111])" office:value-type="float" office:value="10419074.3636364" calcext:value-type="float">
            <text:p>10419074.3636364</text:p>
          </table:table-cell>
          <table:table-cell table:formula="of:=STDEV([.G101:.G111])" office:value-type="float" office:value="644396.712799852" calcext:value-type="float">
            <text:p>644396.712799852</text:p>
          </table:table-cell>
          <table:table-cell table:formula="of:=[.K111]/[.J111]" office:value-type="float" office:value="0.061847788998307" calcext:value-type="float">
            <text:p>0.061847788998307</text:p>
          </table:table-cell>
          <table:table-cell table:formula="of:=([.J507]-[.J111])/[.J111]" office:value-type="float" office:value="0.415578646150542" calcext:value-type="float">
            <text:p>0.415578646150542</text:p>
          </table:table-cell>
          <table:table-cell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7263956" calcext:value-type="float">
            <text:p>97263956</text:p>
          </table:table-cell>
          <table:table-cell office:value-type="float" office:value="1760034" calcext:value-type="float">
            <text:p>1760034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00820397" calcext:value-type="float">
            <text:p>100820397</text:p>
          </table:table-cell>
          <table:table-cell office:value-type="float" office:value="2752097" calcext:value-type="float">
            <text:p>2752097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1559590" calcext:value-type="float">
            <text:p>101559590</text:p>
          </table:table-cell>
          <table:table-cell office:value-type="float" office:value="11872112" calcext:value-type="float">
            <text:p>11872112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137134" calcext:value-type="float">
            <text:p>100137134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01043200" calcext:value-type="float">
            <text:p>101043200</text:p>
          </table:table-cell>
          <table:table-cell office:value-type="float" office:value="2752040" calcext:value-type="float">
            <text:p>2752040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4362792" calcext:value-type="float">
            <text:p>104362792</text:p>
          </table:table-cell>
          <table:table-cell office:value-type="float" office:value="11872059" calcext:value-type="float">
            <text:p>11872059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3420037" calcext:value-type="float">
            <text:p>103420037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2975448" calcext:value-type="float">
            <text:p>102975448</text:p>
          </table:table-cell>
          <table:table-cell office:value-type="float" office:value="2752016" calcext:value-type="float">
            <text:p>2752016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8820483" calcext:value-type="float">
            <text:p>108820483</text:p>
          </table:table-cell>
          <table:table-cell office:value-type="float" office:value="11860033" calcext:value-type="float">
            <text:p>11860033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2113408" calcext:value-type="float">
            <text:p>112113408</text:p>
          </table:table-cell>
          <table:table-cell office:value-type="float" office:value="2752000" calcext:value-type="float">
            <text:p>2752000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14795261" calcext:value-type="float">
            <text:p>114795261</text:p>
          </table:table-cell>
          <table:table-cell office:value-type="float" office:value="11872014" calcext:value-type="float">
            <text:p>11872014</text:p>
          </table:table-cell>
          <table:table-cell office:value-type="float" office:value="50000" calcext:value-type="float">
            <text:p>50000</text:p>
          </table:table-cell>
          <table:table-cell table:formula="of:=AVERAGE([.G112:.G122])" office:value-type="float" office:value="104301064.181818" calcext:value-type="float">
            <text:p>104301064.181818</text:p>
          </table:table-cell>
          <table:table-cell table:formula="of:=STDEV([.G112:.G122])" office:value-type="float" office:value="5396544.41838015" calcext:value-type="float">
            <text:p>5396544.41838015</text:p>
          </table:table-cell>
          <table:table-cell table:formula="of:=[.K122]/[.J122]" office:value-type="float" office:value="0.0517400705420691" calcext:value-type="float">
            <text:p>0.051740070542069</text:p>
          </table:table-cell>
          <table:table-cell table:formula="of:=([.J518]-[.J122])/[.J122]" office:value-type="float" office:value="0.410220150756485" calcext:value-type="float">
            <text:p>0.410220150756485</text:p>
          </table:table-cell>
          <table:table-cell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40721176" calcext:value-type="float">
            <text:p>1040721176</text:p>
          </table:table-cell>
          <table:table-cell office:value-type="float" office:value="17600000" calcext:value-type="float">
            <text:p>17600000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2332221" calcext:value-type="float">
            <text:p>1002332221</text:p>
          </table:table-cell>
          <table:table-cell office:value-type="float" office:value="27520104" calcext:value-type="float">
            <text:p>27520104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51688185" calcext:value-type="float">
            <text:p>1051688185</text:p>
          </table:table-cell>
          <table:table-cell office:value-type="float" office:value="118720144" calcext:value-type="float">
            <text:p>118720144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15505322" calcext:value-type="float">
            <text:p>1015505322</text:p>
          </table:table-cell>
          <table:table-cell office:value-type="float" office:value="17600000" calcext:value-type="float">
            <text:p>17600000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16991258" calcext:value-type="float">
            <text:p>1016991258</text:p>
          </table:table-cell>
          <table:table-cell office:value-type="float" office:value="27520024" calcext:value-type="float">
            <text:p>27520024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43030843" calcext:value-type="float">
            <text:p>1043030843</text:p>
          </table:table-cell>
          <table:table-cell office:value-type="float" office:value="118720016" calcext:value-type="float">
            <text:p>118720016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18427333" calcext:value-type="float">
            <text:p>1118427333</text:p>
          </table:table-cell>
          <table:table-cell office:value-type="float" office:value="17600000" calcext:value-type="float">
            <text:p>17600000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26763660" calcext:value-type="float">
            <text:p>1126763660</text:p>
          </table:table-cell>
          <table:table-cell office:value-type="float" office:value="27520016" calcext:value-type="float">
            <text:p>27520016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66944855" calcext:value-type="float">
            <text:p>1066944855</text:p>
          </table:table-cell>
          <table:table-cell office:value-type="float" office:value="118720016" calcext:value-type="float">
            <text:p>118720016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95670542" calcext:value-type="float">
            <text:p>1095670542</text:p>
          </table:table-cell>
          <table:table-cell office:value-type="float" office:value="27520016" calcext:value-type="float">
            <text:p>27520016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64963829" calcext:value-type="float">
            <text:p>1164963829</text:p>
          </table:table-cell>
          <table:table-cell office:value-type="float" office:value="118720032" calcext:value-type="float">
            <text:p>118720032</text:p>
          </table:table-cell>
          <table:table-cell office:value-type="float" office:value="500000" calcext:value-type="float">
            <text:p>500000</text:p>
          </table:table-cell>
          <table:table-cell table:formula="of:=AVERAGE([.G123:.G133])" office:value-type="float" office:value="1067549020.36364" calcext:value-type="float">
            <text:p>1067549020.36364</text:p>
          </table:table-cell>
          <table:table-cell table:formula="of:=STDEV([.G123:.G133])" office:value-type="float" office:value="52408120.8662025" calcext:value-type="float">
            <text:p>52408120.8662025</text:p>
          </table:table-cell>
          <table:table-cell table:formula="of:=[.K133]/[.J133]" office:value-type="float" office:value="0.0490920040827267" calcext:value-type="float">
            <text:p>0.049092004082727</text:p>
          </table:table-cell>
          <table:table-cell table:formula="of:=([.J529]-[.J133])/[.J133]" office:value-type="float" office:value="0.461599849119264" calcext:value-type="float">
            <text:p>0.461599849119264</text:p>
          </table:table-cell>
          <table:table-cell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547115" calcext:value-type="float">
            <text:p>13547115</text:p>
          </table:table-cell>
          <table:table-cell office:value-type="float" office:value="83.2" calcext:value-type="float">
            <text:p>83.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723402" calcext:value-type="float">
            <text:p>13723402</text:p>
          </table:table-cell>
          <table:table-cell office:value-type="float" office:value="80.4" calcext:value-type="float">
            <text:p>80.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3136550" calcext:value-type="float">
            <text:p>13136550</text:p>
          </table:table-cell>
          <table:table-cell office:value-type="float" office:value="83.2" calcext:value-type="float">
            <text:p>83.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270058" calcext:value-type="float">
            <text:p>13270058</text:p>
          </table:table-cell>
          <table:table-cell office:value-type="float" office:value="81.2" calcext:value-type="float">
            <text:p>81.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697246" calcext:value-type="float">
            <text:p>13697246</text:p>
          </table:table-cell>
          <table:table-cell office:value-type="float" office:value="81.1" calcext:value-type="float">
            <text:p>81.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3078803" calcext:value-type="float">
            <text:p>13078803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631508" calcext:value-type="float">
            <text:p>13631508</text:p>
          </table:table-cell>
          <table:table-cell office:value-type="float" office:value="80.6" calcext:value-type="float">
            <text:p>80.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3555477" calcext:value-type="float">
            <text:p>13555477</text:p>
          </table:table-cell>
          <table:table-cell office:value-type="float" office:value="79.8" calcext:value-type="float">
            <text:p>79.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3435322" calcext:value-type="float">
            <text:p>13435322</text:p>
          </table:table-cell>
          <table:table-cell office:value-type="float" office:value="80.9" calcext:value-type="float">
            <text:p>80.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2989730" calcext:value-type="float">
            <text:p>1298973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3181353" calcext:value-type="float">
            <text:p>13181353</text:p>
          </table:table-cell>
          <table:table-cell office:value-type="float" office:value="81.7" calcext:value-type="float">
            <text:p>81.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AVERAGE([.G134:.G144])" office:value-type="float" office:value="81.5545454545455" calcext:value-type="float">
            <text:p>81.5545454545455</text:p>
          </table:table-cell>
          <table:table-cell table:formula="of:=STDEV([.G134:.G144])" office:value-type="float" office:value="1.60646421458035" calcext:value-type="float">
            <text:p>1.60646421458035</text:p>
          </table:table-cell>
          <table:table-cell table:formula="of:=[.K144]/[.J144]" office:value-type="float" office:value="0.0196980340657495" calcext:value-type="float">
            <text:p>0.01969803406575</text:p>
          </table:table-cell>
          <table:table-cell table:formula="of:=([.J540]-[.J144])/[.J144]" office:value-type="float" office:value="-0.332627354809943" calcext:value-type="float">
            <text:p>-0.332627354809943</text:p>
          </table:table-cell>
          <table:table-cell table:formula="of:=([.J210]-[.J144])/[.J144]" office:value-type="float" office:value="0.429049158399286" calcext:value-type="float">
            <text:p>0.429049158399286</text:p>
          </table:table-cell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94363" calcext:value-type="float">
            <text:p>1294363</text:p>
          </table:table-cell>
          <table:table-cell office:value-type="float" office:value="887" calcext:value-type="float">
            <text:p>887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271553" calcext:value-type="float">
            <text:p>1271553</text:p>
          </table:table-cell>
          <table:table-cell office:value-type="float" office:value="914" calcext:value-type="float">
            <text:p>914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317068" calcext:value-type="float">
            <text:p>1317068</text:p>
          </table:table-cell>
          <table:table-cell office:value-type="float" office:value="906" calcext:value-type="float">
            <text:p>906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14134" calcext:value-type="float">
            <text:p>1314134</text:p>
          </table:table-cell>
          <table:table-cell office:value-type="float" office:value="899" calcext:value-type="float">
            <text:p>899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13521" calcext:value-type="float">
            <text:p>1313521</text:p>
          </table:table-cell>
          <table:table-cell office:value-type="float" office:value="917" calcext:value-type="float">
            <text:p>917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292599" calcext:value-type="float">
            <text:p>1292599</text:p>
          </table:table-cell>
          <table:table-cell office:value-type="float" office:value="906" calcext:value-type="float">
            <text:p>906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02608" calcext:value-type="float">
            <text:p>1302608</text:p>
          </table:table-cell>
          <table:table-cell office:value-type="float" office:value="951" calcext:value-type="float">
            <text:p>951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333450" calcext:value-type="float">
            <text:p>1333450</text:p>
          </table:table-cell>
          <table:table-cell office:value-type="float" office:value="884" calcext:value-type="float">
            <text:p>884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305519" calcext:value-type="float">
            <text:p>1305519</text:p>
          </table:table-cell>
          <table:table-cell office:value-type="float" office:value="937" calcext:value-type="float">
            <text:p>937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02555" calcext:value-type="float">
            <text:p>1302555</text:p>
          </table:table-cell>
          <table:table-cell office:value-type="float" office:value="912" calcext:value-type="float">
            <text:p>912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299910" calcext:value-type="float">
            <text:p>1299910</text:p>
          </table:table-cell>
          <table:table-cell office:value-type="float" office:value="921" calcext:value-type="float">
            <text:p>921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formula="of:=AVERAGE([.G145:.G155])" office:value-type="float" office:value="912.181818181818" calcext:value-type="float">
            <text:p>912.181818181818</text:p>
          </table:table-cell>
          <table:table-cell table:formula="of:=STDEV([.G145:.G155])" office:value-type="float" office:value="19.7626829242296" calcext:value-type="float">
            <text:p>19.7626829242296</text:p>
          </table:table-cell>
          <table:table-cell table:formula="of:=[.K155]/[.J155]" office:value-type="float" office:value="0.0216652892332595" calcext:value-type="float">
            <text:p>0.02166528923326</text:p>
          </table:table-cell>
          <table:table-cell table:formula="of:=([.J551]-[.J155])/[.J155]" office:value-type="float" office:value="-0.423360574048236" calcext:value-type="float">
            <text:p>-0.423360574048236</text:p>
          </table:table-cell>
          <table:table-cell table:formula="of:=([.J221]-[.J155])/[.J155]" office:value-type="float" office:value="0.359378114411003" calcext:value-type="float">
            <text:p>0.359378114411003</text:p>
          </table:table-cell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2257" calcext:value-type="float">
            <text:p>112257</text:p>
          </table:table-cell>
          <table:table-cell office:value-type="float" office:value="9861" calcext:value-type="float">
            <text:p>9861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10654" calcext:value-type="float">
            <text:p>110654</text:p>
          </table:table-cell>
          <table:table-cell office:value-type="float" office:value="9797" calcext:value-type="float">
            <text:p>9797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6076" calcext:value-type="float">
            <text:p>106076</text:p>
          </table:table-cell>
          <table:table-cell office:value-type="float" office:value="9660" calcext:value-type="float">
            <text:p>9660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2548" calcext:value-type="float">
            <text:p>112548</text:p>
          </table:table-cell>
          <table:table-cell office:value-type="float" office:value="9852" calcext:value-type="float">
            <text:p>985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15878" calcext:value-type="float">
            <text:p>115878</text:p>
          </table:table-cell>
          <table:table-cell office:value-type="float" office:value="9822" calcext:value-type="float">
            <text:p>982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15284" calcext:value-type="float">
            <text:p>115284</text:p>
          </table:table-cell>
          <table:table-cell office:value-type="float" office:value="10133" calcext:value-type="float">
            <text:p>10133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5468" calcext:value-type="float">
            <text:p>115468</text:p>
          </table:table-cell>
          <table:table-cell office:value-type="float" office:value="9687" calcext:value-type="float">
            <text:p>9687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23752" calcext:value-type="float">
            <text:p>123752</text:p>
          </table:table-cell>
          <table:table-cell office:value-type="float" office:value="9585" calcext:value-type="float">
            <text:p>9585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21104" calcext:value-type="float">
            <text:p>121104</text:p>
          </table:table-cell>
          <table:table-cell office:value-type="float" office:value="9685" calcext:value-type="float">
            <text:p>9685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19234" calcext:value-type="float">
            <text:p>119234</text:p>
          </table:table-cell>
          <table:table-cell office:value-type="float" office:value="10252" calcext:value-type="float">
            <text:p>1025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13696" calcext:value-type="float">
            <text:p>113696</text:p>
          </table:table-cell>
          <table:table-cell office:value-type="float" office:value="9748" calcext:value-type="float">
            <text:p>9748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formula="of:=AVERAGE([.G156:.G166])" office:value-type="float" office:value="9825.63636363637" calcext:value-type="float">
            <text:p>9825.63636363637</text:p>
          </table:table-cell>
          <table:table-cell table:formula="of:=STDEV([.G156:.G166])" office:value-type="float" office:value="202.337476868361" calcext:value-type="float">
            <text:p>202.337476868361</text:p>
          </table:table-cell>
          <table:table-cell table:formula="of:=[.K166]/[.J166]" office:value-type="float" office:value="0.0205928114353174" calcext:value-type="float">
            <text:p>0.020592811435317</text:p>
          </table:table-cell>
          <table:table-cell table:formula="of:=([.J562]-[.J166])/[.J166]" office:value-type="float" office:value="-0.361364519531467" calcext:value-type="float">
            <text:p>-0.361364519531467</text:p>
          </table:table-cell>
          <table:table-cell table:formula="of:=([.J232]-[.J166])/[.J166]" office:value-type="float" office:value="0.302418534075979" calcext:value-type="float">
            <text:p>0.302418534075979</text:p>
          </table:table-cell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2611" calcext:value-type="float">
            <text:p>102611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235" calcext:value-type="float">
            <text:p>103235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949" calcext:value-type="float">
            <text:p>106949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952" calcext:value-type="float">
            <text:p>9952</text:p>
          </table:table-cell>
          <table:table-cell office:value-type="float" office:value="105001" calcext:value-type="float">
            <text:p>105001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4672" calcext:value-type="float">
            <text:p>104672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8168" calcext:value-type="float">
            <text:p>108168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4451" calcext:value-type="float">
            <text:p>104451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046" calcext:value-type="float">
            <text:p>103046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2547" calcext:value-type="float">
            <text:p>102547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5658" calcext:value-type="float">
            <text:p>105658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788" calcext:value-type="float">
            <text:p>106788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formula="of:=AVERAGE([.G167:.G177])" office:value-type="float" office:value="104829.636363636" calcext:value-type="float">
            <text:p>104829.636363636</text:p>
          </table:table-cell>
          <table:table-cell table:formula="of:=STDEV([.G167:.G177])" office:value-type="float" office:value="1902.95371844547" calcext:value-type="float">
            <text:p>1902.95371844547</text:p>
          </table:table-cell>
          <table:table-cell table:formula="of:=[.K177]/[.J177]" office:value-type="float" office:value="0.0181528218970869" calcext:value-type="float">
            <text:p>0.018152821897087</text:p>
          </table:table-cell>
          <table:table-cell table:formula="of:=([.J573]-[.J177])/[.J177]" office:value-type="float" office:value="-0.36738396324426" calcext:value-type="float">
            <text:p>-0.36738396324426</text:p>
          </table:table-cell>
          <table:table-cell table:formula="of:=([.J243]-[.J177])/[.J177]" office:value-type="float" office:value="0.280627615715889" calcext:value-type="float">
            <text:p>0.280627615715889</text:p>
          </table:table-cell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51" calcext:value-type="float">
            <text:p>951</text:p>
          </table:table-cell>
          <table:table-cell office:value-type="float" office:value="1212706" calcext:value-type="float">
            <text:p>12127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93" calcext:value-type="float">
            <text:p>993</text:p>
          </table:table-cell>
          <table:table-cell office:value-type="float" office:value="1197358" calcext:value-type="float">
            <text:p>1197358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58" calcext:value-type="float">
            <text:p>1058</text:p>
          </table:table-cell>
          <table:table-cell office:value-type="float" office:value="1109798" calcext:value-type="float">
            <text:p>1109798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56" calcext:value-type="float">
            <text:p>956</text:p>
          </table:table-cell>
          <table:table-cell office:value-type="float" office:value="1236996" calcext:value-type="float">
            <text:p>1236996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94" calcext:value-type="float">
            <text:p>994</text:p>
          </table:table-cell>
          <table:table-cell office:value-type="float" office:value="1186374" calcext:value-type="float">
            <text:p>1186374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38" calcext:value-type="float">
            <text:p>1038</text:p>
          </table:table-cell>
          <table:table-cell office:value-type="float" office:value="1104019" calcext:value-type="float">
            <text:p>1104019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52" calcext:value-type="float">
            <text:p>952</text:p>
          </table:table-cell>
          <table:table-cell office:value-type="float" office:value="1236934" calcext:value-type="float">
            <text:p>1236934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82" calcext:value-type="float">
            <text:p>982</text:p>
          </table:table-cell>
          <table:table-cell office:value-type="float" office:value="1165705" calcext:value-type="float">
            <text:p>1165705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38" calcext:value-type="float">
            <text:p>1038</text:p>
          </table:table-cell>
          <table:table-cell office:value-type="float" office:value="1095198" calcext:value-type="float">
            <text:p>1095198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80" calcext:value-type="float">
            <text:p>980</text:p>
          </table:table-cell>
          <table:table-cell office:value-type="float" office:value="1170605" calcext:value-type="float">
            <text:p>1170605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76" calcext:value-type="float">
            <text:p>976</text:p>
          </table:table-cell>
          <table:table-cell office:value-type="float" office:value="1108038" calcext:value-type="float">
            <text:p>1108038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formula="of:=AVERAGE([.G178:.G188])" office:value-type="float" office:value="1165793.72727273" calcext:value-type="float">
            <text:p>1165793.72727273</text:p>
          </table:table-cell>
          <table:table-cell table:formula="of:=STDEV([.G178:.G188])" office:value-type="float" office:value="53893.9604020542" calcext:value-type="float">
            <text:p>53893.9604020542</text:p>
          </table:table-cell>
          <table:table-cell table:formula="of:=[.K188]/[.J188]" office:value-type="float" office:value="0.0462294136100169" calcext:value-type="float">
            <text:p>0.046229413610017</text:p>
          </table:table-cell>
          <table:table-cell table:formula="of:=([.J584]-[.J188])/[.J188]" office:value-type="float" office:value="-0.352592159021427" calcext:value-type="float">
            <text:p>-0.352592159021427</text:p>
          </table:table-cell>
          <table:table-cell table:formula="of:=([.J254]-[.J188])/[.J188]" office:value-type="float" office:value="0.268177958505212" calcext:value-type="float">
            <text:p>0.268177958505212</text:p>
          </table:table-cell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12810912" calcext:value-type="float">
            <text:p>12810912</text:p>
          </table:table-cell>
          <table:table-cell office:value-type="float" office:value="4800002" calcext:value-type="float">
            <text:p>4800002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2398442" calcext:value-type="float">
            <text:p>12398442</text:p>
          </table:table-cell>
          <table:table-cell office:value-type="float" office:value="4800001" calcext:value-type="float">
            <text:p>4800001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8" calcext:value-type="float">
            <text:p>98</text:p>
          </table:table-cell>
          <table:table-cell office:value-type="float" office:value="12444754" calcext:value-type="float">
            <text:p>12444754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3718404" calcext:value-type="float">
            <text:p>13718404</text:p>
          </table:table-cell>
          <table:table-cell office:value-type="float" office:value="4800001" calcext:value-type="float">
            <text:p>4800001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3759650" calcext:value-type="float">
            <text:p>13759650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1" calcext:value-type="float">
            <text:p>91</text:p>
          </table:table-cell>
          <table:table-cell office:value-type="float" office:value="12873216" calcext:value-type="float">
            <text:p>12873216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4287892" calcext:value-type="float">
            <text:p>14287892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4074045" calcext:value-type="float">
            <text:p>14074045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1" calcext:value-type="float">
            <text:p>91</text:p>
          </table:table-cell>
          <table:table-cell office:value-type="float" office:value="13080497" calcext:value-type="float">
            <text:p>13080497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3460725" calcext:value-type="float">
            <text:p>13460725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2868683" calcext:value-type="float">
            <text:p>12868683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formula="of:=AVERAGE([.G189:.G199])" office:value-type="float" office:value="13252474.5454545" calcext:value-type="float">
            <text:p>13252474.5454545</text:p>
          </table:table-cell>
          <table:table-cell table:formula="of:=STDEV([.G189:.G199])" office:value-type="float" office:value="645152.973152936" calcext:value-type="float">
            <text:p>645152.973152936</text:p>
          </table:table-cell>
          <table:table-cell table:formula="of:=[.K199]/[.J199]" office:value-type="float" office:value="0.0486816987227654" calcext:value-type="float">
            <text:p>0.048681698722766</text:p>
          </table:table-cell>
          <table:table-cell table:formula="of:=([.J595]-[.J199])/[.J199]" office:value-type="float" office:value="-0.310525368778469" calcext:value-type="float">
            <text:p>-0.310525368778469</text:p>
          </table:table-cell>
          <table:table-cell table:formula="of:=([.J265]-[.J199])/[.J199]" office:value-type="float" office:value="0.46581496066395" calcext:value-type="float">
            <text:p>0.46581496066395</text:p>
          </table:table-cell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564626" calcext:value-type="float">
            <text:p>9564626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156540" calcext:value-type="float">
            <text:p>10156540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11002" calcext:value-type="float">
            <text:p>10011002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962330" calcext:value-type="float">
            <text:p>9962330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96646" calcext:value-type="float">
            <text:p>10096646</text:p>
          </table:table-cell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210627" calcext:value-type="float">
            <text:p>10210627</text:p>
          </table:table-cell>
          <table:table-cell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247150" calcext:value-type="float">
            <text:p>10247150</text:p>
          </table:table-cell>
          <table:table-cell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974355" calcext:value-type="float">
            <text:p>9974355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860271" calcext:value-type="float">
            <text:p>9860271</text:p>
          </table:table-cell>
          <table:table-cell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110207" calcext:value-type="float">
            <text:p>10110207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0214394" calcext:value-type="float">
            <text:p>10214394</text:p>
          </table:table-cell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AVERAGE([.G200:.G210])" office:value-type="float" office:value="116.545454545455" calcext:value-type="float">
            <text:p>116.545454545455</text:p>
          </table:table-cell>
          <table:table-cell table:formula="of:=STDEV([.G200:.G210])" office:value-type="float" office:value="1.21355975243384" calcext:value-type="float">
            <text:p>1.21355975243384</text:p>
          </table:table-cell>
          <table:table-cell table:formula="of:=[.K210]/[.J210]" office:value-type="float" office:value="0.0104127591862498" calcext:value-type="float">
            <text:p>0.01041275918625</text:p>
          </table:table-cell>
          <table:table-cell table:formula="of:=([.J606]-[.J210])/[.J210]" office:value-type="float" office:value="0.669266770670827" calcext:value-type="float">
            <text:p>0.669266770670827</text:p>
          </table:table-cell>
          <table:table-cell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83" calcext:value-type="float">
            <text:p>1183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84098" calcext:value-type="float">
            <text:p>984098</text:p>
          </table:table-cell>
          <table:table-cell office:value-type="float" office:value="1261" calcext:value-type="float">
            <text:p>1261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849756" calcext:value-type="float">
            <text:p>849756</text:p>
          </table:table-cell>
          <table:table-cell office:value-type="float" office:value="1204" calcext:value-type="float">
            <text:p>1204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64505" calcext:value-type="float">
            <text:p>864505</text:p>
          </table:table-cell>
          <table:table-cell office:value-type="float" office:value="1299" calcext:value-type="float">
            <text:p>1299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3" calcext:value-type="float">
            <text:p>1173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86" calcext:value-type="float">
            <text:p>1186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02307" calcext:value-type="float">
            <text:p>902307</text:p>
          </table:table-cell>
          <table:table-cell office:value-type="float" office:value="1263" calcext:value-type="float">
            <text:p>1263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76178" calcext:value-type="float">
            <text:p>976178</text:p>
          </table:table-cell>
          <table:table-cell office:value-type="float" office:value="1249" calcext:value-type="float">
            <text:p>1249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63181" calcext:value-type="float">
            <text:p>963181</text:p>
          </table:table-cell>
          <table:table-cell office:value-type="float" office:value="1229" calcext:value-type="float">
            <text:p>1229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55662" calcext:value-type="float">
            <text:p>955662</text:p>
          </table:table-cell>
          <table:table-cell office:value-type="float" office:value="1277" calcext:value-type="float">
            <text:p>1277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38365" calcext:value-type="float">
            <text:p>938365</text:p>
          </table:table-cell>
          <table:table-cell office:value-type="float" office:value="1316" calcext:value-type="float">
            <text:p>1316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formula="of:=AVERAGE([.G211:.G221])" office:value-type="float" office:value="1240" calcext:value-type="float">
            <text:p>1240</text:p>
          </table:table-cell>
          <table:table-cell table:formula="of:=STDEV([.G211:.G221])" office:value-type="float" office:value="48.7319197241397" calcext:value-type="float">
            <text:p>48.7319197241397</text:p>
          </table:table-cell>
          <table:table-cell table:formula="of:=[.K221]/[.J221]" office:value-type="float" office:value="0.039299935261403" calcext:value-type="float">
            <text:p>0.039299935261403</text:p>
          </table:table-cell>
          <table:table-cell table:formula="of:=([.J617]-[.J221])/[.J221]" office:value-type="float" office:value="0.663856304985337" calcext:value-type="float">
            <text:p>0.663856304985337</text:p>
          </table:table-cell>
          <table:table-cell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9559" calcext:value-type="float">
            <text:p>89559</text:p>
          </table:table-cell>
          <table:table-cell office:value-type="float" office:value="12868" calcext:value-type="float">
            <text:p>12868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3849" calcext:value-type="float">
            <text:p>93849</text:p>
          </table:table-cell>
          <table:table-cell office:value-type="float" office:value="12796" calcext:value-type="float">
            <text:p>12796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3117" calcext:value-type="float">
            <text:p>93117</text:p>
          </table:table-cell>
          <table:table-cell office:value-type="float" office:value="12900" calcext:value-type="float">
            <text:p>12900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1035" calcext:value-type="float">
            <text:p>91035</text:p>
          </table:table-cell>
          <table:table-cell office:value-type="float" office:value="12661" calcext:value-type="float">
            <text:p>12661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1699" calcext:value-type="float">
            <text:p>91699</text:p>
          </table:table-cell>
          <table:table-cell office:value-type="float" office:value="12667" calcext:value-type="float">
            <text:p>12667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9545" calcext:value-type="float">
            <text:p>89545</text:p>
          </table:table-cell>
          <table:table-cell office:value-type="float" office:value="12512" calcext:value-type="float">
            <text:p>1251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9154" calcext:value-type="float">
            <text:p>89154</text:p>
          </table:table-cell>
          <table:table-cell office:value-type="float" office:value="12773" calcext:value-type="float">
            <text:p>12773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9906" calcext:value-type="float">
            <text:p>89906</text:p>
          </table:table-cell>
          <table:table-cell office:value-type="float" office:value="12732" calcext:value-type="float">
            <text:p>1273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2410" calcext:value-type="float">
            <text:p>92410</text:p>
          </table:table-cell>
          <table:table-cell office:value-type="float" office:value="12732" calcext:value-type="float">
            <text:p>1273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3614" calcext:value-type="float">
            <text:p>93614</text:p>
          </table:table-cell>
          <table:table-cell office:value-type="float" office:value="12882" calcext:value-type="float">
            <text:p>1288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87417" calcext:value-type="float">
            <text:p>87417</text:p>
          </table:table-cell>
          <table:table-cell office:value-type="float" office:value="13245" calcext:value-type="float">
            <text:p>13245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formula="of:=AVERAGE([.G222:.G232])" office:value-type="float" office:value="12797.0909090909" calcext:value-type="float">
            <text:p>12797.0909090909</text:p>
          </table:table-cell>
          <table:table-cell table:formula="of:=STDEV([.G222:.G232])" office:value-type="float" office:value="186.876137880391" calcext:value-type="float">
            <text:p>186.876137880391</text:p>
          </table:table-cell>
          <table:table-cell table:formula="of:=[.K232]/[.J232]" office:value-type="float" office:value="0.0146030171394372" calcext:value-type="float">
            <text:p>0.014603017139437</text:p>
          </table:table-cell>
          <table:table-cell table:formula="of:=([.J628]-[.J232])/[.J232]" office:value-type="float" office:value="0.605585076153671" calcext:value-type="float">
            <text:p>0.605585076153671</text:p>
          </table:table-cell>
          <table:table-cell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664" calcext:value-type="float">
            <text:p>9664</text:p>
          </table:table-cell>
          <table:table-cell office:value-type="float" office:value="133780" calcext:value-type="float">
            <text:p>133780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448" calcext:value-type="float">
            <text:p>9448</text:p>
          </table:table-cell>
          <table:table-cell office:value-type="float" office:value="132982" calcext:value-type="float">
            <text:p>132982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130" calcext:value-type="float">
            <text:p>9130</text:p>
          </table:table-cell>
          <table:table-cell office:value-type="float" office:value="132014" calcext:value-type="float">
            <text:p>132014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892" calcext:value-type="float">
            <text:p>7892</text:p>
          </table:table-cell>
          <table:table-cell office:value-type="float" office:value="135474" calcext:value-type="float">
            <text:p>135474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676" calcext:value-type="float">
            <text:p>8676</text:p>
          </table:table-cell>
          <table:table-cell office:value-type="float" office:value="133262" calcext:value-type="float">
            <text:p>133262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302" calcext:value-type="float">
            <text:p>9302</text:p>
          </table:table-cell>
          <table:table-cell office:value-type="float" office:value="132445" calcext:value-type="float">
            <text:p>132445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528" calcext:value-type="float">
            <text:p>8528</text:p>
          </table:table-cell>
          <table:table-cell office:value-type="float" office:value="132116" calcext:value-type="float">
            <text:p>132116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168" calcext:value-type="float">
            <text:p>9168</text:p>
          </table:table-cell>
          <table:table-cell office:value-type="float" office:value="136024" calcext:value-type="float">
            <text:p>136024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336" calcext:value-type="float">
            <text:p>9336</text:p>
          </table:table-cell>
          <table:table-cell office:value-type="float" office:value="134422" calcext:value-type="float">
            <text:p>134422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267" calcext:value-type="float">
            <text:p>9267</text:p>
          </table:table-cell>
          <table:table-cell office:value-type="float" office:value="136929" calcext:value-type="float">
            <text:p>136929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8983" calcext:value-type="float">
            <text:p>8983</text:p>
          </table:table-cell>
          <table:table-cell office:value-type="float" office:value="137277" calcext:value-type="float">
            <text:p>137277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formula="of:=AVERAGE([.G233:.G243])" office:value-type="float" office:value="134247.727272727" calcext:value-type="float">
            <text:p>134247.727272727</text:p>
          </table:table-cell>
          <table:table-cell table:formula="of:=STDEV([.G233:.G243])" office:value-type="float" office:value="1913.92513390201" calcext:value-type="float">
            <text:p>1913.92513390201</text:p>
          </table:table-cell>
          <table:table-cell table:formula="of:=[.K243]/[.J243]" office:value-type="float" office:value="0.0142566669304861" calcext:value-type="float">
            <text:p>0.014256666930486</text:p>
          </table:table-cell>
          <table:table-cell table:formula="of:=([.J639]-[.J243])/[.J243]" office:value-type="float" office:value="0.573259747075454" calcext:value-type="float">
            <text:p>0.573259747075454</text:p>
          </table:table-cell>
          <table:table-cell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57" calcext:value-type="float">
            <text:p>757</text:p>
          </table:table-cell>
          <table:table-cell office:value-type="float" office:value="1565957" calcext:value-type="float">
            <text:p>1565957</text:p>
          </table:table-cell>
          <table:table-cell office:value-type="float" office:value="480006" calcext:value-type="float">
            <text:p>480006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66" calcext:value-type="float">
            <text:p>766</text:p>
          </table:table-cell>
          <table:table-cell office:value-type="float" office:value="1533118" calcext:value-type="float">
            <text:p>1533118</text:p>
          </table:table-cell>
          <table:table-cell office:value-type="float" office:value="480002" calcext:value-type="float">
            <text:p>480002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801" calcext:value-type="float">
            <text:p>801</text:p>
          </table:table-cell>
          <table:table-cell office:value-type="float" office:value="1418853" calcext:value-type="float">
            <text:p>1418853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54" calcext:value-type="float">
            <text:p>754</text:p>
          </table:table-cell>
          <table:table-cell office:value-type="float" office:value="1513766" calcext:value-type="float">
            <text:p>1513766</text:p>
          </table:table-cell>
          <table:table-cell office:value-type="float" office:value="480003" calcext:value-type="float">
            <text:p>480003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799" calcext:value-type="float">
            <text:p>799</text:p>
          </table:table-cell>
          <table:table-cell office:value-type="float" office:value="1492433" calcext:value-type="float">
            <text:p>1492433</text:p>
          </table:table-cell>
          <table:table-cell office:value-type="float" office:value="480003" calcext:value-type="float">
            <text:p>480003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1415217" calcext:value-type="float">
            <text:p>1415217</text:p>
          </table:table-cell>
          <table:table-cell office:value-type="float" office:value="480001" calcext:value-type="float">
            <text:p>480001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64" calcext:value-type="float">
            <text:p>764</text:p>
          </table:table-cell>
          <table:table-cell office:value-type="float" office:value="1535682" calcext:value-type="float">
            <text:p>1535682</text:p>
          </table:table-cell>
          <table:table-cell office:value-type="float" office:value="480005" calcext:value-type="float">
            <text:p>480005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96" calcext:value-type="float">
            <text:p>796</text:p>
          </table:table-cell>
          <table:table-cell office:value-type="float" office:value="1464704" calcext:value-type="float">
            <text:p>1464704</text:p>
          </table:table-cell>
          <table:table-cell office:value-type="float" office:value="480004" calcext:value-type="float">
            <text:p>480004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844" calcext:value-type="float">
            <text:p>844</text:p>
          </table:table-cell>
          <table:table-cell office:value-type="float" office:value="1413540" calcext:value-type="float">
            <text:p>1413540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778" calcext:value-type="float">
            <text:p>778</text:p>
          </table:table-cell>
          <table:table-cell office:value-type="float" office:value="1491872" calcext:value-type="float">
            <text:p>1491872</text:p>
          </table:table-cell>
          <table:table-cell office:value-type="float" office:value="480002" calcext:value-type="float">
            <text:p>480002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790" calcext:value-type="float">
            <text:p>790</text:p>
          </table:table-cell>
          <table:table-cell office:value-type="float" office:value="1417631" calcext:value-type="float">
            <text:p>1417631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formula="of:=AVERAGE([.G244:.G254])" office:value-type="float" office:value="1478433.90909091" calcext:value-type="float">
            <text:p>1478433.90909091</text:p>
          </table:table-cell>
          <table:table-cell table:formula="of:=STDEV([.G244:.G254])" office:value-type="float" office:value="55853.2761374918" calcext:value-type="float">
            <text:p>55853.2761374918</text:p>
          </table:table-cell>
          <table:table-cell table:formula="of:=[.K254]/[.J254]" office:value-type="float" office:value="0.0377786763372034" calcext:value-type="float">
            <text:p>0.037778676337203</text:p>
          </table:table-cell>
          <table:table-cell table:formula="of:=([.J650]-[.J254])/[.J254]" office:value-type="float" office:value="0.52190681134146" calcext:value-type="float">
            <text:p>0.52190681134146</text:p>
          </table:table-cell>
          <table:table-cell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3754601" calcext:value-type="float">
            <text:p>23754601</text:p>
          </table:table-cell>
          <table:table-cell office:value-type="float" office:value="4800003" calcext:value-type="float">
            <text:p>4800003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3294807" calcext:value-type="float">
            <text:p>23294807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1" calcext:value-type="float">
            <text:p>51</text:p>
          </table:table-cell>
          <table:table-cell office:value-type="float" office:value="22310643" calcext:value-type="float">
            <text:p>22310643</text:p>
          </table:table-cell>
          <table:table-cell office:value-type="float" office:value="4800001" calcext:value-type="float">
            <text:p>4800001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9465011" calcext:value-type="float">
            <text:p>19465011</text:p>
          </table:table-cell>
          <table:table-cell office:value-type="float" office:value="4800001" calcext:value-type="float">
            <text:p>4800001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7833988" calcext:value-type="float">
            <text:p>17833988</text:p>
          </table:table-cell>
          <table:table-cell office:value-type="float" office:value="4800002" calcext:value-type="float">
            <text:p>4800002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7" calcext:value-type="float">
            <text:p>67</text:p>
          </table:table-cell>
          <table:table-cell office:value-type="float" office:value="17051033" calcext:value-type="float">
            <text:p>17051033</text:p>
          </table:table-cell>
          <table:table-cell office:value-type="float" office:value="4800001" calcext:value-type="float">
            <text:p>4800001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8773292" calcext:value-type="float">
            <text:p>18773292</text:p>
          </table:table-cell>
          <table:table-cell office:value-type="float" office:value="4800001" calcext:value-type="float">
            <text:p>4800001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8039310" calcext:value-type="float">
            <text:p>18039310</text:p>
          </table:table-cell>
          <table:table-cell office:value-type="float" office:value="4800002" calcext:value-type="float">
            <text:p>4800002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9" calcext:value-type="float">
            <text:p>69</text:p>
          </table:table-cell>
          <table:table-cell office:value-type="float" office:value="17374887" calcext:value-type="float">
            <text:p>17374887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18315245" calcext:value-type="float">
            <text:p>18315245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69" calcext:value-type="float">
            <text:p>69</text:p>
          </table:table-cell>
          <table:table-cell office:value-type="float" office:value="17469613" calcext:value-type="float">
            <text:p>17469613</text:p>
          </table:table-cell>
          <table:table-cell office:value-type="float" office:value="4800001" calcext:value-type="float">
            <text:p>4800001</text:p>
          </table:table-cell>
          <table:table-cell office:value-type="float" office:value="100000" calcext:value-type="float">
            <text:p>100000</text:p>
          </table:table-cell>
          <table:table-cell table:formula="of:=AVERAGE([.G255:.G265])" office:value-type="float" office:value="19425675.4545455" calcext:value-type="float">
            <text:p>19425675.4545455</text:p>
          </table:table-cell>
          <table:table-cell table:formula="of:=STDEV([.G255:.G265])" office:value-type="float" office:value="2486349.50899009" calcext:value-type="float">
            <text:p>2486349.50899009</text:p>
          </table:table-cell>
          <table:table-cell table:formula="of:=[.K265]/[.J265]" office:value-type="float" office:value="0.127992950093702" calcext:value-type="float">
            <text:p>0.127992950093702</text:p>
          </table:table-cell>
          <table:table-cell table:formula="of:=([.J661]-[.J265])/[.J265]" office:value-type="float" office:value="0.334692520110334" calcext:value-type="float">
            <text:p>0.334692520110334</text:p>
          </table:table-cell>
          <table:table-cell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513157" calcext:value-type="float">
            <text:p>8513157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535813" calcext:value-type="float">
            <text:p>8535813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8166559" calcext:value-type="float">
            <text:p>8166559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61084" calcext:value-type="float">
            <text:p>6061084</text:p>
          </table:table-cell>
          <table:table-cell office:value-type="float" office:value="198" calcext:value-type="float">
            <text:p>19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783700" calcext:value-type="float">
            <text:p>4783700</text:p>
          </table:table-cell>
          <table:table-cell office:value-type="float" office:value="213" calcext:value-type="float">
            <text:p>21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642875" calcext:value-type="float">
            <text:p>5642875</text:p>
          </table:table-cell>
          <table:table-cell office:value-type="float" office:value="196" calcext:value-type="float">
            <text:p>19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26378" calcext:value-type="float">
            <text:p>3426378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767832" calcext:value-type="float">
            <text:p>3767832</text:p>
          </table:table-cell>
          <table:table-cell office:value-type="float" office:value="320" calcext:value-type="float">
            <text:p>32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745089" calcext:value-type="float">
            <text:p>3745089</text:p>
          </table:table-cell>
          <table:table-cell office:value-type="float" office:value="317" calcext:value-type="float">
            <text:p>31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799196" calcext:value-type="float">
            <text:p>1799196</text:p>
          </table:table-cell>
          <table:table-cell office:value-type="float" office:value="644" calcext:value-type="float">
            <text:p>64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90388" calcext:value-type="float">
            <text:p>1990388</text:p>
          </table:table-cell>
          <table:table-cell office:value-type="float" office:value="585" calcext:value-type="float">
            <text:p>58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AVERAGE([.G266:.G276])" office:value-type="float" office:value="294.727272727273" calcext:value-type="float">
            <text:p>294.727272727273</text:p>
          </table:table-cell>
          <table:table-cell table:formula="of:=STDEV([.G266:.G276])" office:value-type="float" office:value="173.997178660512" calcext:value-type="float">
            <text:p>173.997178660512</text:p>
          </table:table-cell>
          <table:table-cell table:formula="of:=[.K276]/[.J276]" office:value-type="float" office:value="0.590366738206549" calcext:value-type="float">
            <text:p>0.590366738206549</text:p>
          </table:table-cell>
          <table:table-cell table:formula="of:=([.J672]-[.J276])/[.J276]" office:value-type="float" office:value="-0.066933991363356" calcext:value-type="float">
            <text:p>-0.066933991363356</text:p>
          </table:table-cell>
          <table:table-cell table:formula="of:=([.J342]-[.J276])/[.J276]" office:value-type="float" office:value="0.133559531153609" calcext:value-type="float">
            <text:p>0.133559531153609</text:p>
          </table:table-cell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54137" calcext:value-type="float">
            <text:p>854137</text:p>
          </table:table-cell>
          <table:table-cell office:value-type="float" office:value="1405" calcext:value-type="float">
            <text:p>1405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71389" calcext:value-type="float">
            <text:p>871389</text:p>
          </table:table-cell>
          <table:table-cell office:value-type="float" office:value="1425" calcext:value-type="float">
            <text:p>1425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08688" calcext:value-type="float">
            <text:p>908688</text:p>
          </table:table-cell>
          <table:table-cell office:value-type="float" office:value="1423" calcext:value-type="float">
            <text:p>1423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1364" calcext:value-type="float">
            <text:p>601364</text:p>
          </table:table-cell>
          <table:table-cell office:value-type="float" office:value="2036" calcext:value-type="float">
            <text:p>2036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27020" calcext:value-type="float">
            <text:p>527020</text:p>
          </table:table-cell>
          <table:table-cell office:value-type="float" office:value="2098" calcext:value-type="float">
            <text:p>2098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68362" calcext:value-type="float">
            <text:p>568362</text:p>
          </table:table-cell>
          <table:table-cell office:value-type="float" office:value="2027" calcext:value-type="float">
            <text:p>2027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4560" calcext:value-type="float">
            <text:p>374560</text:p>
          </table:table-cell>
          <table:table-cell office:value-type="float" office:value="3271" calcext:value-type="float">
            <text:p>3271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61082" calcext:value-type="float">
            <text:p>361082</text:p>
          </table:table-cell>
          <table:table-cell office:value-type="float" office:value="3316" calcext:value-type="float">
            <text:p>3316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17280" calcext:value-type="float">
            <text:p>317280</text:p>
          </table:table-cell>
          <table:table-cell office:value-type="float" office:value="3351" calcext:value-type="float">
            <text:p>3351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83156" calcext:value-type="float">
            <text:p>183156</text:p>
          </table:table-cell>
          <table:table-cell office:value-type="float" office:value="6064" calcext:value-type="float">
            <text:p>6064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89055" calcext:value-type="float">
            <text:p>189055</text:p>
          </table:table-cell>
          <table:table-cell office:value-type="float" office:value="6076" calcext:value-type="float">
            <text:p>6076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formula="of:=AVERAGE([.G277:.G287])" office:value-type="float" office:value="2953.81818181818" calcext:value-type="float">
            <text:p>2953.81818181818</text:p>
          </table:table-cell>
          <table:table-cell table:formula="of:=STDEV([.G277:.G287])" office:value-type="float" office:value="1712.4286156323" calcext:value-type="float">
            <text:p>1712.4286156323</text:p>
          </table:table-cell>
          <table:table-cell table:formula="of:=[.K287]/[.J287]" office:value-type="float" office:value="0.579733927488469" calcext:value-type="float">
            <text:p>0.579733927488469</text:p>
          </table:table-cell>
          <table:table-cell table:formula="of:=([.J683]-[.J287])/[.J287]" office:value-type="float" office:value="-0.0420718946202143" calcext:value-type="float">
            <text:p>-0.042071894620214</text:p>
          </table:table-cell>
          <table:table-cell table:formula="of:=([.J353]-[.J287])/[.J287]" office:value-type="float" office:value="0.141850301612705" calcext:value-type="float">
            <text:p>0.141850301612705</text:p>
          </table:table-cell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4830" calcext:value-type="float">
            <text:p>74830</text:p>
          </table:table-cell>
          <table:table-cell office:value-type="float" office:value="15070" calcext:value-type="float">
            <text:p>15070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3578" calcext:value-type="float">
            <text:p>73578</text:p>
          </table:table-cell>
          <table:table-cell office:value-type="float" office:value="15320" calcext:value-type="float">
            <text:p>15320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75338" calcext:value-type="float">
            <text:p>75338</text:p>
          </table:table-cell>
          <table:table-cell office:value-type="float" office:value="15470" calcext:value-type="float">
            <text:p>15470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134" calcext:value-type="float">
            <text:p>50134</text:p>
          </table:table-cell>
          <table:table-cell office:value-type="float" office:value="23240" calcext:value-type="float">
            <text:p>23240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3394" calcext:value-type="float">
            <text:p>53394</text:p>
          </table:table-cell>
          <table:table-cell office:value-type="float" office:value="22090" calcext:value-type="float">
            <text:p>22090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5198" calcext:value-type="float">
            <text:p>55198</text:p>
          </table:table-cell>
          <table:table-cell office:value-type="float" office:value="22258" calcext:value-type="float">
            <text:p>22258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505" calcext:value-type="float">
            <text:p>33505</text:p>
          </table:table-cell>
          <table:table-cell office:value-type="float" office:value="36896" calcext:value-type="float">
            <text:p>36896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2757" calcext:value-type="float">
            <text:p>32757</text:p>
          </table:table-cell>
          <table:table-cell office:value-type="float" office:value="35339" calcext:value-type="float">
            <text:p>35339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2246" calcext:value-type="float">
            <text:p>32246</text:p>
          </table:table-cell>
          <table:table-cell office:value-type="float" office:value="36295" calcext:value-type="float">
            <text:p>36295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8576" calcext:value-type="float">
            <text:p>18576</text:p>
          </table:table-cell>
          <table:table-cell office:value-type="float" office:value="64670" calcext:value-type="float">
            <text:p>64670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8325" calcext:value-type="float">
            <text:p>18325</text:p>
          </table:table-cell>
          <table:table-cell office:value-type="float" office:value="64753" calcext:value-type="float">
            <text:p>64753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formula="of:=AVERAGE([.G288:.G298])" office:value-type="float" office:value="31945.5454545455" calcext:value-type="float">
            <text:p>31945.5454545455</text:p>
          </table:table-cell>
          <table:table-cell table:formula="of:=STDEV([.G288:.G298])" office:value-type="float" office:value="18170.2023013704" calcext:value-type="float">
            <text:p>18170.2023013704</text:p>
          </table:table-cell>
          <table:table-cell table:formula="of:=[.K298]/[.J298]" office:value-type="float" office:value="0.568786728879755" calcext:value-type="float">
            <text:p>0.568786728879755</text:p>
          </table:table-cell>
          <table:table-cell table:formula="of:=([.J694]-[.J298])/[.J298]" office:value-type="float" office:value="-0.0542428735262564" calcext:value-type="float">
            <text:p>-0.054242873526256</text:p>
          </table:table-cell>
          <table:table-cell table:formula="of:=([.J364]-[.J298])/[.J298]" office:value-type="float" office:value="0.114151638726128" calcext:value-type="float">
            <text:p>0.114151638726128</text:p>
          </table:table-cell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326" calcext:value-type="float">
            <text:p>7326</text:p>
          </table:table-cell>
          <table:table-cell office:value-type="float" office:value="171163" calcext:value-type="float">
            <text:p>171163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36" calcext:value-type="float">
            <text:p>7036</text:p>
          </table:table-cell>
          <table:table-cell office:value-type="float" office:value="168447" calcext:value-type="float">
            <text:p>168447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7285" calcext:value-type="float">
            <text:p>7285</text:p>
          </table:table-cell>
          <table:table-cell office:value-type="float" office:value="169059" calcext:value-type="float">
            <text:p>169059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930" calcext:value-type="float">
            <text:p>4930</text:p>
          </table:table-cell>
          <table:table-cell office:value-type="float" office:value="250973" calcext:value-type="float">
            <text:p>250973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584" calcext:value-type="float">
            <text:p>4584</text:p>
          </table:table-cell>
          <table:table-cell office:value-type="float" office:value="256489" calcext:value-type="float">
            <text:p>256489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942" calcext:value-type="float">
            <text:p>4942</text:p>
          </table:table-cell>
          <table:table-cell office:value-type="float" office:value="249546" calcext:value-type="float">
            <text:p>249546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82" calcext:value-type="float">
            <text:p>2882</text:p>
          </table:table-cell>
          <table:table-cell office:value-type="float" office:value="538726" calcext:value-type="float">
            <text:p>538726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559" calcext:value-type="float">
            <text:p>2559</text:p>
          </table:table-cell>
          <table:table-cell office:value-type="float" office:value="396756" calcext:value-type="float">
            <text:p>396756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818" calcext:value-type="float">
            <text:p>2818</text:p>
          </table:table-cell>
          <table:table-cell office:value-type="float" office:value="401849" calcext:value-type="float">
            <text:p>401849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479" calcext:value-type="float">
            <text:p>1479</text:p>
          </table:table-cell>
          <table:table-cell office:value-type="float" office:value="688301" calcext:value-type="float">
            <text:p>688301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778" calcext:value-type="float">
            <text:p>1778</text:p>
          </table:table-cell>
          <table:table-cell office:value-type="float" office:value="685432" calcext:value-type="float">
            <text:p>685432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formula="of:=AVERAGE([.G299:.G309])" office:value-type="float" office:value="361521.909090909" calcext:value-type="float">
            <text:p>361521.909090909</text:p>
          </table:table-cell>
          <table:table-cell table:formula="of:=STDEV([.G299:.G309])" office:value-type="float" office:value="198070.520316101" calcext:value-type="float">
            <text:p>198070.520316101</text:p>
          </table:table-cell>
          <table:table-cell table:formula="of:=[.K309]/[.J309]" office:value-type="float" office:value="0.54787971443881" calcext:value-type="float">
            <text:p>0.54787971443881</text:p>
          </table:table-cell>
          <table:table-cell table:formula="of:=([.J705]-[.J309])/[.J309]" office:value-type="float" office:value="-0.0160613929848588" calcext:value-type="float">
            <text:p>-0.016061392984859</text:p>
          </table:table-cell>
          <table:table-cell table:formula="of:=([.J375]-[.J309])/[.J309]" office:value-type="float" office:value="0.0906496047894494" calcext:value-type="float">
            <text:p>0.09064960478945</text:p>
          </table:table-cell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office:value-type="float" office:value="1859521" calcext:value-type="float">
            <text:p>1859521</text:p>
          </table:table-cell>
          <table:table-cell office:value-type="float" office:value="480005" calcext:value-type="float">
            <text:p>480005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  <table:table-cell office:value-type="float" office:value="1840185" calcext:value-type="float">
            <text:p>1840185</text:p>
          </table:table-cell>
          <table:table-cell office:value-type="float" office:value="480005" calcext:value-type="float">
            <text:p>480005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33" calcext:value-type="float">
            <text:p>633</text:p>
          </table:table-cell>
          <table:table-cell office:value-type="float" office:value="1801978" calcext:value-type="float">
            <text:p>1801978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86" calcext:value-type="float">
            <text:p>386</text:p>
          </table:table-cell>
          <table:table-cell office:value-type="float" office:value="3044243" calcext:value-type="float">
            <text:p>3044243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office:value-type="float" office:value="3038624" calcext:value-type="float">
            <text:p>3038624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3044232" calcext:value-type="float">
            <text:p>3044232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6436951" calcext:value-type="float">
            <text:p>6436951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office:value-type="float" office:value="6696079" calcext:value-type="float">
            <text:p>6696079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84" calcext:value-type="float">
            <text:p>184</text:p>
          </table:table-cell>
          <table:table-cell office:value-type="float" office:value="6447568" calcext:value-type="float">
            <text:p>6447568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475581" calcext:value-type="float">
            <text:p>12475581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86" calcext:value-type="float">
            <text:p>86</text:p>
          </table:table-cell>
          <table:table-cell office:value-type="float" office:value="11807999" calcext:value-type="float">
            <text:p>11807999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formula="of:=AVERAGE([.G310:.G320])" office:value-type="float" office:value="5317541.90909091" calcext:value-type="float">
            <text:p>5317541.90909091</text:p>
          </table:table-cell>
          <table:table-cell table:formula="of:=STDEV([.G310:.G320])" office:value-type="float" office:value="3869526.57381891" calcext:value-type="float">
            <text:p>3869526.57381891</text:p>
          </table:table-cell>
          <table:table-cell table:formula="of:=[.K320]/[.J320]" office:value-type="float" office:value="0.727690846630383" calcext:value-type="float">
            <text:p>0.727690846630383</text:p>
          </table:table-cell>
          <table:table-cell table:formula="of:=([.J716]-[.J320])/[.J320]" office:value-type="float" office:value="-0.0424918136731016" calcext:value-type="float">
            <text:p>-0.042491813673102</text:p>
          </table:table-cell>
          <table:table-cell table:formula="of:=([.J386]-[.J320])/[.J320]" office:value-type="float" office:value="0.0512327457657682" calcext:value-type="float">
            <text:p>0.051232745765768</text:p>
          </table:table-cell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0647210" calcext:value-type="float">
            <text:p>20647210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9824389" calcext:value-type="float">
            <text:p>19824389</text:p>
          </table:table-cell>
          <table:table-cell office:value-type="float" office:value="4800001" calcext:value-type="float">
            <text:p>4800001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3" calcext:value-type="float">
            <text:p>63</text:p>
          </table:table-cell>
          <table:table-cell office:value-type="float" office:value="19728344" calcext:value-type="float">
            <text:p>19728344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515765" calcext:value-type="float">
            <text:p>51515765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51613944" calcext:value-type="float">
            <text:p>51613944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2" calcext:value-type="float">
            <text:p>22</text:p>
          </table:table-cell>
          <table:table-cell office:value-type="float" office:value="50887363" calcext:value-type="float">
            <text:p>50887363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5756454" calcext:value-type="float">
            <text:p>85756454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86625827" calcext:value-type="float">
            <text:p>86625827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86565855" calcext:value-type="float">
            <text:p>86565855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43412349" calcext:value-type="float">
            <text:p>143412349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43717837" calcext:value-type="float">
            <text:p>143717837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formula="of:=AVERAGE([.G321:.G331])" office:value-type="float" office:value="69117757.9090909" calcext:value-type="float">
            <text:p>69117757.9090909</text:p>
          </table:table-cell>
          <table:table-cell table:formula="of:=STDEV([.G321:.G331])" office:value-type="float" office:value="44877364.2745456" calcext:value-type="float">
            <text:p>44877364.2745456</text:p>
          </table:table-cell>
          <table:table-cell table:formula="of:=[.K331]/[.J331]" office:value-type="float" office:value="0.649288484351183" calcext:value-type="float">
            <text:p>0.649288484351183</text:p>
          </table:table-cell>
          <table:table-cell table:formula="of:=([.J727]-[.J331])/[.J331]" office:value-type="float" office:value="-0.0226696405478545" calcext:value-type="float">
            <text:p>-0.022669640547855</text:p>
          </table:table-cell>
          <table:table-cell table:formula="of:=([.J397]-[.J331])/[.J331]" office:value-type="float" office:value="-0.00907212192990197" calcext:value-type="float">
            <text:p>-0.009072121929902</text:p>
          </table:table-cell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388304" calcext:value-type="float">
            <text:p>6388304</text:p>
          </table:table-cell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717274" calcext:value-type="float">
            <text:p>6717274</text:p>
          </table:table-cell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523291" calcext:value-type="float">
            <text:p>6523291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676668" calcext:value-type="float">
            <text:p>4676668</text:p>
          </table:table-cell>
          <table:table-cell office:value-type="float" office:value="248" calcext:value-type="float">
            <text:p>24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838988" calcext:value-type="float">
            <text:p>4838988</text:p>
          </table:table-cell>
          <table:table-cell office:value-type="float" office:value="248" calcext:value-type="float">
            <text:p>24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778857" calcext:value-type="float">
            <text:p>4778857</text:p>
          </table:table-cell>
          <table:table-cell office:value-type="float" office:value="254" calcext:value-type="float">
            <text:p>25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73755" calcext:value-type="float">
            <text:p>3073755</text:p>
          </table:table-cell>
          <table:table-cell office:value-type="float" office:value="373" calcext:value-type="float">
            <text:p>37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145993" calcext:value-type="float">
            <text:p>3145993</text:p>
          </table:table-cell>
          <table:table-cell office:value-type="float" office:value="373" calcext:value-type="float">
            <text:p>37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261160" calcext:value-type="float">
            <text:p>3261160</text:p>
          </table:table-cell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948378" calcext:value-type="float">
            <text:p>1948378</text:p>
          </table:table-cell>
          <table:table-cell office:value-type="float" office:value="619" calcext:value-type="float">
            <text:p>61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33514" calcext:value-type="float">
            <text:p>1933514</text:p>
          </table:table-cell>
          <table:table-cell office:value-type="float" office:value="627" calcext:value-type="float">
            <text:p>62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AVERAGE([.G332:.G342])" office:value-type="float" office:value="334.090909090909" calcext:value-type="float">
            <text:p>334.090909090909</text:p>
          </table:table-cell>
          <table:table-cell table:formula="of:=STDEV([.G332:.G342])" office:value-type="float" office:value="160.040279020911" calcext:value-type="float">
            <text:p>160.040279020911</text:p>
          </table:table-cell>
          <table:table-cell table:formula="of:=[.K342]/[.J342]" office:value-type="float" office:value="0.479032127681637" calcext:value-type="float">
            <text:p>0.479032127681637</text:p>
          </table:table-cell>
          <table:table-cell table:formula="of:=([.J738]-[.J342])/[.J342]" office:value-type="float" office:value="-0.0364625850340134" calcext:value-type="float">
            <text:p>-0.036462585034014</text:p>
          </table:table-cell>
          <table:table-cell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76796" calcext:value-type="float">
            <text:p>676796</text:p>
          </table:table-cell>
          <table:table-cell office:value-type="float" office:value="1824" calcext:value-type="float">
            <text:p>1824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64940" calcext:value-type="float">
            <text:p>564940</text:p>
          </table:table-cell>
          <table:table-cell office:value-type="float" office:value="1862" calcext:value-type="float">
            <text:p>1862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713565" calcext:value-type="float">
            <text:p>713565</text:p>
          </table:table-cell>
          <table:table-cell office:value-type="float" office:value="1820" calcext:value-type="float">
            <text:p>1820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6980" calcext:value-type="float">
            <text:p>506980</text:p>
          </table:table-cell>
          <table:table-cell office:value-type="float" office:value="2475" calcext:value-type="float">
            <text:p>2475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0648" calcext:value-type="float">
            <text:p>500648</text:p>
          </table:table-cell>
          <table:table-cell office:value-type="float" office:value="2489" calcext:value-type="float">
            <text:p>2489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87326" calcext:value-type="float">
            <text:p>487326</text:p>
          </table:table-cell>
          <table:table-cell office:value-type="float" office:value="2474" calcext:value-type="float">
            <text:p>2474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7718" calcext:value-type="float">
            <text:p>317718</text:p>
          </table:table-cell>
          <table:table-cell office:value-type="float" office:value="3748" calcext:value-type="float">
            <text:p>3748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31698" calcext:value-type="float">
            <text:p>331698</text:p>
          </table:table-cell>
          <table:table-cell office:value-type="float" office:value="3704" calcext:value-type="float">
            <text:p>3704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14155" calcext:value-type="float">
            <text:p>314155</text:p>
          </table:table-cell>
          <table:table-cell office:value-type="float" office:value="3696" calcext:value-type="float">
            <text:p>3696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86034" calcext:value-type="float">
            <text:p>186034</text:p>
          </table:table-cell>
          <table:table-cell office:value-type="float" office:value="6452" calcext:value-type="float">
            <text:p>6452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72971" calcext:value-type="float">
            <text:p>172971</text:p>
          </table:table-cell>
          <table:table-cell office:value-type="float" office:value="6557" calcext:value-type="float">
            <text:p>6557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formula="of:=AVERAGE([.G343:.G353])" office:value-type="float" office:value="3372.81818181818" calcext:value-type="float">
            <text:p>3372.81818181818</text:p>
          </table:table-cell>
          <table:table-cell table:formula="of:=STDEV([.G343:.G353])" office:value-type="float" office:value="1716.47906006347" calcext:value-type="float">
            <text:p>1716.47906006347</text:p>
          </table:table-cell>
          <table:table-cell table:formula="of:=[.K353]/[.J353]" office:value-type="float" office:value="0.508915383970732" calcext:value-type="float">
            <text:p>0.508915383970732</text:p>
          </table:table-cell>
          <table:table-cell table:formula="of:=([.J749]-[.J353])/[.J353]" office:value-type="float" office:value="-0.0360098110563058" calcext:value-type="float">
            <text:p>-0.036009811056306</text:p>
          </table:table-cell>
          <table:table-cell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723" calcext:value-type="float">
            <text:p>64723</text:p>
          </table:table-cell>
          <table:table-cell office:value-type="float" office:value="18866" calcext:value-type="float">
            <text:p>18866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0950" calcext:value-type="float">
            <text:p>60950</text:p>
          </table:table-cell>
          <table:table-cell office:value-type="float" office:value="19193" calcext:value-type="float">
            <text:p>19193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8687" calcext:value-type="float">
            <text:p>58687</text:p>
          </table:table-cell>
          <table:table-cell office:value-type="float" office:value="18942" calcext:value-type="float">
            <text:p>1894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6344" calcext:value-type="float">
            <text:p>46344</text:p>
          </table:table-cell>
          <table:table-cell office:value-type="float" office:value="26376" calcext:value-type="float">
            <text:p>26376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5346" calcext:value-type="float">
            <text:p>45346</text:p>
          </table:table-cell>
          <table:table-cell office:value-type="float" office:value="26021" calcext:value-type="float">
            <text:p>26021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6264" calcext:value-type="float">
            <text:p>46264</text:p>
          </table:table-cell>
          <table:table-cell office:value-type="float" office:value="25965" calcext:value-type="float">
            <text:p>25965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846" calcext:value-type="float">
            <text:p>29846</text:p>
          </table:table-cell>
          <table:table-cell office:value-type="float" office:value="40015" calcext:value-type="float">
            <text:p>40015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0321" calcext:value-type="float">
            <text:p>30321</text:p>
          </table:table-cell>
          <table:table-cell office:value-type="float" office:value="39679" calcext:value-type="float">
            <text:p>39679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9968" calcext:value-type="float">
            <text:p>29968</text:p>
          </table:table-cell>
          <table:table-cell office:value-type="float" office:value="39454" calcext:value-type="float">
            <text:p>39454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7288" calcext:value-type="float">
            <text:p>17288</text:p>
          </table:table-cell>
          <table:table-cell office:value-type="float" office:value="69712" calcext:value-type="float">
            <text:p>6971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7541" calcext:value-type="float">
            <text:p>17541</text:p>
          </table:table-cell>
          <table:table-cell office:value-type="float" office:value="67291" calcext:value-type="float">
            <text:p>67291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formula="of:=AVERAGE([.G354:.G364])" office:value-type="float" office:value="35592.1818181818" calcext:value-type="float">
            <text:p>35592.1818181818</text:p>
          </table:table-cell>
          <table:table-cell table:formula="of:=STDEV([.G354:.G364])" office:value-type="float" office:value="18207.9904043153" calcext:value-type="float">
            <text:p>18207.9904043153</text:p>
          </table:table-cell>
          <table:table-cell table:formula="of:=[.K364]/[.J364]" office:value-type="float" office:value="0.511572752053484" calcext:value-type="float">
            <text:p>0.511572752053484</text:p>
          </table:table-cell>
          <table:table-cell table:formula="of:=([.J760]-[.J364])/[.J364]" office:value-type="float" office:value="-0.038019074669105" calcext:value-type="float">
            <text:p>-0.038019074669105</text:p>
          </table:table-cell>
          <table:table-cell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195" calcext:value-type="float">
            <text:p>6195</text:p>
          </table:table-cell>
          <table:table-cell office:value-type="float" office:value="206328" calcext:value-type="float">
            <text:p>206328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886" calcext:value-type="float">
            <text:p>5886</text:p>
          </table:table-cell>
          <table:table-cell office:value-type="float" office:value="205863" calcext:value-type="float">
            <text:p>205863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209665" calcext:value-type="float">
            <text:p>209665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290" calcext:value-type="float">
            <text:p>4290</text:p>
          </table:table-cell>
          <table:table-cell office:value-type="float" office:value="294131" calcext:value-type="float">
            <text:p>294131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174" calcext:value-type="float">
            <text:p>4174</text:p>
          </table:table-cell>
          <table:table-cell office:value-type="float" office:value="298119" calcext:value-type="float">
            <text:p>298119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3951" calcext:value-type="float">
            <text:p>3951</text:p>
          </table:table-cell>
          <table:table-cell office:value-type="float" office:value="298040" calcext:value-type="float">
            <text:p>298040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49" calcext:value-type="float">
            <text:p>2449</text:p>
          </table:table-cell>
          <table:table-cell office:value-type="float" office:value="445804" calcext:value-type="float">
            <text:p>445804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481" calcext:value-type="float">
            <text:p>2481</text:p>
          </table:table-cell>
          <table:table-cell office:value-type="float" office:value="437704" calcext:value-type="float">
            <text:p>437704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322" calcext:value-type="float">
            <text:p>2322</text:p>
          </table:table-cell>
          <table:table-cell office:value-type="float" office:value="436206" calcext:value-type="float">
            <text:p>436206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488" calcext:value-type="float">
            <text:p>1488</text:p>
          </table:table-cell>
          <table:table-cell office:value-type="float" office:value="746821" calcext:value-type="float">
            <text:p>746821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534" calcext:value-type="float">
            <text:p>1534</text:p>
          </table:table-cell>
          <table:table-cell office:value-type="float" office:value="758550" calcext:value-type="float">
            <text:p>758550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formula="of:=AVERAGE([.G365:.G375])" office:value-type="float" office:value="394293.727272727" calcext:value-type="float">
            <text:p>394293.727272727</text:p>
          </table:table-cell>
          <table:table-cell table:formula="of:=STDEV([.G365:.G375])" office:value-type="float" office:value="199179.431537542" calcext:value-type="float">
            <text:p>199179.431537542</text:p>
          </table:table-cell>
          <table:table-cell table:formula="of:=[.K375]/[.J375]" office:value-type="float" office:value="0.50515495875432" calcext:value-type="float">
            <text:p>0.50515495875432</text:p>
          </table:table-cell>
          <table:table-cell table:formula="of:=([.J771]-[.J375])/[.J375]" office:value-type="float" office:value="-0.0323485191358265" calcext:value-type="float">
            <text:p>-0.032348519135827</text:p>
          </table:table-cell>
          <table:table-cell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24" calcext:value-type="float">
            <text:p>524</text:p>
          </table:table-cell>
          <table:table-cell office:value-type="float" office:value="2252653" calcext:value-type="float">
            <text:p>2252653</text:p>
          </table:table-cell>
          <table:table-cell office:value-type="float" office:value="480003" calcext:value-type="float">
            <text:p>480003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25" calcext:value-type="float">
            <text:p>525</text:p>
          </table:table-cell>
          <table:table-cell office:value-type="float" office:value="2247409" calcext:value-type="float">
            <text:p>2247409</text:p>
          </table:table-cell>
          <table:table-cell office:value-type="float" office:value="480004" calcext:value-type="float">
            <text:p>480004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46" calcext:value-type="float">
            <text:p>546</text:p>
          </table:table-cell>
          <table:table-cell office:value-type="float" office:value="2154609" calcext:value-type="float">
            <text:p>2154609</text:p>
          </table:table-cell>
          <table:table-cell office:value-type="float" office:value="480001" calcext:value-type="float">
            <text:p>480001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float" office:value="3655830" calcext:value-type="float">
            <text:p>3655830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43" calcext:value-type="float">
            <text:p>343</text:p>
          </table:table-cell>
          <table:table-cell office:value-type="float" office:value="3443537" calcext:value-type="float">
            <text:p>3443537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337" calcext:value-type="float">
            <text:p>337</text:p>
          </table:table-cell>
          <table:table-cell office:value-type="float" office:value="3462826" calcext:value-type="float">
            <text:p>3462826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6659633" calcext:value-type="float">
            <text:p>6659633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float" office:value="6670886" calcext:value-type="float">
            <text:p>6670886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77" calcext:value-type="float">
            <text:p>177</text:p>
          </table:table-cell>
          <table:table-cell office:value-type="float" office:value="6907656" calcext:value-type="float">
            <text:p>6907656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11969101" calcext:value-type="float">
            <text:p>11969101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office:value-type="float" office:value="12065576" calcext:value-type="float">
            <text:p>12065576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formula="of:=AVERAGE([.G376:.G386])" office:value-type="float" office:value="5589974.18181818" calcext:value-type="float">
            <text:p>5589974.18181818</text:p>
          </table:table-cell>
          <table:table-cell table:formula="of:=STDEV([.G376:.G386])" office:value-type="float" office:value="3655961.67740831" calcext:value-type="float">
            <text:p>3655961.67740831</text:p>
          </table:table-cell>
          <table:table-cell table:formula="of:=[.K386]/[.J386]" office:value-type="float" office:value="0.654021209847373" calcext:value-type="float">
            <text:p>0.654021209847373</text:p>
          </table:table-cell>
          <table:table-cell table:formula="of:=([.J782]-[.J386])/[.J386]" office:value-type="float" office:value="-0.0283821606852111" calcext:value-type="float">
            <text:p>-0.028382160685211</text:p>
          </table:table-cell>
          <table:table-cell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4290743" calcext:value-type="float">
            <text:p>24290743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3822623" calcext:value-type="float">
            <text:p>23822623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8" calcext:value-type="float">
            <text:p>48</text:p>
          </table:table-cell>
          <table:table-cell office:value-type="float" office:value="23001851" calcext:value-type="float">
            <text:p>23001851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755783" calcext:value-type="float">
            <text:p>50755783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51536778" calcext:value-type="float">
            <text:p>51536778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2" calcext:value-type="float">
            <text:p>22</text:p>
          </table:table-cell>
          <table:table-cell office:value-type="float" office:value="51586725" calcext:value-type="float">
            <text:p>51586725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6616977" calcext:value-type="float">
            <text:p>86616977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85222596" calcext:value-type="float">
            <text:p>85222596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85397256" calcext:value-type="float">
            <text:p>85397256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34901887" calcext:value-type="float">
            <text:p>134901887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36264626" calcext:value-type="float">
            <text:p>136264626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formula="of:=AVERAGE([.G387:.G397])" office:value-type="float" office:value="68490713.1818182" calcext:value-type="float">
            <text:p>68490713.1818182</text:p>
          </table:table-cell>
          <table:table-cell table:formula="of:=STDEV([.G387:.G397])" office:value-type="float" office:value="40992580.4379541" calcext:value-type="float">
            <text:p>40992580.4379541</text:p>
          </table:table-cell>
          <table:table-cell table:formula="of:=[.K397]/[.J397]" office:value-type="float" office:value="0.598512974001798" calcext:value-type="float">
            <text:p>0.598512974001798</text:p>
          </table:table-cell>
          <table:table-cell table:formula="of:=([.J793]-[.J397])/[.J397]" office:value-type="float" office:value="-0.00936095191512008" calcext:value-type="float">
            <text:p>-0.00936095191512</text:p>
          </table:table-cell>
          <table:table-cell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1847" calcext:value-type="float">
            <text:p>101847</text:p>
          </table:table-cell>
          <table:table-cell office:value-type="float" office:value="11730" calcext:value-type="float">
            <text:p>11730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456" calcext:value-type="float">
            <text:p>100456</text:p>
          </table:table-cell>
          <table:table-cell office:value-type="float" office:value="12406" calcext:value-type="float">
            <text:p>12406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6283" calcext:value-type="float">
            <text:p>66283</text:p>
          </table:table-cell>
          <table:table-cell office:value-type="float" office:value="21354" calcext:value-type="float">
            <text:p>21354</text:p>
          </table:table-cell>
          <table:table-cell office:value-type="float" office:value="1192" calcext:value-type="float">
            <text:p>119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299" calcext:value-type="float">
            <text:p>100299</text:p>
          </table:table-cell>
          <table:table-cell office:value-type="float" office:value="11185" calcext:value-type="float">
            <text:p>11185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3328" calcext:value-type="float">
            <text:p>83328</text:p>
          </table:table-cell>
          <table:table-cell office:value-type="float" office:value="12193" calcext:value-type="float">
            <text:p>12193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9147" calcext:value-type="float">
            <text:p>69147</text:p>
          </table:table-cell>
          <table:table-cell office:value-type="float" office:value="16336" calcext:value-type="float">
            <text:p>16336</text:p>
          </table:table-cell>
          <table:table-cell office:value-type="float" office:value="1192" calcext:value-type="float">
            <text:p>119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2886" calcext:value-type="float">
            <text:p>102886</text:p>
          </table:table-cell>
          <table:table-cell office:value-type="float" office:value="11336" calcext:value-type="float">
            <text:p>11336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8757" calcext:value-type="float">
            <text:p>98757</text:p>
          </table:table-cell>
          <table:table-cell office:value-type="float" office:value="12039" calcext:value-type="float">
            <text:p>12039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70995" calcext:value-type="float">
            <text:p>70995</text:p>
          </table:table-cell>
          <table:table-cell office:value-type="float" office:value="16128" calcext:value-type="float">
            <text:p>16128</text:p>
          </table:table-cell>
          <table:table-cell office:value-type="float" office:value="1194" calcext:value-type="float">
            <text:p>119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1450" calcext:value-type="float">
            <text:p>91450</text:p>
          </table:table-cell>
          <table:table-cell office:value-type="float" office:value="12298" calcext:value-type="float">
            <text:p>12298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68454" calcext:value-type="float">
            <text:p>68454</text:p>
          </table:table-cell>
          <table:table-cell office:value-type="float" office:value="16658" calcext:value-type="float">
            <text:p>16658</text:p>
          </table:table-cell>
          <table:table-cell office:value-type="float" office:value="1192" calcext:value-type="float">
            <text:p>1192</text:p>
          </table:table-cell>
          <table:table-cell office:value-type="float" office:value="6" calcext:value-type="float">
            <text:p>6</text:p>
          </table:table-cell>
          <table:table-cell table:formula="of:=AVERAGE([.G398:.G408])" office:value-type="float" office:value="13969.3636363636" calcext:value-type="float">
            <text:p>13969.3636363636</text:p>
          </table:table-cell>
          <table:table-cell table:formula="of:=STDEV([.G398:.G408])" office:value-type="float" office:value="3222.47834043077" calcext:value-type="float">
            <text:p>3222.47834043077</text:p>
          </table:table-cell>
          <table:table-cell table:formula="of:=[.K408]/[.J408]" office:value-type="float" office:value="0.230681828057102" calcext:value-type="float">
            <text:p>0.230681828057102</text:p>
          </table:table-cell>
          <table:table-cell/>
          <table:table-cell table:formula="of:=([.J474]-[.J408])/[.J408]" office:value-type="float" office:value="0.0314454357913096" calcext:value-type="float">
            <text:p>0.03144543579131</text:p>
          </table:table-cell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936" calcext:value-type="float">
            <text:p>9936</text:p>
          </table:table-cell>
          <table:table-cell office:value-type="float" office:value="110631" calcext:value-type="float">
            <text:p>110631</text:p>
          </table:table-cell>
          <table:table-cell office:value-type="float" office:value="1840" calcext:value-type="float">
            <text:p>184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8097" calcext:value-type="float">
            <text:p>118097</text:p>
          </table:table-cell>
          <table:table-cell office:value-type="float" office:value="2826" calcext:value-type="float">
            <text:p>2826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7846" calcext:value-type="float">
            <text:p>7846</text:p>
          </table:table-cell>
          <table:table-cell office:value-type="float" office:value="160307" calcext:value-type="float">
            <text:p>160307</text:p>
          </table:table-cell>
          <table:table-cell office:value-type="float" office:value="11946" calcext:value-type="float">
            <text:p>11946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260" calcext:value-type="float">
            <text:p>9260</text:p>
          </table:table-cell>
          <table:table-cell office:value-type="float" office:value="112280" calcext:value-type="float">
            <text:p>112280</text:p>
          </table:table-cell>
          <table:table-cell office:value-type="float" office:value="1840" calcext:value-type="float">
            <text:p>184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610" calcext:value-type="float">
            <text:p>9610</text:p>
          </table:table-cell>
          <table:table-cell office:value-type="float" office:value="116904" calcext:value-type="float">
            <text:p>116904</text:p>
          </table:table-cell>
          <table:table-cell office:value-type="float" office:value="2826" calcext:value-type="float">
            <text:p>2826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932" calcext:value-type="float">
            <text:p>6932</text:p>
          </table:table-cell>
          <table:table-cell office:value-type="float" office:value="162076" calcext:value-type="float">
            <text:p>162076</text:p>
          </table:table-cell>
          <table:table-cell office:value-type="float" office:value="11946" calcext:value-type="float">
            <text:p>11946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264" calcext:value-type="float">
            <text:p>9264</text:p>
          </table:table-cell>
          <table:table-cell office:value-type="float" office:value="116995" calcext:value-type="float">
            <text:p>116995</text:p>
          </table:table-cell>
          <table:table-cell office:value-type="float" office:value="1840" calcext:value-type="float">
            <text:p>184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481" calcext:value-type="float">
            <text:p>9481</text:p>
          </table:table-cell>
          <table:table-cell office:value-type="float" office:value="119023" calcext:value-type="float">
            <text:p>119023</text:p>
          </table:table-cell>
          <table:table-cell office:value-type="float" office:value="2826" calcext:value-type="float">
            <text:p>2826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7154" calcext:value-type="float">
            <text:p>7154</text:p>
          </table:table-cell>
          <table:table-cell office:value-type="float" office:value="171821" calcext:value-type="float">
            <text:p>171821</text:p>
          </table:table-cell>
          <table:table-cell office:value-type="float" office:value="11946" calcext:value-type="float">
            <text:p>11946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322" calcext:value-type="float">
            <text:p>9322</text:p>
          </table:table-cell>
          <table:table-cell office:value-type="float" office:value="123695" calcext:value-type="float">
            <text:p>123695</text:p>
          </table:table-cell>
          <table:table-cell office:value-type="float" office:value="2826" calcext:value-type="float">
            <text:p>2826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7135" calcext:value-type="float">
            <text:p>7135</text:p>
          </table:table-cell>
          <table:table-cell office:value-type="float" office:value="170927" calcext:value-type="float">
            <text:p>170927</text:p>
          </table:table-cell>
          <table:table-cell office:value-type="float" office:value="11946" calcext:value-type="float">
            <text:p>11946</text:p>
          </table:table-cell>
          <table:table-cell office:value-type="float" office:value="60" calcext:value-type="float">
            <text:p>60</text:p>
          </table:table-cell>
          <table:table-cell table:formula="of:=AVERAGE([.G409:.G419])" office:value-type="float" office:value="134796" calcext:value-type="float">
            <text:p>134796</text:p>
          </table:table-cell>
          <table:table-cell table:formula="of:=STDEV([.G409:.G419])" office:value-type="float" office:value="25397.0517659038" calcext:value-type="float">
            <text:p>25397.0517659038</text:p>
          </table:table-cell>
          <table:table-cell table:formula="of:=[.K419]/[.J419]" office:value-type="float" office:value="0.188411019361879" calcext:value-type="float">
            <text:p>0.188411019361879</text:p>
          </table:table-cell>
          <table:table-cell/>
          <table:table-cell table:formula="of:=([.J485]-[.J419])/[.J419]" office:value-type="float" office:value="0.0647503702564684" calcext:value-type="float">
            <text:p>0.064750370256468</text:p>
          </table:table-cell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67" calcext:value-type="float">
            <text:p>967</text:p>
          </table:table-cell>
          <table:table-cell office:value-type="float" office:value="1108916" calcext:value-type="float">
            <text:p>1108916</text:p>
          </table:table-cell>
          <table:table-cell office:value-type="float" office:value="18400" calcext:value-type="float">
            <text:p>18400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22" calcext:value-type="float">
            <text:p>1022</text:p>
          </table:table-cell>
          <table:table-cell office:value-type="float" office:value="1166967" calcext:value-type="float">
            <text:p>1166967</text:p>
          </table:table-cell>
          <table:table-cell office:value-type="float" office:value="28266" calcext:value-type="float">
            <text:p>28266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718" calcext:value-type="float">
            <text:p>718</text:p>
          </table:table-cell>
          <table:table-cell office:value-type="float" office:value="1655392" calcext:value-type="float">
            <text:p>1655392</text:p>
          </table:table-cell>
          <table:table-cell office:value-type="float" office:value="119468" calcext:value-type="float">
            <text:p>119468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60" calcext:value-type="float">
            <text:p>960</text:p>
          </table:table-cell>
          <table:table-cell office:value-type="float" office:value="1126577" calcext:value-type="float">
            <text:p>1126577</text:p>
          </table:table-cell>
          <table:table-cell office:value-type="float" office:value="18400" calcext:value-type="float">
            <text:p>18400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4" calcext:value-type="float">
            <text:p>924</text:p>
          </table:table-cell>
          <table:table-cell office:value-type="float" office:value="1180068" calcext:value-type="float">
            <text:p>1180068</text:p>
          </table:table-cell>
          <table:table-cell office:value-type="float" office:value="28267" calcext:value-type="float">
            <text:p>28267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714" calcext:value-type="float">
            <text:p>714</text:p>
          </table:table-cell>
          <table:table-cell office:value-type="float" office:value="1613110" calcext:value-type="float">
            <text:p>1613110</text:p>
          </table:table-cell>
          <table:table-cell office:value-type="float" office:value="119201" calcext:value-type="float">
            <text:p>119201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52" calcext:value-type="float">
            <text:p>952</text:p>
          </table:table-cell>
          <table:table-cell office:value-type="float" office:value="1134937" calcext:value-type="float">
            <text:p>1134937</text:p>
          </table:table-cell>
          <table:table-cell office:value-type="float" office:value="18400" calcext:value-type="float">
            <text:p>18400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87" calcext:value-type="float">
            <text:p>987</text:p>
          </table:table-cell>
          <table:table-cell office:value-type="float" office:value="1247585" calcext:value-type="float">
            <text:p>1247585</text:p>
          </table:table-cell>
          <table:table-cell office:value-type="float" office:value="28267" calcext:value-type="float">
            <text:p>28267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81" calcext:value-type="float">
            <text:p>681</text:p>
          </table:table-cell>
          <table:table-cell office:value-type="float" office:value="1647884" calcext:value-type="float">
            <text:p>1647884</text:p>
          </table:table-cell>
          <table:table-cell office:value-type="float" office:value="119468" calcext:value-type="float">
            <text:p>119468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32" calcext:value-type="float">
            <text:p>932</text:p>
          </table:table-cell>
          <table:table-cell office:value-type="float" office:value="1223461" calcext:value-type="float">
            <text:p>1223461</text:p>
          </table:table-cell>
          <table:table-cell office:value-type="float" office:value="28266" calcext:value-type="float">
            <text:p>28266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708" calcext:value-type="float">
            <text:p>708</text:p>
          </table:table-cell>
          <table:table-cell office:value-type="float" office:value="1638732" calcext:value-type="float">
            <text:p>1638732</text:p>
          </table:table-cell>
          <table:table-cell office:value-type="float" office:value="119472" calcext:value-type="float">
            <text:p>119472</text:p>
          </table:table-cell>
          <table:table-cell office:value-type="float" office:value="600" calcext:value-type="float">
            <text:p>600</text:p>
          </table:table-cell>
          <table:table-cell table:formula="of:=AVERAGE([.G420:.G430])" office:value-type="float" office:value="1340329.90909091" calcext:value-type="float">
            <text:p>1340329.90909091</text:p>
          </table:table-cell>
          <table:table-cell table:formula="of:=STDEV([.G420:.G430])" office:value-type="float" office:value="240152.85012194" calcext:value-type="float">
            <text:p>240152.85012194</text:p>
          </table:table-cell>
          <table:table-cell table:formula="of:=[.K430]/[.J430]" office:value-type="float" office:value="0.179174431976099" calcext:value-type="float">
            <text:p>0.179174431976099</text:p>
          </table:table-cell>
          <table:table-cell/>
          <table:table-cell table:formula="of:=([.J496]-[.J430])/[.J430]" office:value-type="float" office:value="0.0759835994245378" calcext:value-type="float">
            <text:p>0.075983599424538</text:p>
          </table:table-cell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2603028" calcext:value-type="float">
            <text:p>12603028</text:p>
          </table:table-cell>
          <table:table-cell office:value-type="float" office:value="184008" calcext:value-type="float">
            <text:p>184008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1916444" calcext:value-type="float">
            <text:p>11916444</text:p>
          </table:table-cell>
          <table:table-cell office:value-type="float" office:value="282671" calcext:value-type="float">
            <text:p>282671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16441704" calcext:value-type="float">
            <text:p>16441704</text:p>
          </table:table-cell>
          <table:table-cell office:value-type="float" office:value="1192028" calcext:value-type="float">
            <text:p>1192028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435734" calcext:value-type="float">
            <text:p>11435734</text:p>
          </table:table-cell>
          <table:table-cell office:value-type="float" office:value="184005" calcext:value-type="float">
            <text:p>184005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2253713" calcext:value-type="float">
            <text:p>12253713</text:p>
          </table:table-cell>
          <table:table-cell office:value-type="float" office:value="282672" calcext:value-type="float">
            <text:p>282672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9" calcext:value-type="float">
            <text:p>69</text:p>
          </table:table-cell>
          <table:table-cell office:value-type="float" office:value="17653831" calcext:value-type="float">
            <text:p>17653831</text:p>
          </table:table-cell>
          <table:table-cell office:value-type="float" office:value="1194708" calcext:value-type="float">
            <text:p>1194708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11776814" calcext:value-type="float">
            <text:p>11776814</text:p>
          </table:table-cell>
          <table:table-cell office:value-type="float" office:value="184003" calcext:value-type="float">
            <text:p>184003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2468813" calcext:value-type="float">
            <text:p>12468813</text:p>
          </table:table-cell>
          <table:table-cell office:value-type="float" office:value="282673" calcext:value-type="float">
            <text:p>282673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7269784" calcext:value-type="float">
            <text:p>17269784</text:p>
          </table:table-cell>
          <table:table-cell office:value-type="float" office:value="1194687" calcext:value-type="float">
            <text:p>1194687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2723282" calcext:value-type="float">
            <text:p>12723282</text:p>
          </table:table-cell>
          <table:table-cell office:value-type="float" office:value="282669" calcext:value-type="float">
            <text:p>282669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61" calcext:value-type="float">
            <text:p>61</text:p>
          </table:table-cell>
          <table:table-cell office:value-type="float" office:value="17677036" calcext:value-type="float">
            <text:p>17677036</text:p>
          </table:table-cell>
          <table:table-cell office:value-type="float" office:value="1194677" calcext:value-type="float">
            <text:p>1194677</text:p>
          </table:table-cell>
          <table:table-cell office:value-type="float" office:value="6000" calcext:value-type="float">
            <text:p>6000</text:p>
          </table:table-cell>
          <table:table-cell table:formula="of:=AVERAGE([.G431:.G441])" office:value-type="float" office:value="14020016.6363636" calcext:value-type="float">
            <text:p>14020016.6363636</text:p>
          </table:table-cell>
          <table:table-cell table:formula="of:=STDEV([.G431:.G441])" office:value-type="float" office:value="2614476.74457469" calcext:value-type="float">
            <text:p>2614476.74457469</text:p>
          </table:table-cell>
          <table:table-cell table:formula="of:=[.K441]/[.J441]" office:value-type="float" office:value="0.186481714850005" calcext:value-type="float">
            <text:p>0.186481714850005</text:p>
          </table:table-cell>
          <table:table-cell/>
          <table:table-cell table:formula="of:=([.J507]-[.J441])/[.J441]" office:value-type="float" office:value="0.0519972667909491" calcext:value-type="float">
            <text:p>0.051997266790949</text:p>
          </table:table-cell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1154040" calcext:value-type="float">
            <text:p>111154040</text:p>
          </table:table-cell>
          <table:table-cell office:value-type="float" office:value="1840044" calcext:value-type="float">
            <text:p>1840044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18330499" calcext:value-type="float">
            <text:p>118330499</text:p>
          </table:table-cell>
          <table:table-cell office:value-type="float" office:value="2826714" calcext:value-type="float">
            <text:p>2826714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63838281" calcext:value-type="float">
            <text:p>163838281</text:p>
          </table:table-cell>
          <table:table-cell office:value-type="float" office:value="11946736" calcext:value-type="float">
            <text:p>11946736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4973802" calcext:value-type="float">
            <text:p>134973802</text:p>
          </table:table-cell>
          <table:table-cell office:value-type="float" office:value="1840007" calcext:value-type="float">
            <text:p>1840007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21680810" calcext:value-type="float">
            <text:p>121680810</text:p>
          </table:table-cell>
          <table:table-cell office:value-type="float" office:value="2826688" calcext:value-type="float">
            <text:p>2826688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73373240" calcext:value-type="float">
            <text:p>173373240</text:p>
          </table:table-cell>
          <table:table-cell office:value-type="float" office:value="11946710" calcext:value-type="float">
            <text:p>11946710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8493498" calcext:value-type="float">
            <text:p>118493498</text:p>
          </table:table-cell>
          <table:table-cell office:value-type="float" office:value="1840001" calcext:value-type="float">
            <text:p>1840001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22240396" calcext:value-type="float">
            <text:p>122240396</text:p>
          </table:table-cell>
          <table:table-cell office:value-type="float" office:value="2826668" calcext:value-type="float">
            <text:p>2826668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69834282" calcext:value-type="float">
            <text:p>169834282</text:p>
          </table:table-cell>
          <table:table-cell office:value-type="float" office:value="11946696" calcext:value-type="float">
            <text:p>11946696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29421341" calcext:value-type="float">
            <text:p>129421341</text:p>
          </table:table-cell>
          <table:table-cell office:value-type="float" office:value="2826668" calcext:value-type="float">
            <text:p>2826668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66807418" calcext:value-type="float">
            <text:p>166807418</text:p>
          </table:table-cell>
          <table:table-cell office:value-type="float" office:value="11946682" calcext:value-type="float">
            <text:p>11946682</text:p>
          </table:table-cell>
          <table:table-cell office:value-type="float" office:value="60000" calcext:value-type="float">
            <text:p>60000</text:p>
          </table:table-cell>
          <table:table-cell table:formula="of:=AVERAGE([.G442:.G452])" office:value-type="float" office:value="139104327.909091" calcext:value-type="float">
            <text:p>139104327.909091</text:p>
          </table:table-cell>
          <table:table-cell table:formula="of:=STDEV([.G442:.G452])" office:value-type="float" office:value="24154269.9687427" calcext:value-type="float">
            <text:p>24154269.9687427</text:p>
          </table:table-cell>
          <table:table-cell table:formula="of:=[.K452]/[.J452]" office:value-type="float" office:value="0.173641398019825" calcext:value-type="float">
            <text:p>0.173641398019825</text:p>
          </table:table-cell>
          <table:table-cell/>
          <table:table-cell table:formula="of:=([.J518]-[.J452])/[.J452]" office:value-type="float" office:value="0.0573895483012706" calcext:value-type="float">
            <text:p>0.057389548301271</text:p>
          </table:table-cell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22438385" calcext:value-type="float">
            <text:p>1122438385</text:p>
          </table:table-cell>
          <table:table-cell office:value-type="float" office:value="26072928" calcext:value-type="float">
            <text:p>26072928</text:p>
          </table:table-cell>
          <table:table-cell office:value-type="float" office:value="604024" calcext:value-type="float">
            <text:p>604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84594932" calcext:value-type="float">
            <text:p>1184594932</text:p>
          </table:table-cell>
          <table:table-cell office:value-type="float" office:value="35882144" calcext:value-type="float">
            <text:p>35882144</text:p>
          </table:table-cell>
          <table:table-cell office:value-type="float" office:value="604068" calcext:value-type="float">
            <text:p>6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616785385" calcext:value-type="float">
            <text:p>1616785385</text:p>
          </table:table-cell>
          <table:table-cell office:value-type="float" office:value="126920416" calcext:value-type="float">
            <text:p>126920416</text:p>
          </table:table-cell>
          <table:table-cell office:value-type="float" office:value="603952" calcext:value-type="float">
            <text:p>603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98345729" calcext:value-type="float">
            <text:p>1198345729</text:p>
          </table:table-cell>
          <table:table-cell office:value-type="float" office:value="86452240" calcext:value-type="float">
            <text:p>86452240</text:p>
          </table:table-cell>
          <table:table-cell office:value-type="float" office:value="906160" calcext:value-type="float">
            <text:p>906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55162974" calcext:value-type="float">
            <text:p>1255162974</text:p>
          </table:table-cell>
          <table:table-cell office:value-type="float" office:value="96101344" calcext:value-type="float">
            <text:p>96101344</text:p>
          </table:table-cell>
          <table:table-cell office:value-type="float" office:value="906059" calcext:value-type="float">
            <text:p>9060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637148849" calcext:value-type="float">
            <text:p>1637148849</text:p>
          </table:table-cell>
          <table:table-cell office:value-type="float" office:value="187115744" calcext:value-type="float">
            <text:p>187115744</text:p>
          </table:table-cell>
          <table:table-cell office:value-type="float" office:value="905732" calcext:value-type="float">
            <text:p>905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30595895" calcext:value-type="float">
            <text:p>1330595895</text:p>
          </table:table-cell>
          <table:table-cell office:value-type="float" office:value="246012240" calcext:value-type="float">
            <text:p>246012240</text:p>
          </table:table-cell>
          <table:table-cell office:value-type="float" office:value="1705549" calcext:value-type="float">
            <text:p>17055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53159587" calcext:value-type="float">
            <text:p>1353159587</text:p>
          </table:table-cell>
          <table:table-cell office:value-type="float" office:value="256101824" calcext:value-type="float">
            <text:p>256101824</text:p>
          </table:table-cell>
          <table:table-cell office:value-type="float" office:value="1706067" calcext:value-type="float">
            <text:p>1706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762539492" calcext:value-type="float">
            <text:p>1762539492</text:p>
          </table:table-cell>
          <table:table-cell office:value-type="float" office:value="347755184" calcext:value-type="float">
            <text:p>347755184</text:p>
          </table:table-cell>
          <table:table-cell office:value-type="float" office:value="1706358" calcext:value-type="float">
            <text:p>17063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15924884" calcext:value-type="float">
            <text:p>1615924884</text:p>
          </table:table-cell>
          <table:table-cell office:value-type="float" office:value="576286624" calcext:value-type="float">
            <text:p>576286624</text:p>
          </table:table-cell>
          <table:table-cell office:value-type="float" office:value="3306014" calcext:value-type="float">
            <text:p>3306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19691729" calcext:value-type="float">
            <text:p>2019691729</text:p>
          </table:table-cell>
          <table:table-cell office:value-type="float" office:value="667457744" calcext:value-type="float">
            <text:p>667457744</text:p>
          </table:table-cell>
          <table:table-cell office:value-type="float" office:value="3306094" calcext:value-type="float">
            <text:p>3306094</text:p>
          </table:table-cell>
          <table:table-cell table:formula="of:=AVERAGE([.G453:.G463])" office:value-type="float" office:value="1463307985.54545" calcext:value-type="float">
            <text:p>1463307985.54545</text:p>
          </table:table-cell>
          <table:table-cell table:formula="of:=STDEV([.G453:.G463])" office:value-type="float" office:value="285187272.292441" calcext:value-type="float">
            <text:p>285187272.292441</text:p>
          </table:table-cell>
          <table:table-cell table:formula="of:=[.K463]/[.J463]" office:value-type="float" office:value="0.194892172467805" calcext:value-type="float">
            <text:p>0.194892172467805</text:p>
          </table:table-cell>
          <table:table-cell/>
          <table:table-cell table:formula="of:=([.J529]-[.J463])/[.J463]" office:value-type="float" office:value="0.0663028579792034" calcext:value-type="float">
            <text:p>0.066302857979203</text:p>
          </table:table-cell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7796" calcext:value-type="float">
            <text:p>97796</text:p>
          </table:table-cell>
          <table:table-cell office:value-type="float" office:value="11953" calcext:value-type="float">
            <text:p>11953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2074" calcext:value-type="float">
            <text:p>92074</text:p>
          </table:table-cell>
          <table:table-cell office:value-type="float" office:value="12726" calcext:value-type="float">
            <text:p>12726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4765" calcext:value-type="float">
            <text:p>64765</text:p>
          </table:table-cell>
          <table:table-cell office:value-type="float" office:value="17461" calcext:value-type="float">
            <text:p>17461</text:p>
          </table:table-cell>
          <table:table-cell office:value-type="float" office:value="1194" calcext:value-type="float">
            <text:p>119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3002" calcext:value-type="float">
            <text:p>93002</text:p>
          </table:table-cell>
          <table:table-cell office:value-type="float" office:value="12829" calcext:value-type="float">
            <text:p>12829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1188" calcext:value-type="float">
            <text:p>91188</text:p>
          </table:table-cell>
          <table:table-cell office:value-type="float" office:value="13043" calcext:value-type="float">
            <text:p>13043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6879" calcext:value-type="float">
            <text:p>66879</text:p>
          </table:table-cell>
          <table:table-cell office:value-type="float" office:value="17077" calcext:value-type="float">
            <text:p>17077</text:p>
          </table:table-cell>
          <table:table-cell office:value-type="float" office:value="1194" calcext:value-type="float">
            <text:p>119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2504" calcext:value-type="float">
            <text:p>92504</text:p>
          </table:table-cell>
          <table:table-cell office:value-type="float" office:value="12238" calcext:value-type="float">
            <text:p>12238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4436" calcext:value-type="float">
            <text:p>84436</text:p>
          </table:table-cell>
          <table:table-cell office:value-type="float" office:value="12707" calcext:value-type="float">
            <text:p>12707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5216" calcext:value-type="float">
            <text:p>65216</text:p>
          </table:table-cell>
          <table:table-cell office:value-type="float" office:value="17407" calcext:value-type="float">
            <text:p>17407</text:p>
          </table:table-cell>
          <table:table-cell office:value-type="float" office:value="1194" calcext:value-type="float">
            <text:p>119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6868" calcext:value-type="float">
            <text:p>86868</text:p>
          </table:table-cell>
          <table:table-cell office:value-type="float" office:value="13194" calcext:value-type="float">
            <text:p>13194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65094" calcext:value-type="float">
            <text:p>65094</text:p>
          </table:table-cell>
          <table:table-cell office:value-type="float" office:value="17860" calcext:value-type="float">
            <text:p>17860</text:p>
          </table:table-cell>
          <table:table-cell office:value-type="float" office:value="1194" calcext:value-type="float">
            <text:p>1194</text:p>
          </table:table-cell>
          <table:table-cell office:value-type="float" office:value="6" calcext:value-type="float">
            <text:p>6</text:p>
          </table:table-cell>
          <table:table-cell table:formula="of:=AVERAGE([.G464:.G474])" office:value-type="float" office:value="14408.6363636364" calcext:value-type="float">
            <text:p>14408.6363636364</text:p>
          </table:table-cell>
          <table:table-cell table:formula="of:=STDEV([.G464:.G474])" office:value-type="float" office:value="2442.19947067095" calcext:value-type="float">
            <text:p>2442.19947067095</text:p>
          </table:table-cell>
          <table:table-cell table:formula="of:=[.K474]/[.J474]" office:value-type="float" office:value="0.169495530946594" calcext:value-type="float">
            <text:p>0.169495530946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454" calcext:value-type="float">
            <text:p>9454</text:p>
          </table:table-cell>
          <table:table-cell office:value-type="float" office:value="127365" calcext:value-type="float">
            <text:p>127365</text:p>
          </table:table-cell>
          <table:table-cell office:value-type="float" office:value="1840" calcext:value-type="float">
            <text:p>184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909" calcext:value-type="float">
            <text:p>9909</text:p>
          </table:table-cell>
          <table:table-cell office:value-type="float" office:value="126642" calcext:value-type="float">
            <text:p>126642</text:p>
          </table:table-cell>
          <table:table-cell office:value-type="float" office:value="2826" calcext:value-type="float">
            <text:p>2826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997" calcext:value-type="float">
            <text:p>6997</text:p>
          </table:table-cell>
          <table:table-cell office:value-type="float" office:value="169130" calcext:value-type="float">
            <text:p>169130</text:p>
          </table:table-cell>
          <table:table-cell office:value-type="float" office:value="11946" calcext:value-type="float">
            <text:p>11946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578" calcext:value-type="float">
            <text:p>9578</text:p>
          </table:table-cell>
          <table:table-cell office:value-type="float" office:value="125648" calcext:value-type="float">
            <text:p>125648</text:p>
          </table:table-cell>
          <table:table-cell office:value-type="float" office:value="1840" calcext:value-type="float">
            <text:p>184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705" calcext:value-type="float">
            <text:p>9705</text:p>
          </table:table-cell>
          <table:table-cell office:value-type="float" office:value="129408" calcext:value-type="float">
            <text:p>129408</text:p>
          </table:table-cell>
          <table:table-cell office:value-type="float" office:value="2826" calcext:value-type="float">
            <text:p>2826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606" calcext:value-type="float">
            <text:p>6606</text:p>
          </table:table-cell>
          <table:table-cell office:value-type="float" office:value="171064" calcext:value-type="float">
            <text:p>171064</text:p>
          </table:table-cell>
          <table:table-cell office:value-type="float" office:value="11946" calcext:value-type="float">
            <text:p>11946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405" calcext:value-type="float">
            <text:p>9405</text:p>
          </table:table-cell>
          <table:table-cell office:value-type="float" office:value="124968" calcext:value-type="float">
            <text:p>124968</text:p>
          </table:table-cell>
          <table:table-cell office:value-type="float" office:value="1840" calcext:value-type="float">
            <text:p>184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598" calcext:value-type="float">
            <text:p>9598</text:p>
          </table:table-cell>
          <table:table-cell office:value-type="float" office:value="129506" calcext:value-type="float">
            <text:p>129506</text:p>
          </table:table-cell>
          <table:table-cell office:value-type="float" office:value="2826" calcext:value-type="float">
            <text:p>2826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696" calcext:value-type="float">
            <text:p>6696</text:p>
          </table:table-cell>
          <table:table-cell office:value-type="float" office:value="167195" calcext:value-type="float">
            <text:p>167195</text:p>
          </table:table-cell>
          <table:table-cell office:value-type="float" office:value="11946" calcext:value-type="float">
            <text:p>11946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021" calcext:value-type="float">
            <text:p>9021</text:p>
          </table:table-cell>
          <table:table-cell office:value-type="float" office:value="140589" calcext:value-type="float">
            <text:p>140589</text:p>
          </table:table-cell>
          <table:table-cell office:value-type="float" office:value="2826" calcext:value-type="float">
            <text:p>2826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6602" calcext:value-type="float">
            <text:p>6602</text:p>
          </table:table-cell>
          <table:table-cell office:value-type="float" office:value="167250" calcext:value-type="float">
            <text:p>167250</text:p>
          </table:table-cell>
          <table:table-cell office:value-type="float" office:value="11946" calcext:value-type="float">
            <text:p>11946</text:p>
          </table:table-cell>
          <table:table-cell office:value-type="float" office:value="60" calcext:value-type="float">
            <text:p>60</text:p>
          </table:table-cell>
          <table:table-cell table:formula="of:=AVERAGE([.G475:.G485])" office:value-type="float" office:value="143524.090909091" calcext:value-type="float">
            <text:p>143524.090909091</text:p>
          </table:table-cell>
          <table:table-cell table:formula="of:=STDEV([.G475:.G485])" office:value-type="float" office:value="20375.7941560791" calcext:value-type="float">
            <text:p>20375.7941560791</text:p>
          </table:table-cell>
          <table:table-cell table:formula="of:=[.K485]/[.J485]" office:value-type="float" office:value="0.141967763230671" calcext:value-type="float">
            <text:p>0.141967763230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18" calcext:value-type="float">
            <text:p>918</text:p>
          </table:table-cell>
          <table:table-cell office:value-type="float" office:value="1196697" calcext:value-type="float">
            <text:p>1196697</text:p>
          </table:table-cell>
          <table:table-cell office:value-type="float" office:value="18400" calcext:value-type="float">
            <text:p>18400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15" calcext:value-type="float">
            <text:p>915</text:p>
          </table:table-cell>
          <table:table-cell office:value-type="float" office:value="1277951" calcext:value-type="float">
            <text:p>1277951</text:p>
          </table:table-cell>
          <table:table-cell office:value-type="float" office:value="28266" calcext:value-type="float">
            <text:p>28266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91" calcext:value-type="float">
            <text:p>691</text:p>
          </table:table-cell>
          <table:table-cell office:value-type="float" office:value="1738532" calcext:value-type="float">
            <text:p>1738532</text:p>
          </table:table-cell>
          <table:table-cell office:value-type="float" office:value="119468" calcext:value-type="float">
            <text:p>119468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24" calcext:value-type="float">
            <text:p>924</text:p>
          </table:table-cell>
          <table:table-cell office:value-type="float" office:value="1225188" calcext:value-type="float">
            <text:p>1225188</text:p>
          </table:table-cell>
          <table:table-cell office:value-type="float" office:value="18400" calcext:value-type="float">
            <text:p>18400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89" calcext:value-type="float">
            <text:p>889</text:p>
          </table:table-cell>
          <table:table-cell office:value-type="float" office:value="1265269" calcext:value-type="float">
            <text:p>1265269</text:p>
          </table:table-cell>
          <table:table-cell office:value-type="float" office:value="28267" calcext:value-type="float">
            <text:p>28267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70" calcext:value-type="float">
            <text:p>670</text:p>
          </table:table-cell>
          <table:table-cell office:value-type="float" office:value="1706617" calcext:value-type="float">
            <text:p>1706617</text:p>
          </table:table-cell>
          <table:table-cell office:value-type="float" office:value="119468" calcext:value-type="float">
            <text:p>119468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94" calcext:value-type="float">
            <text:p>894</text:p>
          </table:table-cell>
          <table:table-cell office:value-type="float" office:value="1252349" calcext:value-type="float">
            <text:p>1252349</text:p>
          </table:table-cell>
          <table:table-cell office:value-type="float" office:value="18400" calcext:value-type="float">
            <text:p>18400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78" calcext:value-type="float">
            <text:p>878</text:p>
          </table:table-cell>
          <table:table-cell office:value-type="float" office:value="1311710" calcext:value-type="float">
            <text:p>1311710</text:p>
          </table:table-cell>
          <table:table-cell office:value-type="float" office:value="28267" calcext:value-type="float">
            <text:p>28267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75" calcext:value-type="float">
            <text:p>675</text:p>
          </table:table-cell>
          <table:table-cell office:value-type="float" office:value="1729028" calcext:value-type="float">
            <text:p>1729028</text:p>
          </table:table-cell>
          <table:table-cell office:value-type="float" office:value="119468" calcext:value-type="float">
            <text:p>119468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58" calcext:value-type="float">
            <text:p>858</text:p>
          </table:table-cell>
          <table:table-cell office:value-type="float" office:value="1349332" calcext:value-type="float">
            <text:p>1349332</text:p>
          </table:table-cell>
          <table:table-cell office:value-type="float" office:value="28267" calcext:value-type="float">
            <text:p>28267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638" calcext:value-type="float">
            <text:p>638</text:p>
          </table:table-cell>
          <table:table-cell office:value-type="float" office:value="1811230" calcext:value-type="float">
            <text:p>1811230</text:p>
          </table:table-cell>
          <table:table-cell office:value-type="float" office:value="119468" calcext:value-type="float">
            <text:p>119468</text:p>
          </table:table-cell>
          <table:table-cell office:value-type="float" office:value="600" calcext:value-type="float">
            <text:p>600</text:p>
          </table:table-cell>
          <table:table-cell table:formula="of:=AVERAGE([.G486:.G496])" office:value-type="float" office:value="1442173" calcext:value-type="float">
            <text:p>1442173</text:p>
          </table:table-cell>
          <table:table-cell table:formula="of:=STDEV([.G486:.G496])" office:value-type="float" office:value="245667.700404021" calcext:value-type="float">
            <text:p>245667.700404021</text:p>
          </table:table-cell>
          <table:table-cell table:formula="of:=[.K496]/[.J496]" office:value-type="float" office:value="0.170345513613153" calcext:value-type="float">
            <text:p>0.170345513613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2111431" calcext:value-type="float">
            <text:p>12111431</text:p>
          </table:table-cell>
          <table:table-cell office:value-type="float" office:value="184002" calcext:value-type="float">
            <text:p>184002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12698757" calcext:value-type="float">
            <text:p>12698757</text:p>
          </table:table-cell>
          <table:table-cell office:value-type="float" office:value="282670" calcext:value-type="float">
            <text:p>282670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6" calcext:value-type="float">
            <text:p>66</text:p>
          </table:table-cell>
          <table:table-cell office:value-type="float" office:value="17364410" calcext:value-type="float">
            <text:p>17364410</text:p>
          </table:table-cell>
          <table:table-cell office:value-type="float" office:value="1194701" calcext:value-type="float">
            <text:p>1194701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2639269" calcext:value-type="float">
            <text:p>12639269</text:p>
          </table:table-cell>
          <table:table-cell office:value-type="float" office:value="184003" calcext:value-type="float">
            <text:p>184003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3209411" calcext:value-type="float">
            <text:p>13209411</text:p>
          </table:table-cell>
          <table:table-cell office:value-type="float" office:value="282675" calcext:value-type="float">
            <text:p>282675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3" calcext:value-type="float">
            <text:p>63</text:p>
          </table:table-cell>
          <table:table-cell office:value-type="float" office:value="17468977" calcext:value-type="float">
            <text:p>17468977</text:p>
          </table:table-cell>
          <table:table-cell office:value-type="float" office:value="1194704" calcext:value-type="float">
            <text:p>1194704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14447337" calcext:value-type="float">
            <text:p>14447337</text:p>
          </table:table-cell>
          <table:table-cell office:value-type="float" office:value="184004" calcext:value-type="float">
            <text:p>184004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3345286" calcext:value-type="float">
            <text:p>13345286</text:p>
          </table:table-cell>
          <table:table-cell office:value-type="float" office:value="282673" calcext:value-type="float">
            <text:p>282673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8" calcext:value-type="float">
            <text:p>68</text:p>
          </table:table-cell>
          <table:table-cell office:value-type="float" office:value="16813511" calcext:value-type="float">
            <text:p>16813511</text:p>
          </table:table-cell>
          <table:table-cell office:value-type="float" office:value="1194687" calcext:value-type="float">
            <text:p>1194687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4074542" calcext:value-type="float">
            <text:p>14074542</text:p>
          </table:table-cell>
          <table:table-cell office:value-type="float" office:value="282669" calcext:value-type="float">
            <text:p>282669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  <table:table-cell office:value-type="float" office:value="18066280" calcext:value-type="float">
            <text:p>18066280</text:p>
          </table:table-cell>
          <table:table-cell office:value-type="float" office:value="1194678" calcext:value-type="float">
            <text:p>1194678</text:p>
          </table:table-cell>
          <table:table-cell office:value-type="float" office:value="6000" calcext:value-type="float">
            <text:p>6000</text:p>
          </table:table-cell>
          <table:table-cell table:formula="of:=AVERAGE([.G497:.G507])" office:value-type="float" office:value="14749019.1818182" calcext:value-type="float">
            <text:p>14749019.1818182</text:p>
          </table:table-cell>
          <table:table-cell table:formula="of:=STDEV([.G497:.G507])" office:value-type="float" office:value="2236136.61334284" calcext:value-type="float">
            <text:p>2236136.61334284</text:p>
          </table:table-cell>
          <table:table-cell table:formula="of:=[.K507]/[.J507]" office:value-type="float" office:value="0.151612563912008" calcext:value-type="float">
            <text:p>0.15161256391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0375335" calcext:value-type="float">
            <text:p>130375335</text:p>
          </table:table-cell>
          <table:table-cell office:value-type="float" office:value="1840056" calcext:value-type="float">
            <text:p>1840056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24730196" calcext:value-type="float">
            <text:p>124730196</text:p>
          </table:table-cell>
          <table:table-cell office:value-type="float" office:value="2826732" calcext:value-type="float">
            <text:p>2826732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67973914" calcext:value-type="float">
            <text:p>167973914</text:p>
          </table:table-cell>
          <table:table-cell office:value-type="float" office:value="11946770" calcext:value-type="float">
            <text:p>11946770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9375385" calcext:value-type="float">
            <text:p>139375385</text:p>
          </table:table-cell>
          <table:table-cell office:value-type="float" office:value="1840008" calcext:value-type="float">
            <text:p>1840008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30126402" calcext:value-type="float">
            <text:p>130126402</text:p>
          </table:table-cell>
          <table:table-cell office:value-type="float" office:value="2826698" calcext:value-type="float">
            <text:p>2826698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72465008" calcext:value-type="float">
            <text:p>172465008</text:p>
          </table:table-cell>
          <table:table-cell office:value-type="float" office:value="11946701" calcext:value-type="float">
            <text:p>11946701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6166027" calcext:value-type="float">
            <text:p>126166027</text:p>
          </table:table-cell>
          <table:table-cell office:value-type="float" office:value="1840002" calcext:value-type="float">
            <text:p>1840002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32847870" calcext:value-type="float">
            <text:p>132847870</text:p>
          </table:table-cell>
          <table:table-cell office:value-type="float" office:value="2826668" calcext:value-type="float">
            <text:p>2826668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78951821" calcext:value-type="float">
            <text:p>178951821</text:p>
          </table:table-cell>
          <table:table-cell office:value-type="float" office:value="11946701" calcext:value-type="float">
            <text:p>11946701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39744576" calcext:value-type="float">
            <text:p>139744576</text:p>
          </table:table-cell>
          <table:table-cell office:value-type="float" office:value="2826668" calcext:value-type="float">
            <text:p>2826668</text:p>
          </table:table-cell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75205553" calcext:value-type="float">
            <text:p>175205553</text:p>
          </table:table-cell>
          <table:table-cell office:value-type="float" office:value="11946685" calcext:value-type="float">
            <text:p>11946685</text:p>
          </table:table-cell>
          <table:table-cell office:value-type="float" office:value="60000" calcext:value-type="float">
            <text:p>60000</text:p>
          </table:table-cell>
          <table:table-cell table:formula="of:=AVERAGE([.G508:.G518])" office:value-type="float" office:value="147087462.454545" calcext:value-type="float">
            <text:p>147087462.454545</text:p>
          </table:table-cell>
          <table:table-cell table:formula="of:=STDEV([.G508:.G518])" office:value-type="float" office:value="21695425.2125343" calcext:value-type="float">
            <text:p>21695425.2125343</text:p>
          </table:table-cell>
          <table:table-cell table:formula="of:=[.K518]/[.J518]" office:value-type="float" office:value="0.147500166570885" calcext:value-type="float">
            <text:p>0.147500166570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28219452" calcext:value-type="float">
            <text:p>1228219452</text:p>
          </table:table-cell>
          <table:table-cell office:value-type="float" office:value="25969024" calcext:value-type="float">
            <text:p>25969024</text:p>
          </table:table-cell>
          <table:table-cell office:value-type="float" office:value="604004" calcext:value-type="float">
            <text:p>604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95817872" calcext:value-type="float">
            <text:p>1295817872</text:p>
          </table:table-cell>
          <table:table-cell office:value-type="float" office:value="35989312" calcext:value-type="float">
            <text:p>35989312</text:p>
          </table:table-cell>
          <table:table-cell office:value-type="float" office:value="603959" calcext:value-type="float">
            <text:p>603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713382419" calcext:value-type="float">
            <text:p>1713382419</text:p>
          </table:table-cell>
          <table:table-cell office:value-type="float" office:value="127080848" calcext:value-type="float">
            <text:p>127080848</text:p>
          </table:table-cell>
          <table:table-cell office:value-type="float" office:value="603995" calcext:value-type="float">
            <text:p>603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72674162" calcext:value-type="float">
            <text:p>1272674162</text:p>
          </table:table-cell>
          <table:table-cell office:value-type="float" office:value="86331344" calcext:value-type="float">
            <text:p>86331344</text:p>
          </table:table-cell>
          <table:table-cell office:value-type="float" office:value="906371" calcext:value-type="float">
            <text:p>906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99948606" calcext:value-type="float">
            <text:p>1299948606</text:p>
          </table:table-cell>
          <table:table-cell office:value-type="float" office:value="96296288" calcext:value-type="float">
            <text:p>96296288</text:p>
          </table:table-cell>
          <table:table-cell office:value-type="float" office:value="905834" calcext:value-type="float">
            <text:p>9058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759544536" calcext:value-type="float">
            <text:p>1759544536</text:p>
          </table:table-cell>
          <table:table-cell office:value-type="float" office:value="187548464" calcext:value-type="float">
            <text:p>187548464</text:p>
          </table:table-cell>
          <table:table-cell office:value-type="float" office:value="906010" calcext:value-type="float">
            <text:p>906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47255496" calcext:value-type="float">
            <text:p>1447255496</text:p>
          </table:table-cell>
          <table:table-cell office:value-type="float" office:value="246276352" calcext:value-type="float">
            <text:p>246276352</text:p>
          </table:table-cell>
          <table:table-cell office:value-type="float" office:value="1705949" calcext:value-type="float">
            <text:p>1705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20677757" calcext:value-type="float">
            <text:p>1620677757</text:p>
          </table:table-cell>
          <table:table-cell office:value-type="float" office:value="256443872" calcext:value-type="float">
            <text:p>256443872</text:p>
          </table:table-cell>
          <table:table-cell office:value-type="float" office:value="1706055" calcext:value-type="float">
            <text:p>1706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803934560" calcext:value-type="float">
            <text:p>1803934560</text:p>
          </table:table-cell>
          <table:table-cell office:value-type="float" office:value="347483488" calcext:value-type="float">
            <text:p>347483488</text:p>
          </table:table-cell>
          <table:table-cell office:value-type="float" office:value="1705923" calcext:value-type="float">
            <text:p>17059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62141415" calcext:value-type="float">
            <text:p>1662141415</text:p>
          </table:table-cell>
          <table:table-cell office:value-type="float" office:value="576350304" calcext:value-type="float">
            <text:p>576350304</text:p>
          </table:table-cell>
          <table:table-cell office:value-type="float" office:value="3305996" calcext:value-type="float">
            <text:p>3305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.SyncSB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60028083" calcext:value-type="float">
            <text:p>2060028083</text:p>
          </table:table-cell>
          <table:table-cell office:value-type="float" office:value="667429472" calcext:value-type="float">
            <text:p>667429472</text:p>
          </table:table-cell>
          <table:table-cell office:value-type="float" office:value="3305912" calcext:value-type="float">
            <text:p>3305912</text:p>
          </table:table-cell>
          <table:table-cell table:formula="of:=AVERAGE([.G519:.G529])" office:value-type="float" office:value="1560329487.09091" calcext:value-type="float">
            <text:p>1560329487.09091</text:p>
          </table:table-cell>
          <table:table-cell table:formula="of:=STDEV([.G519:.G529])" office:value-type="float" office:value="270139690.345961" calcext:value-type="float">
            <text:p>270139690.345961</text:p>
          </table:table-cell>
          <table:table-cell table:formula="of:=[.K529]/[.J529]" office:value-type="float" office:value="0.173129901460499" calcext:value-type="float">
            <text:p>0.173129901460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985128" calcext:value-type="float">
            <text:p>21985128</text:p>
          </table:table-cell>
          <table:table-cell office:value-type="float" office:value="52.4" calcext:value-type="float">
            <text:p>52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3188602" calcext:value-type="float">
            <text:p>23188602</text:p>
          </table:table-cell>
          <table:table-cell office:value-type="float" office:value="50.9" calcext:value-type="float">
            <text:p>50.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2517472" calcext:value-type="float">
            <text:p>22517472</text:p>
          </table:table-cell>
          <table:table-cell office:value-type="float" office:value="51.9" calcext:value-type="float">
            <text:p>51.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954212" calcext:value-type="float">
            <text:p>20954212</text:p>
          </table:table-cell>
          <table:table-cell office:value-type="float" office:value="53.7" calcext:value-type="float">
            <text:p>53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1021187" calcext:value-type="float">
            <text:p>21021187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8964999" calcext:value-type="float">
            <text:p>18964999</text:p>
          </table:table-cell>
          <table:table-cell office:value-type="float" office:value="54.6" calcext:value-type="float">
            <text:p>54.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713964" calcext:value-type="float">
            <text:p>20713964</text:p>
          </table:table-cell>
          <table:table-cell office:value-type="float" office:value="52.9" calcext:value-type="float">
            <text:p>52.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0862075" calcext:value-type="float">
            <text:p>20862075</text:p>
          </table:table-cell>
          <table:table-cell office:value-type="float" office:value="54.8" calcext:value-type="float">
            <text:p>54.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0734150" calcext:value-type="float">
            <text:p>20734150</text:p>
          </table:table-cell>
          <table:table-cell office:value-type="float" office:value="54.1" calcext:value-type="float">
            <text:p>54.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7299345" calcext:value-type="float">
            <text:p>17299345</text:p>
          </table:table-cell>
          <table:table-cell office:value-type="float" office:value="60.7" calcext:value-type="float">
            <text:p>60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257958" calcext:value-type="float">
            <text:p>19257958</text:p>
          </table:table-cell>
          <table:table-cell office:value-type="float" office:value="58.7" calcext:value-type="float">
            <text:p>58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AVERAGE([.G530:.G540])" office:value-type="float" office:value="54.4272727272727" calcext:value-type="float">
            <text:p>54.4272727272727</text:p>
          </table:table-cell>
          <table:table-cell table:formula="of:=STDEV([.G530:.G540])" office:value-type="float" office:value="2.89589050521283" calcext:value-type="float">
            <text:p>2.89589050521283</text:p>
          </table:table-cell>
          <table:table-cell table:formula="of:=[.K540]/[.J540]" office:value-type="float" office:value="0.0532066069105414" calcext:value-type="float">
            <text:p>0.053206606910541</text:p>
          </table:table-cell>
          <table:table-cell/>
          <table:table-cell table:formula="of:=([.J606]-[.J540])/[.J540]" office:value-type="float" office:value="2.57441122431936" calcext:value-type="float">
            <text:p>2.57441122431936</text:p>
          </table:table-cell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32606" calcext:value-type="float">
            <text:p>2332606</text:p>
          </table:table-cell>
          <table:table-cell office:value-type="float" office:value="507" calcext:value-type="float">
            <text:p>50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364031" calcext:value-type="float">
            <text:p>2364031</text:p>
          </table:table-cell>
          <table:table-cell office:value-type="float" office:value="499" calcext:value-type="float">
            <text:p>49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192839" calcext:value-type="float">
            <text:p>2192839</text:p>
          </table:table-cell>
          <table:table-cell office:value-type="float" office:value="552" calcext:value-type="float">
            <text:p>55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10741" calcext:value-type="float">
            <text:p>2410741</text:p>
          </table:table-cell>
          <table:table-cell office:value-type="float" office:value="499" calcext:value-type="float">
            <text:p>49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04400" calcext:value-type="float">
            <text:p>2204400</text:p>
          </table:table-cell>
          <table:table-cell office:value-type="float" office:value="531" calcext:value-type="float">
            <text:p>53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373957" calcext:value-type="float">
            <text:p>2373957</text:p>
          </table:table-cell>
          <table:table-cell office:value-type="float" office:value="503" calcext:value-type="float">
            <text:p>50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47939" calcext:value-type="float">
            <text:p>2347939</text:p>
          </table:table-cell>
          <table:table-cell office:value-type="float" office:value="524" calcext:value-type="float">
            <text:p>52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412454" calcext:value-type="float">
            <text:p>2412454</text:p>
          </table:table-cell>
          <table:table-cell office:value-type="float" office:value="496" calcext:value-type="float">
            <text:p>496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237869" calcext:value-type="float">
            <text:p>2237869</text:p>
          </table:table-cell>
          <table:table-cell office:value-type="float" office:value="531" calcext:value-type="float">
            <text:p>53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131730" calcext:value-type="float">
            <text:p>2131730</text:p>
          </table:table-cell>
          <table:table-cell office:value-type="float" office:value="573" calcext:value-type="float">
            <text:p>573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2081713" calcext:value-type="float">
            <text:p>2081713</text:p>
          </table:table-cell>
          <table:table-cell office:value-type="float" office:value="571" calcext:value-type="float">
            <text:p>571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formula="of:=AVERAGE([.G541:.G551])" office:value-type="float" office:value="526" calcext:value-type="float">
            <text:p>526</text:p>
          </table:table-cell>
          <table:table-cell table:formula="of:=STDEV([.G541:.G551])" office:value-type="float" office:value="28.6565873753313" calcext:value-type="float">
            <text:p>28.6565873753313</text:p>
          </table:table-cell>
          <table:table-cell table:formula="of:=[.K551]/[.J551]" office:value-type="float" office:value="0.0544802041356109" calcext:value-type="float">
            <text:p>0.054480204135611</text:p>
          </table:table-cell>
          <table:table-cell/>
          <table:table-cell table:formula="of:=([.J617]-[.J551])/[.J551]" office:value-type="float" office:value="2.92239889388178" calcext:value-type="float">
            <text:p>2.92239889388178</text:p>
          </table:table-cell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5658" calcext:value-type="float">
            <text:p>175658</text:p>
          </table:table-cell>
          <table:table-cell office:value-type="float" office:value="6078" calcext:value-type="float">
            <text:p>6078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6267" calcext:value-type="float">
            <text:p>186267</text:p>
          </table:table-cell>
          <table:table-cell office:value-type="float" office:value="6166" calcext:value-type="float">
            <text:p>616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98070" calcext:value-type="float">
            <text:p>198070</text:p>
          </table:table-cell>
          <table:table-cell office:value-type="float" office:value="6055" calcext:value-type="float">
            <text:p>605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0695" calcext:value-type="float">
            <text:p>190695</text:p>
          </table:table-cell>
          <table:table-cell office:value-type="float" office:value="6089" calcext:value-type="float">
            <text:p>6089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79910" calcext:value-type="float">
            <text:p>179910</text:p>
          </table:table-cell>
          <table:table-cell office:value-type="float" office:value="6131" calcext:value-type="float">
            <text:p>613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71350" calcext:value-type="float">
            <text:p>171350</text:p>
          </table:table-cell>
          <table:table-cell office:value-type="float" office:value="6183" calcext:value-type="float">
            <text:p>618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7805" calcext:value-type="float">
            <text:p>177805</text:p>
          </table:table-cell>
          <table:table-cell office:value-type="float" office:value="6089" calcext:value-type="float">
            <text:p>6089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86110" calcext:value-type="float">
            <text:p>186110</text:p>
          </table:table-cell>
          <table:table-cell office:value-type="float" office:value="6148" calcext:value-type="float">
            <text:p>6148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86714" calcext:value-type="float">
            <text:p>186714</text:p>
          </table:table-cell>
          <table:table-cell office:value-type="float" office:value="6275" calcext:value-type="float">
            <text:p>6275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66581" calcext:value-type="float">
            <text:p>166581</text:p>
          </table:table-cell>
          <table:table-cell office:value-type="float" office:value="6858" calcext:value-type="float">
            <text:p>6858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53288" calcext:value-type="float">
            <text:p>153288</text:p>
          </table:table-cell>
          <table:table-cell office:value-type="float" office:value="6953" calcext:value-type="float">
            <text:p>6953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table:formula="of:=AVERAGE([.G552:.G562])" office:value-type="float" office:value="6275" calcext:value-type="float">
            <text:p>6275</text:p>
          </table:table-cell>
          <table:table-cell table:formula="of:=STDEV([.G552:.G562])" office:value-type="float" office:value="318.305513618599" calcext:value-type="float">
            <text:p>318.305513618599</text:p>
          </table:table-cell>
          <table:table-cell table:formula="of:=[.K562]/[.J562]" office:value-type="float" office:value="0.0507259782659122" calcext:value-type="float">
            <text:p>0.050725978265912</text:p>
          </table:table-cell>
          <table:table-cell/>
          <table:table-cell table:formula="of:=([.J628]-[.J562])/[.J562]" office:value-type="float" office:value="2.27439333574792" calcext:value-type="float">
            <text:p>2.27439333574792</text:p>
          </table:table-cell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484" calcext:value-type="float">
            <text:p>18484</text:p>
          </table:table-cell>
          <table:table-cell office:value-type="float" office:value="63856" calcext:value-type="float">
            <text:p>63856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9022" calcext:value-type="float">
            <text:p>19022</text:p>
          </table:table-cell>
          <table:table-cell office:value-type="float" office:value="63133" calcext:value-type="float">
            <text:p>63133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8681" calcext:value-type="float">
            <text:p>18681</text:p>
          </table:table-cell>
          <table:table-cell office:value-type="float" office:value="63894" calcext:value-type="float">
            <text:p>63894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326" calcext:value-type="float">
            <text:p>18326</text:p>
          </table:table-cell>
          <table:table-cell office:value-type="float" office:value="65156" calcext:value-type="float">
            <text:p>65156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7590" calcext:value-type="float">
            <text:p>17590</text:p>
          </table:table-cell>
          <table:table-cell office:value-type="float" office:value="66520" calcext:value-type="float">
            <text:p>6652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7860" calcext:value-type="float">
            <text:p>17860</text:p>
          </table:table-cell>
          <table:table-cell office:value-type="float" office:value="65425" calcext:value-type="float">
            <text:p>65425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972" calcext:value-type="float">
            <text:p>17972</text:p>
          </table:table-cell>
          <table:table-cell office:value-type="float" office:value="67153" calcext:value-type="float">
            <text:p>67153</text:p>
          </table:table-cell>
          <table:table-cell office:value-type="float" office:value="8000" calcext:value-type="float">
            <text:p>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8502" calcext:value-type="float">
            <text:p>18502</text:p>
          </table:table-cell>
          <table:table-cell office:value-type="float" office:value="63826" calcext:value-type="float">
            <text:p>63826</text:p>
          </table:table-cell>
          <table:table-cell office:value-type="float" office:value="8000" calcext:value-type="float">
            <text:p>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8450" calcext:value-type="float">
            <text:p>18450</text:p>
          </table:table-cell>
          <table:table-cell office:value-type="float" office:value="65238" calcext:value-type="float">
            <text:p>65238</text:p>
          </table:table-cell>
          <table:table-cell office:value-type="float" office:value="8000" calcext:value-type="float">
            <text:p>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5931" calcext:value-type="float">
            <text:p>15931</text:p>
          </table:table-cell>
          <table:table-cell office:value-type="float" office:value="72028" calcext:value-type="float">
            <text:p>72028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5964" calcext:value-type="float">
            <text:p>15964</text:p>
          </table:table-cell>
          <table:table-cell office:value-type="float" office:value="73257" calcext:value-type="float">
            <text:p>73257</text:p>
          </table:table-cell>
          <table:table-cell office:value-type="float" office:value="16000" calcext:value-type="float">
            <text:p>16000</text:p>
          </table:table-cell>
          <table:table-cell office:value-type="float" office:value="1000" calcext:value-type="float">
            <text:p>1000</text:p>
          </table:table-cell>
          <table:table-cell table:formula="of:=AVERAGE([.G563:.G573])" office:value-type="float" office:value="66316.9090909091" calcext:value-type="float">
            <text:p>66316.9090909091</text:p>
          </table:table-cell>
          <table:table-cell table:formula="of:=STDEV([.G563:.G573])" office:value-type="float" office:value="3362.99626685923" calcext:value-type="float">
            <text:p>3362.99626685923</text:p>
          </table:table-cell>
          <table:table-cell table:formula="of:=[.K573]/[.J573]" office:value-type="float" office:value="0.0507109923089017" calcext:value-type="float">
            <text:p>0.050710992308902</text:p>
          </table:table-cell>
          <table:table-cell/>
          <table:table-cell table:formula="of:=([.J639]-[.J573])/[.J573]" office:value-type="float" office:value="2.18480683659453" calcext:value-type="float">
            <text:p>2.18480683659453</text:p>
          </table:table-cell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22" calcext:value-type="float">
            <text:p>1522</text:p>
          </table:table-cell>
          <table:table-cell office:value-type="float" office:value="737047" calcext:value-type="float">
            <text:p>737047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484" calcext:value-type="float">
            <text:p>1484</text:p>
          </table:table-cell>
          <table:table-cell office:value-type="float" office:value="719289" calcext:value-type="float">
            <text:p>719289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695" calcext:value-type="float">
            <text:p>1695</text:p>
          </table:table-cell>
          <table:table-cell office:value-type="float" office:value="717991" calcext:value-type="float">
            <text:p>717991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88" calcext:value-type="float">
            <text:p>1488</text:p>
          </table:table-cell>
          <table:table-cell office:value-type="float" office:value="758302" calcext:value-type="float">
            <text:p>758302</text:p>
          </table:table-cell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504" calcext:value-type="float">
            <text:p>1504</text:p>
          </table:table-cell>
          <table:table-cell office:value-type="float" office:value="755248" calcext:value-type="float">
            <text:p>755248</text:p>
          </table:table-cell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608" calcext:value-type="float">
            <text:p>1608</text:p>
          </table:table-cell>
          <table:table-cell office:value-type="float" office:value="736371" calcext:value-type="float">
            <text:p>736371</text:p>
          </table:table-cell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8" calcext:value-type="float">
            <text:p>1408</text:p>
          </table:table-cell>
          <table:table-cell office:value-type="float" office:value="755725" calcext:value-type="float">
            <text:p>755725</text:p>
          </table:table-cell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537" calcext:value-type="float">
            <text:p>1537</text:p>
          </table:table-cell>
          <table:table-cell office:value-type="float" office:value="748028" calcext:value-type="float">
            <text:p>748028</text:p>
          </table:table-cell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370" calcext:value-type="float">
            <text:p>1370</text:p>
          </table:table-cell>
          <table:table-cell office:value-type="float" office:value="744041" calcext:value-type="float">
            <text:p>744041</text:p>
          </table:table-cell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286" calcext:value-type="float">
            <text:p>1286</text:p>
          </table:table-cell>
          <table:table-cell office:value-type="float" office:value="828054" calcext:value-type="float">
            <text:p>82805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257" calcext:value-type="float">
            <text:p>1257</text:p>
          </table:table-cell>
          <table:table-cell office:value-type="float" office:value="802088" calcext:value-type="float">
            <text:p>80208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0000" calcext:value-type="float">
            <text:p>10000</text:p>
          </table:table-cell>
          <table:table-cell table:formula="of:=AVERAGE([.G574:.G584])" office:value-type="float" office:value="754744" calcext:value-type="float">
            <text:p>754744</text:p>
          </table:table-cell>
          <table:table-cell table:formula="of:=STDEV([.G574:.G584])" office:value-type="float" office:value="33238.4356039811" calcext:value-type="float">
            <text:p>33238.4356039811</text:p>
          </table:table-cell>
          <table:table-cell table:formula="of:=[.K584]/[.J584]" office:value-type="float" office:value="0.0440393505665247" calcext:value-type="float">
            <text:p>0.044039350566525</text:p>
          </table:table-cell>
          <table:table-cell/>
          <table:table-cell table:formula="of:=([.J650]-[.J584])/[.J584]" office:value-type="float" office:value="1.98119446641992" calcext:value-type="float">
            <text:p>1.98119446641992</text:p>
          </table:table-cell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8315039" calcext:value-type="float">
            <text:p>831503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8091410" calcext:value-type="float">
            <text:p>809141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46" calcext:value-type="float">
            <text:p>146</text:p>
          </table:table-cell>
          <table:table-cell office:value-type="float" office:value="8036803" calcext:value-type="float">
            <text:p>803680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9321745" calcext:value-type="float">
            <text:p>9321745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8956294" calcext:value-type="float">
            <text:p>895629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29" calcext:value-type="float">
            <text:p>129</text:p>
          </table:table-cell>
          <table:table-cell office:value-type="float" office:value="9088166" calcext:value-type="float">
            <text:p>908816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9820391" calcext:value-type="float">
            <text:p>9820391</text:p>
          </table:table-cell>
          <table:table-cell office:value-type="float" office:value="800001" calcext:value-type="float">
            <text:p>800001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8907958" calcext:value-type="float">
            <text:p>8907958</text:p>
          </table:table-cell>
          <table:table-cell office:value-type="float" office:value="800001" calcext:value-type="float">
            <text:p>800001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35" calcext:value-type="float">
            <text:p>135</text:p>
          </table:table-cell>
          <table:table-cell office:value-type="float" office:value="8894355" calcext:value-type="float">
            <text:p>8894355</text:p>
          </table:table-cell>
          <table:table-cell office:value-type="float" office:value="800000" calcext:value-type="float">
            <text:p>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11287277" calcext:value-type="float">
            <text:p>11287277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14" calcext:value-type="float">
            <text:p>114</text:p>
          </table:table-cell>
          <table:table-cell office:value-type="float" office:value="9790257" calcext:value-type="float">
            <text:p>9790257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00000" calcext:value-type="float">
            <text:p>100000</text:p>
          </table:table-cell>
          <table:table-cell table:formula="of:=AVERAGE([.G585:.G595])" office:value-type="float" office:value="9137245" calcext:value-type="float">
            <text:p>9137245</text:p>
          </table:table-cell>
          <table:table-cell table:formula="of:=STDEV([.G585:.G595])" office:value-type="float" office:value="931519.040203688" calcext:value-type="float">
            <text:p>931519.040203688</text:p>
          </table:table-cell>
          <table:table-cell table:formula="of:=[.K595]/[.J595]" office:value-type="float" office:value="0.101947473248631" calcext:value-type="float">
            <text:p>0.101947473248631</text:p>
          </table:table-cell>
          <table:table-cell/>
          <table:table-cell table:formula="of:=([.J661]-[.J595])/[.J595]" office:value-type="float" office:value="1.83754060740111" calcext:value-type="float">
            <text:p>1.83754060740111</text:p>
          </table:table-cell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203844" calcext:value-type="float">
            <text:p>6203844</text:p>
          </table:table-cell>
          <table:table-cell office:value-type="float" office:value="189" calcext:value-type="float">
            <text:p>189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992861" calcext:value-type="float">
            <text:p>5992861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978443" calcext:value-type="float">
            <text:p>5978443</text:p>
          </table:table-cell>
          <table:table-cell office:value-type="float" office:value="193" calcext:value-type="float">
            <text:p>193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891670" calcext:value-type="float">
            <text:p>5891670</text:p>
          </table:table-cell>
          <table:table-cell office:value-type="float" office:value="195" calcext:value-type="float">
            <text:p>19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6077200" calcext:value-type="float">
            <text:p>6077200</text:p>
          </table:table-cell>
          <table:table-cell office:value-type="float" office:value="193" calcext:value-type="float">
            <text:p>193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238952" calcext:value-type="float">
            <text:p>6238952</text:p>
          </table:table-cell>
          <table:table-cell office:value-type="float" office:value="197" calcext:value-type="float">
            <text:p>197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21498" calcext:value-type="float">
            <text:p>5421498</text:p>
          </table:table-cell>
          <table:table-cell office:value-type="float" office:value="198" calcext:value-type="float">
            <text:p>198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883903" calcext:value-type="float">
            <text:p>5883903</text:p>
          </table:table-cell>
          <table:table-cell office:value-type="float" office:value="196" calcext:value-type="float">
            <text:p>19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076935" calcext:value-type="float">
            <text:p>6076935</text:p>
          </table:table-cell>
          <table:table-cell office:value-type="float" office:value="198" calcext:value-type="float">
            <text:p>198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873866" calcext:value-type="float">
            <text:p>5873866</text:p>
          </table:table-cell>
          <table:table-cell office:value-type="float" office:value="196" calcext:value-type="float">
            <text:p>19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6016612" calcext:value-type="float">
            <text:p>6016612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AVERAGE([.G596:.G606])" office:value-type="float" office:value="194.545454545455" calcext:value-type="float">
            <text:p>194.545454545455</text:p>
          </table:table-cell>
          <table:table-cell table:formula="of:=STDEV([.G596:.G606])" office:value-type="float" office:value="2.80583806958407" calcext:value-type="float">
            <text:p>2.80583806958407</text:p>
          </table:table-cell>
          <table:table-cell table:formula="of:=[.K606]/[.J606]" office:value-type="float" office:value="0.0144225321333761" calcext:value-type="float">
            <text:p>0.014422532133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22840" calcext:value-type="float">
            <text:p>622840</text:p>
          </table:table-cell>
          <table:table-cell office:value-type="float" office:value="1976" calcext:value-type="float">
            <text:p>1976</text:p>
          </table:table-cell>
          <table:table-cell office:value-type="float" office:value="660" calcext:value-type="float">
            <text:p>66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69683" calcext:value-type="float">
            <text:p>569683</text:p>
          </table:table-cell>
          <table:table-cell office:value-type="float" office:value="2034" calcext:value-type="float">
            <text:p>2034</text:p>
          </table:table-cell>
          <table:table-cell office:value-type="float" office:value="660" calcext:value-type="float">
            <text:p>66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30510" calcext:value-type="float">
            <text:p>630510</text:p>
          </table:table-cell>
          <table:table-cell office:value-type="float" office:value="2014" calcext:value-type="float">
            <text:p>2014</text:p>
          </table:table-cell>
          <table:table-cell office:value-type="float" office:value="660" calcext:value-type="float">
            <text:p>66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9051" calcext:value-type="float">
            <text:p>559051</text:p>
          </table:table-cell>
          <table:table-cell office:value-type="float" office:value="2073" calcext:value-type="float">
            <text:p>2073</text:p>
          </table:table-cell>
          <table:table-cell office:value-type="float" office:value="680" calcext:value-type="float">
            <text:p>68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94428" calcext:value-type="float">
            <text:p>594428</text:p>
          </table:table-cell>
          <table:table-cell office:value-type="float" office:value="2049" calcext:value-type="float">
            <text:p>2049</text:p>
          </table:table-cell>
          <table:table-cell office:value-type="float" office:value="680" calcext:value-type="float">
            <text:p>68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78100" calcext:value-type="float">
            <text:p>578100</text:p>
          </table:table-cell>
          <table:table-cell office:value-type="float" office:value="2116" calcext:value-type="float">
            <text:p>2116</text:p>
          </table:table-cell>
          <table:table-cell office:value-type="float" office:value="680" calcext:value-type="float">
            <text:p>68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8002" calcext:value-type="float">
            <text:p>608002</text:p>
          </table:table-cell>
          <table:table-cell office:value-type="float" office:value="2086" calcext:value-type="float">
            <text:p>2086</text:p>
          </table:table-cell>
          <table:table-cell office:value-type="float" office:value="720" calcext:value-type="float">
            <text:p>72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92300" calcext:value-type="float">
            <text:p>492300</text:p>
          </table:table-cell>
          <table:table-cell office:value-type="float" office:value="2092" calcext:value-type="float">
            <text:p>2092</text:p>
          </table:table-cell>
          <table:table-cell office:value-type="float" office:value="720" calcext:value-type="float">
            <text:p>72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74330" calcext:value-type="float">
            <text:p>574330</text:p>
          </table:table-cell>
          <table:table-cell office:value-type="float" office:value="2041" calcext:value-type="float">
            <text:p>2041</text:p>
          </table:table-cell>
          <table:table-cell office:value-type="float" office:value="720" calcext:value-type="float">
            <text:p>72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87253" calcext:value-type="float">
            <text:p>587253</text:p>
          </table:table-cell>
          <table:table-cell office:value-type="float" office:value="2096" calcext:value-type="float">
            <text:p>2096</text:p>
          </table:table-cell>
          <table:table-cell office:value-type="float" office:value="800" calcext:value-type="float">
            <text:p>8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567818" calcext:value-type="float">
            <text:p>567818</text:p>
          </table:table-cell>
          <table:table-cell office:value-type="float" office:value="2118" calcext:value-type="float">
            <text:p>2118</text:p>
          </table:table-cell>
          <table:table-cell office:value-type="float" office:value="800" calcext:value-type="float">
            <text:p>800</text:p>
          </table:table-cell>
          <table:table-cell office:value-type="float" office:value="40" calcext:value-type="float">
            <text:p>40</text:p>
          </table:table-cell>
          <table:table-cell table:formula="of:=AVERAGE([.G607:.G617])" office:value-type="float" office:value="2063.18181818182" calcext:value-type="float">
            <text:p>2063.18181818182</text:p>
          </table:table-cell>
          <table:table-cell table:formula="of:=STDEV([.G607:.G617])" office:value-type="float" office:value="44.5910712627947" calcext:value-type="float">
            <text:p>44.5910712627947</text:p>
          </table:table-cell>
          <table:table-cell table:formula="of:=[.K617]/[.J617]" office:value-type="float" office:value="0.0216127686226368" calcext:value-type="float">
            <text:p>0.021612768622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9092" calcext:value-type="float">
            <text:p>59092</text:p>
          </table:table-cell>
          <table:table-cell office:value-type="float" office:value="20074" calcext:value-type="float">
            <text:p>20074</text:p>
          </table:table-cell>
          <table:table-cell office:value-type="float" office:value="6600" calcext:value-type="float">
            <text:p>6600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9139" calcext:value-type="float">
            <text:p>59139</text:p>
          </table:table-cell>
          <table:table-cell office:value-type="float" office:value="19857" calcext:value-type="float">
            <text:p>19857</text:p>
          </table:table-cell>
          <table:table-cell office:value-type="float" office:value="6600" calcext:value-type="float">
            <text:p>6600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8333" calcext:value-type="float">
            <text:p>58333</text:p>
          </table:table-cell>
          <table:table-cell office:value-type="float" office:value="20152" calcext:value-type="float">
            <text:p>20152</text:p>
          </table:table-cell>
          <table:table-cell office:value-type="float" office:value="6600" calcext:value-type="float">
            <text:p>6600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8057" calcext:value-type="float">
            <text:p>58057</text:p>
          </table:table-cell>
          <table:table-cell office:value-type="float" office:value="21118" calcext:value-type="float">
            <text:p>21118</text:p>
          </table:table-cell>
          <table:table-cell office:value-type="float" office:value="6800" calcext:value-type="float">
            <text:p>6800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5489" calcext:value-type="float">
            <text:p>55489</text:p>
          </table:table-cell>
          <table:table-cell office:value-type="float" office:value="20713" calcext:value-type="float">
            <text:p>20713</text:p>
          </table:table-cell>
          <table:table-cell office:value-type="float" office:value="6800" calcext:value-type="float">
            <text:p>6800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7146" calcext:value-type="float">
            <text:p>57146</text:p>
          </table:table-cell>
          <table:table-cell office:value-type="float" office:value="20291" calcext:value-type="float">
            <text:p>20291</text:p>
          </table:table-cell>
          <table:table-cell office:value-type="float" office:value="6800" calcext:value-type="float">
            <text:p>6800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309" calcext:value-type="float">
            <text:p>55309</text:p>
          </table:table-cell>
          <table:table-cell office:value-type="float" office:value="20593" calcext:value-type="float">
            <text:p>20593</text:p>
          </table:table-cell>
          <table:table-cell office:value-type="float" office:value="7200" calcext:value-type="float">
            <text:p>7200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7358" calcext:value-type="float">
            <text:p>57358</text:p>
          </table:table-cell>
          <table:table-cell office:value-type="float" office:value="21377" calcext:value-type="float">
            <text:p>21377</text:p>
          </table:table-cell>
          <table:table-cell office:value-type="float" office:value="7200" calcext:value-type="float">
            <text:p>7200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5855" calcext:value-type="float">
            <text:p>55855</text:p>
          </table:table-cell>
          <table:table-cell office:value-type="float" office:value="20863" calcext:value-type="float">
            <text:p>20863</text:p>
          </table:table-cell>
          <table:table-cell office:value-type="float" office:value="7200" calcext:value-type="float">
            <text:p>7200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6547" calcext:value-type="float">
            <text:p>56547</text:p>
          </table:table-cell>
          <table:table-cell office:value-type="float" office:value="20327" calcext:value-type="float">
            <text:p>20327</text:p>
          </table:table-cell>
          <table:table-cell office:value-type="float" office:value="8000" calcext:value-type="float">
            <text:p>8000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57432" calcext:value-type="float">
            <text:p>57432</text:p>
          </table:table-cell>
          <table:table-cell office:value-type="float" office:value="20650" calcext:value-type="float">
            <text:p>20650</text:p>
          </table:table-cell>
          <table:table-cell office:value-type="float" office:value="8000" calcext:value-type="float">
            <text:p>8000</text:p>
          </table:table-cell>
          <table:table-cell office:value-type="float" office:value="400" calcext:value-type="float">
            <text:p>400</text:p>
          </table:table-cell>
          <table:table-cell table:formula="of:=AVERAGE([.G618:.G628])" office:value-type="float" office:value="20546.8181818182" calcext:value-type="float">
            <text:p>20546.8181818182</text:p>
          </table:table-cell>
          <table:table-cell table:formula="of:=STDEV([.G618:.G628])" office:value-type="float" office:value="460.962865788952" calcext:value-type="float">
            <text:p>460.962865788952</text:p>
          </table:table-cell>
          <table:table-cell table:formula="of:=[.K628]/[.J628]" office:value-type="float" office:value="0.0224347566474724" calcext:value-type="float">
            <text:p>0.022434756647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210" calcext:value-type="float">
            <text:p>5210</text:p>
          </table:table-cell>
          <table:table-cell office:value-type="float" office:value="207961" calcext:value-type="float">
            <text:p>207961</text:p>
          </table:table-cell>
          <table:table-cell office:value-type="float" office:value="66001" calcext:value-type="float">
            <text:p>66001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354" calcext:value-type="float">
            <text:p>6354</text:p>
          </table:table-cell>
          <table:table-cell office:value-type="float" office:value="205769" calcext:value-type="float">
            <text:p>205769</text:p>
          </table:table-cell>
          <table:table-cell office:value-type="float" office:value="66001" calcext:value-type="float">
            <text:p>66001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937" calcext:value-type="float">
            <text:p>5937</text:p>
          </table:table-cell>
          <table:table-cell office:value-type="float" office:value="208051" calcext:value-type="float">
            <text:p>208051</text:p>
          </table:table-cell>
          <table:table-cell office:value-type="float" office:value="66001" calcext:value-type="float">
            <text:p>66001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10" calcext:value-type="float">
            <text:p>6010</text:p>
          </table:table-cell>
          <table:table-cell office:value-type="float" office:value="211284" calcext:value-type="float">
            <text:p>211284</text:p>
          </table:table-cell>
          <table:table-cell office:value-type="float" office:value="68001" calcext:value-type="float">
            <text:p>68001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458" calcext:value-type="float">
            <text:p>5458</text:p>
          </table:table-cell>
          <table:table-cell office:value-type="float" office:value="208943" calcext:value-type="float">
            <text:p>208943</text:p>
          </table:table-cell>
          <table:table-cell office:value-type="float" office:value="68001" calcext:value-type="float">
            <text:p>68001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932" calcext:value-type="float">
            <text:p>5932</text:p>
          </table:table-cell>
          <table:table-cell office:value-type="float" office:value="210302" calcext:value-type="float">
            <text:p>210302</text:p>
          </table:table-cell>
          <table:table-cell office:value-type="float" office:value="68001" calcext:value-type="float">
            <text:p>68001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65" calcext:value-type="float">
            <text:p>5265</text:p>
          </table:table-cell>
          <table:table-cell office:value-type="float" office:value="214195" calcext:value-type="float">
            <text:p>214195</text:p>
          </table:table-cell>
          <table:table-cell office:value-type="float" office:value="72001" calcext:value-type="float">
            <text:p>72001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479" calcext:value-type="float">
            <text:p>5479</text:p>
          </table:table-cell>
          <table:table-cell office:value-type="float" office:value="212539" calcext:value-type="float">
            <text:p>212539</text:p>
          </table:table-cell>
          <table:table-cell office:value-type="float" office:value="72000" calcext:value-type="float">
            <text:p>72000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026" calcext:value-type="float">
            <text:p>5026</text:p>
          </table:table-cell>
          <table:table-cell office:value-type="float" office:value="218933" calcext:value-type="float">
            <text:p>218933</text:p>
          </table:table-cell>
          <table:table-cell office:value-type="float" office:value="72001" calcext:value-type="float">
            <text:p>72001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634" calcext:value-type="float">
            <text:p>5634</text:p>
          </table:table-cell>
          <table:table-cell office:value-type="float" office:value="211176" calcext:value-type="float">
            <text:p>211176</text:p>
          </table:table-cell>
          <table:table-cell office:value-type="float" office:value="80000" calcext:value-type="float">
            <text:p>80000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5460" calcext:value-type="float">
            <text:p>5460</text:p>
          </table:table-cell>
          <table:table-cell office:value-type="float" office:value="214119" calcext:value-type="float">
            <text:p>214119</text:p>
          </table:table-cell>
          <table:table-cell office:value-type="float" office:value="80000" calcext:value-type="float">
            <text:p>80000</text:p>
          </table:table-cell>
          <table:table-cell office:value-type="float" office:value="4000" calcext:value-type="float">
            <text:p>4000</text:p>
          </table:table-cell>
          <table:table-cell table:formula="of:=AVERAGE([.G629:.G639])" office:value-type="float" office:value="211206.545454545" calcext:value-type="float">
            <text:p>211206.545454545</text:p>
          </table:table-cell>
          <table:table-cell table:formula="of:=STDEV([.G629:.G639])" office:value-type="float" office:value="3672.78494779197" calcext:value-type="float">
            <text:p>3672.78494779197</text:p>
          </table:table-cell>
          <table:table-cell table:formula="of:=[.K639]/[.J639]" office:value-type="float" office:value="0.0173895413131616" calcext:value-type="float">
            <text:p>0.017389541313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4" calcext:value-type="float">
            <text:p>504</text:p>
          </table:table-cell>
          <table:table-cell office:value-type="float" office:value="2289525" calcext:value-type="float">
            <text:p>2289525</text:p>
          </table:table-cell>
          <table:table-cell office:value-type="float" office:value="660025" calcext:value-type="float">
            <text:p>660025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8" calcext:value-type="float">
            <text:p>508</text:p>
          </table:table-cell>
          <table:table-cell office:value-type="float" office:value="2253488" calcext:value-type="float">
            <text:p>2253488</text:p>
          </table:table-cell>
          <table:table-cell office:value-type="float" office:value="660017" calcext:value-type="float">
            <text:p>660017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38" calcext:value-type="float">
            <text:p>538</text:p>
          </table:table-cell>
          <table:table-cell office:value-type="float" office:value="2096794" calcext:value-type="float">
            <text:p>2096794</text:p>
          </table:table-cell>
          <table:table-cell office:value-type="float" office:value="660003" calcext:value-type="float">
            <text:p>660003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 office:value-type="float" office:value="2338654" calcext:value-type="float">
            <text:p>2338654</text:p>
          </table:table-cell>
          <table:table-cell office:value-type="float" office:value="680021" calcext:value-type="float">
            <text:p>680021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office:value-type="float" office:value="2293050" calcext:value-type="float">
            <text:p>2293050</text:p>
          </table:table-cell>
          <table:table-cell office:value-type="float" office:value="680017" calcext:value-type="float">
            <text:p>680017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13" calcext:value-type="float">
            <text:p>513</text:p>
          </table:table-cell>
          <table:table-cell office:value-type="float" office:value="2174479" calcext:value-type="float">
            <text:p>2174479</text:p>
          </table:table-cell>
          <table:table-cell office:value-type="float" office:value="680004" calcext:value-type="float">
            <text:p>680004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2" calcext:value-type="float">
            <text:p>492</text:p>
          </table:table-cell>
          <table:table-cell office:value-type="float" office:value="2378221" calcext:value-type="float">
            <text:p>2378221</text:p>
          </table:table-cell>
          <table:table-cell office:value-type="float" office:value="720018" calcext:value-type="float">
            <text:p>720018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98" calcext:value-type="float">
            <text:p>498</text:p>
          </table:table-cell>
          <table:table-cell office:value-type="float" office:value="2296692" calcext:value-type="float">
            <text:p>2296692</text:p>
          </table:table-cell>
          <table:table-cell office:value-type="float" office:value="720014" calcext:value-type="float">
            <text:p>720014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74" calcext:value-type="float">
            <text:p>474</text:p>
          </table:table-cell>
          <table:table-cell office:value-type="float" office:value="2205851" calcext:value-type="float">
            <text:p>2205851</text:p>
          </table:table-cell>
          <table:table-cell office:value-type="float" office:value="720003" calcext:value-type="float">
            <text:p>720003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24" calcext:value-type="float">
            <text:p>524</text:p>
          </table:table-cell>
          <table:table-cell office:value-type="float" office:value="2292581" calcext:value-type="float">
            <text:p>2292581</text:p>
          </table:table-cell>
          <table:table-cell office:value-type="float" office:value="800011" calcext:value-type="float">
            <text:p>800011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525" calcext:value-type="float">
            <text:p>525</text:p>
          </table:table-cell>
          <table:table-cell office:value-type="float" office:value="2131090" calcext:value-type="float">
            <text:p>2131090</text:p>
          </table:table-cell>
          <table:table-cell office:value-type="float" office:value="800003" calcext:value-type="float">
            <text:p>800003</text:p>
          </table:table-cell>
          <table:table-cell office:value-type="float" office:value="40000" calcext:value-type="float">
            <text:p>40000</text:p>
          </table:table-cell>
          <table:table-cell table:formula="of:=AVERAGE([.G640:.G650])" office:value-type="float" office:value="2250038.63636364" calcext:value-type="float">
            <text:p>2250038.63636364</text:p>
          </table:table-cell>
          <table:table-cell table:formula="of:=STDEV([.G640:.G650])" office:value-type="float" office:value="87741.2907407598" calcext:value-type="float">
            <text:p>87741.2907407598</text:p>
          </table:table-cell>
          <table:table-cell table:formula="of:=[.K650]/[.J650]" office:value-type="float" office:value="0.0389954595991123" calcext:value-type="float">
            <text:p>0.038995459599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6711691" calcext:value-type="float">
            <text:p>26711691</text:p>
          </table:table-cell>
          <table:table-cell office:value-type="float" office:value="6600032" calcext:value-type="float">
            <text:p>6600032</text:p>
          </table:table-cell>
          <table:table-cell office:value-type="float" office:value="400000" calcext:value-type="float">
            <text:p>4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26376393" calcext:value-type="float">
            <text:p>26376393</text:p>
          </table:table-cell>
          <table:table-cell office:value-type="float" office:value="6600011" calcext:value-type="float">
            <text:p>6600011</text:p>
          </table:table-cell>
          <table:table-cell office:value-type="float" office:value="400000" calcext:value-type="float">
            <text:p>4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  <table:table-cell office:value-type="float" office:value="25547176" calcext:value-type="float">
            <text:p>25547176</text:p>
          </table:table-cell>
          <table:table-cell office:value-type="float" office:value="6600002" calcext:value-type="float">
            <text:p>6600002</text:p>
          </table:table-cell>
          <table:table-cell office:value-type="float" office:value="400000" calcext:value-type="float">
            <text:p>4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6151796" calcext:value-type="float">
            <text:p>26151796</text:p>
          </table:table-cell>
          <table:table-cell office:value-type="float" office:value="6800018" calcext:value-type="float">
            <text:p>6800018</text:p>
          </table:table-cell>
          <table:table-cell office:value-type="float" office:value="400000" calcext:value-type="float">
            <text:p>4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777013" calcext:value-type="float">
            <text:p>25777013</text:p>
          </table:table-cell>
          <table:table-cell office:value-type="float" office:value="6800014" calcext:value-type="float">
            <text:p>6800014</text:p>
          </table:table-cell>
          <table:table-cell office:value-type="float" office:value="400000" calcext:value-type="float">
            <text:p>4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8" calcext:value-type="float">
            <text:p>48</text:p>
          </table:table-cell>
          <table:table-cell office:value-type="float" office:value="24310860" calcext:value-type="float">
            <text:p>24310860</text:p>
          </table:table-cell>
          <table:table-cell office:value-type="float" office:value="6800003" calcext:value-type="float">
            <text:p>6800003</text:p>
          </table:table-cell>
          <table:table-cell office:value-type="float" office:value="400000" calcext:value-type="float">
            <text:p>4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7496298" calcext:value-type="float">
            <text:p>27496298</text:p>
          </table:table-cell>
          <table:table-cell office:value-type="float" office:value="7200017" calcext:value-type="float">
            <text:p>7200017</text:p>
          </table:table-cell>
          <table:table-cell office:value-type="float" office:value="400000" calcext:value-type="float">
            <text:p>4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26406832" calcext:value-type="float">
            <text:p>26406832</text:p>
          </table:table-cell>
          <table:table-cell office:value-type="float" office:value="7200016" calcext:value-type="float">
            <text:p>7200016</text:p>
          </table:table-cell>
          <table:table-cell office:value-type="float" office:value="400000" calcext:value-type="float">
            <text:p>4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  <table:table-cell office:value-type="float" office:value="24955157" calcext:value-type="float">
            <text:p>24955157</text:p>
          </table:table-cell>
          <table:table-cell office:value-type="float" office:value="7200003" calcext:value-type="float">
            <text:p>7200003</text:p>
          </table:table-cell>
          <table:table-cell office:value-type="float" office:value="400000" calcext:value-type="float">
            <text:p>4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6481608" calcext:value-type="float">
            <text:p>26481608</text:p>
          </table:table-cell>
          <table:table-cell office:value-type="float" office:value="8000010" calcext:value-type="float">
            <text:p>8000010</text:p>
          </table:table-cell>
          <table:table-cell office:value-type="float" office:value="400000" calcext:value-type="float">
            <text:p>4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Cach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48" calcext:value-type="float">
            <text:p>48</text:p>
          </table:table-cell>
          <table:table-cell office:value-type="float" office:value="24985517" calcext:value-type="float">
            <text:p>24985517</text:p>
          </table:table-cell>
          <table:table-cell office:value-type="float" office:value="8000002" calcext:value-type="float">
            <text:p>8000002</text:p>
          </table:table-cell>
          <table:table-cell office:value-type="float" office:value="400000" calcext:value-type="float">
            <text:p>400000</text:p>
          </table:table-cell>
          <table:table-cell table:formula="of:=AVERAGE([.G651:.G661])" office:value-type="float" office:value="25927303.7272727" calcext:value-type="float">
            <text:p>25927303.7272727</text:p>
          </table:table-cell>
          <table:table-cell table:formula="of:=STDEV([.G651:.G661])" office:value-type="float" office:value="920776.367103771" calcext:value-type="float">
            <text:p>920776.367103771</text:p>
          </table:table-cell>
          <table:table-cell table:formula="of:=[.K661]/[.J661]" office:value-type="float" office:value="0.0355137725383767" calcext:value-type="float">
            <text:p>0.035513772538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076674" calcext:value-type="float">
            <text:p>8076674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423844" calcext:value-type="float">
            <text:p>8423844</text:p>
          </table:table-cell>
          <table:table-cell office:value-type="float" office:value="134" calcext:value-type="float">
            <text:p>13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8846311" calcext:value-type="float">
            <text:p>8846311</text:p>
          </table:table-cell>
          <table:table-cell office:value-type="float" office:value="135" calcext:value-type="float">
            <text:p>13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864782" calcext:value-type="float">
            <text:p>5864782</text:p>
          </table:table-cell>
          <table:table-cell office:value-type="float" office:value="196" calcext:value-type="float">
            <text:p>19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6240321" calcext:value-type="float">
            <text:p>6240321</text:p>
          </table:table-cell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050824" calcext:value-type="float">
            <text:p>6050824</text:p>
          </table:table-cell>
          <table:table-cell office:value-type="float" office:value="195" calcext:value-type="float">
            <text:p>19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123834" calcext:value-type="float">
            <text:p>4123834</text:p>
          </table:table-cell>
          <table:table-cell office:value-type="float" office:value="293" calcext:value-type="float">
            <text:p>29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058755" calcext:value-type="float">
            <text:p>4058755</text:p>
          </table:table-cell>
          <table:table-cell office:value-type="float" office:value="294" calcext:value-type="float">
            <text:p>29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080730" calcext:value-type="float">
            <text:p>4080730</text:p>
          </table:table-cell>
          <table:table-cell office:value-type="float" office:value="299" calcext:value-type="float">
            <text:p>29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228980" calcext:value-type="float">
            <text:p>2228980</text:p>
          </table:table-cell>
          <table:table-cell office:value-type="float" office:value="552" calcext:value-type="float">
            <text:p>55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68529" calcext:value-type="float">
            <text:p>1968529</text:p>
          </table:table-cell>
          <table:table-cell office:value-type="float" office:value="599" calcext:value-type="float">
            <text:p>59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AVERAGE([.G662:.G672])" office:value-type="float" office:value="275" calcext:value-type="float">
            <text:p>275</text:p>
          </table:table-cell>
          <table:table-cell table:formula="of:=STDEV([.G662:.G672])" office:value-type="float" office:value="161.580320583913" calcext:value-type="float">
            <text:p>161.580320583913</text:p>
          </table:table-cell>
          <table:table-cell table:formula="of:=[.K672]/[.J672]" office:value-type="float" office:value="0.587564802123319" calcext:value-type="float">
            <text:p>0.587564802123319</text:p>
          </table:table-cell>
          <table:table-cell/>
          <table:table-cell table:formula="of:=([.J738]-[.J672])/[.J672]" office:value-type="float" office:value="0.170578512396694" calcext:value-type="float">
            <text:p>0.170578512396694</text:p>
          </table:table-cell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10548" calcext:value-type="float">
            <text:p>910548</text:p>
          </table:table-cell>
          <table:table-cell office:value-type="float" office:value="1409" calcext:value-type="float">
            <text:p>1409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40722" calcext:value-type="float">
            <text:p>840722</text:p>
          </table:table-cell>
          <table:table-cell office:value-type="float" office:value="1416" calcext:value-type="float">
            <text:p>1416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15544" calcext:value-type="float">
            <text:p>915544</text:p>
          </table:table-cell>
          <table:table-cell office:value-type="float" office:value="1407" calcext:value-type="float">
            <text:p>1407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82022" calcext:value-type="float">
            <text:p>582022</text:p>
          </table:table-cell>
          <table:table-cell office:value-type="float" office:value="1924" calcext:value-type="float">
            <text:p>1924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633304" calcext:value-type="float">
            <text:p>633304</text:p>
          </table:table-cell>
          <table:table-cell office:value-type="float" office:value="2033" calcext:value-type="float">
            <text:p>2033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53888" calcext:value-type="float">
            <text:p>653888</text:p>
          </table:table-cell>
          <table:table-cell office:value-type="float" office:value="1983" calcext:value-type="float">
            <text:p>1983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01766" calcext:value-type="float">
            <text:p>401766</text:p>
          </table:table-cell>
          <table:table-cell office:value-type="float" office:value="3127" calcext:value-type="float">
            <text:p>3127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87718" calcext:value-type="float">
            <text:p>387718</text:p>
          </table:table-cell>
          <table:table-cell office:value-type="float" office:value="3077" calcext:value-type="float">
            <text:p>3077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40225" calcext:value-type="float">
            <text:p>340225</text:p>
          </table:table-cell>
          <table:table-cell office:value-type="float" office:value="3252" calcext:value-type="float">
            <text:p>3252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4373" calcext:value-type="float">
            <text:p>204373</text:p>
          </table:table-cell>
          <table:table-cell office:value-type="float" office:value="5713" calcext:value-type="float">
            <text:p>5713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204349" calcext:value-type="float">
            <text:p>204349</text:p>
          </table:table-cell>
          <table:table-cell office:value-type="float" office:value="5784" calcext:value-type="float">
            <text:p>5784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formula="of:=AVERAGE([.G673:.G683])" office:value-type="float" office:value="2829.54545454545" calcext:value-type="float">
            <text:p>2829.54545454545</text:p>
          </table:table-cell>
          <table:table-cell table:formula="of:=STDEV([.G673:.G683])" office:value-type="float" office:value="1599.44130018181" calcext:value-type="float">
            <text:p>1599.44130018181</text:p>
          </table:table-cell>
          <table:table-cell table:formula="of:=[.K683]/[.J683]" office:value-type="float" office:value="0.565264395244976" calcext:value-type="float">
            <text:p>0.565264395244976</text:p>
          </table:table-cell>
          <table:table-cell/>
          <table:table-cell table:formula="of:=([.J749]-[.J683])/[.J683]" office:value-type="float" office:value="0.149076305220884" calcext:value-type="float">
            <text:p>0.149076305220884</text:p>
          </table:table-cell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8070" calcext:value-type="float">
            <text:p>78070</text:p>
          </table:table-cell>
          <table:table-cell office:value-type="float" office:value="14645" calcext:value-type="float">
            <text:p>14645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7264" calcext:value-type="float">
            <text:p>77264</text:p>
          </table:table-cell>
          <table:table-cell office:value-type="float" office:value="14692" calcext:value-type="float">
            <text:p>1469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79834" calcext:value-type="float">
            <text:p>79834</text:p>
          </table:table-cell>
          <table:table-cell office:value-type="float" office:value="15072" calcext:value-type="float">
            <text:p>1507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936" calcext:value-type="float">
            <text:p>55936</text:p>
          </table:table-cell>
          <table:table-cell office:value-type="float" office:value="23252" calcext:value-type="float">
            <text:p>2325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2203" calcext:value-type="float">
            <text:p>52203</text:p>
          </table:table-cell>
          <table:table-cell office:value-type="float" office:value="21912" calcext:value-type="float">
            <text:p>2191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6108" calcext:value-type="float">
            <text:p>56108</text:p>
          </table:table-cell>
          <table:table-cell office:value-type="float" office:value="21362" calcext:value-type="float">
            <text:p>2136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393" calcext:value-type="float">
            <text:p>34393</text:p>
          </table:table-cell>
          <table:table-cell office:value-type="float" office:value="33211" calcext:value-type="float">
            <text:p>33211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5022" calcext:value-type="float">
            <text:p>35022</text:p>
          </table:table-cell>
          <table:table-cell office:value-type="float" office:value="33519" calcext:value-type="float">
            <text:p>33519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5133" calcext:value-type="float">
            <text:p>35133</text:p>
          </table:table-cell>
          <table:table-cell office:value-type="float" office:value="33500" calcext:value-type="float">
            <text:p>33500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9976" calcext:value-type="float">
            <text:p>19976</text:p>
          </table:table-cell>
          <table:table-cell office:value-type="float" office:value="60379" calcext:value-type="float">
            <text:p>60379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9604" calcext:value-type="float">
            <text:p>19604</text:p>
          </table:table-cell>
          <table:table-cell office:value-type="float" office:value="60796" calcext:value-type="float">
            <text:p>60796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formula="of:=AVERAGE([.G684:.G694])" office:value-type="float" office:value="30212.7272727273" calcext:value-type="float">
            <text:p>30212.7272727273</text:p>
          </table:table-cell>
          <table:table-cell table:formula="of:=STDEV([.G684:.G694])" office:value-type="float" office:value="16686.0592177477" calcext:value-type="float">
            <text:p>16686.0592177477</text:p>
          </table:table-cell>
          <table:table-cell table:formula="of:=[.K694]/[.J694]" office:value-type="float" office:value="0.552285765767661" calcext:value-type="float">
            <text:p>0.552285765767661</text:p>
          </table:table-cell>
          <table:table-cell/>
          <table:table-cell table:formula="of:=([.J760]-[.J694])/[.J694]" office:value-type="float" office:value="0.133264127098754" calcext:value-type="float">
            <text:p>0.133264127098754</text:p>
          </table:table-cell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438" calcext:value-type="float">
            <text:p>7438</text:p>
          </table:table-cell>
          <table:table-cell office:value-type="float" office:value="167405" calcext:value-type="float">
            <text:p>167405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915" calcext:value-type="float">
            <text:p>6915</text:p>
          </table:table-cell>
          <table:table-cell office:value-type="float" office:value="166793" calcext:value-type="float">
            <text:p>166793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7615" calcext:value-type="float">
            <text:p>7615</text:p>
          </table:table-cell>
          <table:table-cell office:value-type="float" office:value="172642" calcext:value-type="float">
            <text:p>172642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49" calcext:value-type="float">
            <text:p>5049</text:p>
          </table:table-cell>
          <table:table-cell office:value-type="float" office:value="249482" calcext:value-type="float">
            <text:p>249482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131" calcext:value-type="float">
            <text:p>5131</text:p>
          </table:table-cell>
          <table:table-cell office:value-type="float" office:value="251438" calcext:value-type="float">
            <text:p>251438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603" calcext:value-type="float">
            <text:p>4603</text:p>
          </table:table-cell>
          <table:table-cell office:value-type="float" office:value="257692" calcext:value-type="float">
            <text:p>257692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00" calcext:value-type="float">
            <text:p>3200</text:p>
          </table:table-cell>
          <table:table-cell office:value-type="float" office:value="382293" calcext:value-type="float">
            <text:p>382293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407" calcext:value-type="float">
            <text:p>2407</text:p>
          </table:table-cell>
          <table:table-cell office:value-type="float" office:value="580945" calcext:value-type="float">
            <text:p>580945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218" calcext:value-type="float">
            <text:p>3218</text:p>
          </table:table-cell>
          <table:table-cell office:value-type="float" office:value="381008" calcext:value-type="float">
            <text:p>381008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531" calcext:value-type="float">
            <text:p>1531</text:p>
          </table:table-cell>
          <table:table-cell office:value-type="float" office:value="655553" calcext:value-type="float">
            <text:p>655553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790" calcext:value-type="float">
            <text:p>1790</text:p>
          </table:table-cell>
          <table:table-cell office:value-type="float" office:value="647618" calcext:value-type="float">
            <text:p>647618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formula="of:=AVERAGE([.G695:.G705])" office:value-type="float" office:value="355715.363636364" calcext:value-type="float">
            <text:p>355715.363636364</text:p>
          </table:table-cell>
          <table:table-cell table:formula="of:=STDEV([.G695:.G705])" office:value-type="float" office:value="190688.337227148" calcext:value-type="float">
            <text:p>190688.337227148</text:p>
          </table:table-cell>
          <table:table-cell table:formula="of:=[.K705]/[.J705]" office:value-type="float" office:value="0.536070006304486" calcext:value-type="float">
            <text:p>0.536070006304486</text:p>
          </table:table-cell>
          <table:table-cell/>
          <table:table-cell table:formula="of:=([.J771]-[.J705])/[.J705]" office:value-type="float" office:value="0.0725960925346594" calcext:value-type="float">
            <text:p>0.072596092534659</text:p>
          </table:table-cell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28" calcext:value-type="float">
            <text:p>628</text:p>
          </table:table-cell>
          <table:table-cell office:value-type="float" office:value="1852807" calcext:value-type="float">
            <text:p>1852807</text:p>
          </table:table-cell>
          <table:table-cell office:value-type="float" office:value="480008" calcext:value-type="float">
            <text:p>480008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10" calcext:value-type="float">
            <text:p>610</text:p>
          </table:table-cell>
          <table:table-cell office:value-type="float" office:value="1856445" calcext:value-type="float">
            <text:p>1856445</text:p>
          </table:table-cell>
          <table:table-cell office:value-type="float" office:value="480003" calcext:value-type="float">
            <text:p>480003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19" calcext:value-type="float">
            <text:p>619</text:p>
          </table:table-cell>
          <table:table-cell office:value-type="float" office:value="1830508" calcext:value-type="float">
            <text:p>1830508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float" office:value="2911182" calcext:value-type="float">
            <text:p>2911182</text:p>
          </table:table-cell>
          <table:table-cell office:value-type="float" office:value="480001" calcext:value-type="float">
            <text:p>480001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82" calcext:value-type="float">
            <text:p>382</text:p>
          </table:table-cell>
          <table:table-cell office:value-type="float" office:value="2904214" calcext:value-type="float">
            <text:p>2904214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387" calcext:value-type="float">
            <text:p>387</text:p>
          </table:table-cell>
          <table:table-cell office:value-type="float" office:value="3104386" calcext:value-type="float">
            <text:p>3104386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float" office:value="5970718" calcext:value-type="float">
            <text:p>5970718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6219212" calcext:value-type="float">
            <text:p>6219212</text:p>
          </table:table-cell>
          <table:table-cell office:value-type="float" office:value="480001" calcext:value-type="float">
            <text:p>480001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93" calcext:value-type="float">
            <text:p>193</text:p>
          </table:table-cell>
          <table:table-cell office:value-type="float" office:value="6576655" calcext:value-type="float">
            <text:p>6576655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1403514" calcext:value-type="float">
            <text:p>11403514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06" calcext:value-type="float">
            <text:p>106</text:p>
          </table:table-cell>
          <table:table-cell office:value-type="float" office:value="11377848" calcext:value-type="float">
            <text:p>11377848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formula="of:=AVERAGE([.G706:.G716])" office:value-type="float" office:value="5091589.90909091" calcext:value-type="float">
            <text:p>5091589.90909091</text:p>
          </table:table-cell>
          <table:table-cell table:formula="of:=STDEV([.G706:.G716])" office:value-type="float" office:value="3587276.77418577" calcext:value-type="float">
            <text:p>3587276.77418577</text:p>
          </table:table-cell>
          <table:table-cell table:formula="of:=[.K716]/[.J716]" office:value-type="float" office:value="0.704549431167027" calcext:value-type="float">
            <text:p>0.704549431167027</text:p>
          </table:table-cell>
          <table:table-cell/>
          <table:table-cell table:formula="of:=([.J782]-[.J716])/[.J716]" office:value-type="float" office:value="0.06672350549406" calcext:value-type="float">
            <text:p>0.06672350549406</text:p>
          </table:table-cell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8931678" calcext:value-type="float">
            <text:p>18931678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8987460" calcext:value-type="float">
            <text:p>18987460</text:p>
          </table:table-cell>
          <table:table-cell office:value-type="float" office:value="4800001" calcext:value-type="float">
            <text:p>4800001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2" calcext:value-type="float">
            <text:p>62</text:p>
          </table:table-cell>
          <table:table-cell office:value-type="float" office:value="18662149" calcext:value-type="float">
            <text:p>18662149</text:p>
          </table:table-cell>
          <table:table-cell office:value-type="float" office:value="4800001" calcext:value-type="float">
            <text:p>4800001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1661327" calcext:value-type="float">
            <text:p>51661327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51900864" calcext:value-type="float">
            <text:p>51900864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2629458" calcext:value-type="float">
            <text:p>52629458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3095961" calcext:value-type="float">
            <text:p>83095961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83863889" calcext:value-type="float">
            <text:p>83863889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83407794" calcext:value-type="float">
            <text:p>83407794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40799885" calcext:value-type="float">
            <text:p>140799885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39119250" calcext:value-type="float">
            <text:p>139119250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formula="of:=AVERAGE([.G717:.G727])" office:value-type="float" office:value="67550883.1818182" calcext:value-type="float">
            <text:p>67550883.1818182</text:p>
          </table:table-cell>
          <table:table-cell table:formula="of:=STDEV([.G717:.G727])" office:value-type="float" office:value="43679565.1985303" calcext:value-type="float">
            <text:p>43679565.1985303</text:p>
          </table:table-cell>
          <table:table-cell table:formula="of:=[.K727]/[.J727]" office:value-type="float" office:value="0.646617233426297" calcext:value-type="float">
            <text:p>0.646617233426297</text:p>
          </table:table-cell>
          <table:table-cell/>
          <table:table-cell table:formula="of:=([.J793]-[.J727])/[.J727]" office:value-type="float" office:value="0.00442172941645734" calcext:value-type="float">
            <text:p>0.004421729416457</text:p>
          </table:table-cell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249768" calcext:value-type="float">
            <text:p>6249768</text:p>
          </table:table-cell>
          <table:table-cell office:value-type="float" office:value="184" calcext:value-type="float">
            <text:p>18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510733" calcext:value-type="float">
            <text:p>6510733</text:p>
          </table:table-cell>
          <table:table-cell office:value-type="float" office:value="181" calcext:value-type="float">
            <text:p>18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465508" calcext:value-type="float">
            <text:p>6465508</text:p>
          </table:table-cell>
          <table:table-cell office:value-type="float" office:value="181" calcext:value-type="float">
            <text:p>18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12460" calcext:value-type="float">
            <text:p>5012460</text:p>
          </table:table-cell>
          <table:table-cell office:value-type="float" office:value="239" calcext:value-type="float">
            <text:p>23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85160" calcext:value-type="float">
            <text:p>5085160</text:p>
          </table:table-cell>
          <table:table-cell office:value-type="float" office:value="241" calcext:value-type="float">
            <text:p>24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132830" calcext:value-type="float">
            <text:p>5132830</text:p>
          </table:table-cell>
          <table:table-cell office:value-type="float" office:value="236" calcext:value-type="float">
            <text:p>23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25698" calcext:value-type="float">
            <text:p>3425698</text:p>
          </table:table-cell>
          <table:table-cell office:value-type="float" office:value="353" calcext:value-type="float">
            <text:p>35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358672" calcext:value-type="float">
            <text:p>3358672</text:p>
          </table:table-cell>
          <table:table-cell office:value-type="float" office:value="375" calcext:value-type="float">
            <text:p>37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480232" calcext:value-type="float">
            <text:p>3480232</text:p>
          </table:table-cell>
          <table:table-cell office:value-type="float" office:value="347" calcext:value-type="float">
            <text:p>34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913432" calcext:value-type="float">
            <text:p>1913432</text:p>
          </table:table-cell>
          <table:table-cell office:value-type="float" office:value="602" calcext:value-type="float">
            <text:p>60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2029138" calcext:value-type="float">
            <text:p>2029138</text:p>
          </table:table-cell>
          <table:table-cell office:value-type="float" office:value="602" calcext:value-type="float">
            <text:p>60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AVERAGE([.G728:.G738])" office:value-type="float" office:value="321.909090909091" calcext:value-type="float">
            <text:p>321.909090909091</text:p>
          </table:table-cell>
          <table:table-cell table:formula="of:=STDEV([.G728:.G738])" office:value-type="float" office:value="155.192431867958" calcext:value-type="float">
            <text:p>155.192431867958</text:p>
          </table:table-cell>
          <table:table-cell table:formula="of:=[.K738]/[.J738]" office:value-type="float" office:value="0.482100183718594" calcext:value-type="float">
            <text:p>0.482100183718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75676" calcext:value-type="float">
            <text:p>675676</text:p>
          </table:table-cell>
          <table:table-cell office:value-type="float" office:value="1841" calcext:value-type="float">
            <text:p>1841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19774" calcext:value-type="float">
            <text:p>619774</text:p>
          </table:table-cell>
          <table:table-cell office:value-type="float" office:value="1893" calcext:value-type="float">
            <text:p>1893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90362" calcext:value-type="float">
            <text:p>590362</text:p>
          </table:table-cell>
          <table:table-cell office:value-type="float" office:value="1819" calcext:value-type="float">
            <text:p>1819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12398" calcext:value-type="float">
            <text:p>512398</text:p>
          </table:table-cell>
          <table:table-cell office:value-type="float" office:value="2480" calcext:value-type="float">
            <text:p>2480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64733" calcext:value-type="float">
            <text:p>464733</text:p>
          </table:table-cell>
          <table:table-cell office:value-type="float" office:value="2446" calcext:value-type="float">
            <text:p>2446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25303" calcext:value-type="float">
            <text:p>525303</text:p>
          </table:table-cell>
          <table:table-cell office:value-type="float" office:value="2387" calcext:value-type="float">
            <text:p>2387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5648" calcext:value-type="float">
            <text:p>345648</text:p>
          </table:table-cell>
          <table:table-cell office:value-type="float" office:value="3554" calcext:value-type="float">
            <text:p>3554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51415" calcext:value-type="float">
            <text:p>351415</text:p>
          </table:table-cell>
          <table:table-cell office:value-type="float" office:value="3606" calcext:value-type="float">
            <text:p>3606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38898" calcext:value-type="float">
            <text:p>338898</text:p>
          </table:table-cell>
          <table:table-cell office:value-type="float" office:value="3546" calcext:value-type="float">
            <text:p>3546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82469" calcext:value-type="float">
            <text:p>182469</text:p>
          </table:table-cell>
          <table:table-cell office:value-type="float" office:value="6038" calcext:value-type="float">
            <text:p>6038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79190" calcext:value-type="float">
            <text:p>179190</text:p>
          </table:table-cell>
          <table:table-cell office:value-type="float" office:value="6155" calcext:value-type="float">
            <text:p>6155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formula="of:=AVERAGE([.G739:.G749])" office:value-type="float" office:value="3251.36363636364" calcext:value-type="float">
            <text:p>3251.36363636364</text:p>
          </table:table-cell>
          <table:table-cell table:formula="of:=STDEV([.G739:.G749])" office:value-type="float" office:value="1561.32291808756" calcext:value-type="float">
            <text:p>1561.32291808756</text:p>
          </table:table-cell>
          <table:table-cell table:formula="of:=[.K749]/[.J749]" office:value-type="float" office:value="0.480205566866019" calcext:value-type="float">
            <text:p>0.480205566866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2050" calcext:value-type="float">
            <text:p>62050</text:p>
          </table:table-cell>
          <table:table-cell office:value-type="float" office:value="19500" calcext:value-type="float">
            <text:p>19500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0751" calcext:value-type="float">
            <text:p>60751</text:p>
          </table:table-cell>
          <table:table-cell office:value-type="float" office:value="19232" calcext:value-type="float">
            <text:p>1923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030" calcext:value-type="float">
            <text:p>60030</text:p>
          </table:table-cell>
          <table:table-cell office:value-type="float" office:value="19370" calcext:value-type="float">
            <text:p>19370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5900" calcext:value-type="float">
            <text:p>45900</text:p>
          </table:table-cell>
          <table:table-cell office:value-type="float" office:value="25752" calcext:value-type="float">
            <text:p>2575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6026" calcext:value-type="float">
            <text:p>46026</text:p>
          </table:table-cell>
          <table:table-cell office:value-type="float" office:value="25302" calcext:value-type="float">
            <text:p>25302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6884" calcext:value-type="float">
            <text:p>46884</text:p>
          </table:table-cell>
          <table:table-cell office:value-type="float" office:value="25445" calcext:value-type="float">
            <text:p>25445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086" calcext:value-type="float">
            <text:p>31086</text:p>
          </table:table-cell>
          <table:table-cell office:value-type="float" office:value="37820" calcext:value-type="float">
            <text:p>37820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2252" calcext:value-type="float">
            <text:p>32252</text:p>
          </table:table-cell>
          <table:table-cell office:value-type="float" office:value="38540" calcext:value-type="float">
            <text:p>38540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1045" calcext:value-type="float">
            <text:p>31045</text:p>
          </table:table-cell>
          <table:table-cell office:value-type="float" office:value="37977" calcext:value-type="float">
            <text:p>37977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8080" calcext:value-type="float">
            <text:p>18080</text:p>
          </table:table-cell>
          <table:table-cell office:value-type="float" office:value="64588" calcext:value-type="float">
            <text:p>64588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8140" calcext:value-type="float">
            <text:p>18140</text:p>
          </table:table-cell>
          <table:table-cell office:value-type="float" office:value="63103" calcext:value-type="float">
            <text:p>63103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table:formula="of:=AVERAGE([.G750:.G760])" office:value-type="float" office:value="34239" calcext:value-type="float">
            <text:p>34239</text:p>
          </table:table-cell>
          <table:table-cell table:formula="of:=STDEV([.G750:.G760])" office:value-type="float" office:value="16408.0955872399" calcext:value-type="float">
            <text:p>16408.0955872399</text:p>
          </table:table-cell>
          <table:table-cell table:formula="of:=[.K760]/[.J760]" office:value-type="float" office:value="0.479222395141209" calcext:value-type="float">
            <text:p>0.479222395141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929" calcext:value-type="float">
            <text:p>5929</text:p>
          </table:table-cell>
          <table:table-cell office:value-type="float" office:value="208448" calcext:value-type="float">
            <text:p>208448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629" calcext:value-type="float">
            <text:p>5629</text:p>
          </table:table-cell>
          <table:table-cell office:value-type="float" office:value="212918" calcext:value-type="float">
            <text:p>212918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875" calcext:value-type="float">
            <text:p>5875</text:p>
          </table:table-cell>
          <table:table-cell office:value-type="float" office:value="218199" calcext:value-type="float">
            <text:p>218199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32" calcext:value-type="float">
            <text:p>4032</text:p>
          </table:table-cell>
          <table:table-cell office:value-type="float" office:value="295132" calcext:value-type="float">
            <text:p>295132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858" calcext:value-type="float">
            <text:p>3858</text:p>
          </table:table-cell>
          <table:table-cell office:value-type="float" office:value="298799" calcext:value-type="float">
            <text:p>298799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266" calcext:value-type="float">
            <text:p>4266</text:p>
          </table:table-cell>
          <table:table-cell office:value-type="float" office:value="290578" calcext:value-type="float">
            <text:p>290578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81" calcext:value-type="float">
            <text:p>2481</text:p>
          </table:table-cell>
          <table:table-cell office:value-type="float" office:value="436132" calcext:value-type="float">
            <text:p>436132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582" calcext:value-type="float">
            <text:p>2582</text:p>
          </table:table-cell>
          <table:table-cell office:value-type="float" office:value="420904" calcext:value-type="float">
            <text:p>420904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582" calcext:value-type="float">
            <text:p>2582</text:p>
          </table:table-cell>
          <table:table-cell office:value-type="float" office:value="423492" calcext:value-type="float">
            <text:p>423492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520" calcext:value-type="float">
            <text:p>1520</text:p>
          </table:table-cell>
          <table:table-cell office:value-type="float" office:value="692330" calcext:value-type="float">
            <text:p>692330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467" calcext:value-type="float">
            <text:p>1467</text:p>
          </table:table-cell>
          <table:table-cell office:value-type="float" office:value="699996" calcext:value-type="float">
            <text:p>699996</text:p>
          </table:table-cell>
          <table:table-cell office:value-type="float" office:value="48000" calcext:value-type="float">
            <text:p>48000</text:p>
          </table:table-cell>
          <table:table-cell office:value-type="float" office:value="1000" calcext:value-type="float">
            <text:p>1000</text:p>
          </table:table-cell>
          <table:table-cell table:formula="of:=AVERAGE([.G761:.G771])" office:value-type="float" office:value="381538.909090909" calcext:value-type="float">
            <text:p>381538.909090909</text:p>
          </table:table-cell>
          <table:table-cell table:formula="of:=STDEV([.G761:.G771])" office:value-type="float" office:value="176622.60101836" calcext:value-type="float">
            <text:p>176622.60101836</text:p>
          </table:table-cell>
          <table:table-cell table:formula="of:=[.K771]/[.J771]" office:value-type="float" office:value="0.462921596749328" calcext:value-type="float">
            <text:p>0.462921596749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2329149" calcext:value-type="float">
            <text:p>2329149</text:p>
          </table:table-cell>
          <table:table-cell office:value-type="float" office:value="480005" calcext:value-type="float">
            <text:p>480005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8" calcext:value-type="float">
            <text:p>508</text:p>
          </table:table-cell>
          <table:table-cell office:value-type="float" office:value="2251274" calcext:value-type="float">
            <text:p>2251274</text:p>
          </table:table-cell>
          <table:table-cell office:value-type="float" office:value="480004" calcext:value-type="float">
            <text:p>480004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 office:value-type="float" office:value="2185894" calcext:value-type="float">
            <text:p>2185894</text:p>
          </table:table-cell>
          <table:table-cell office:value-type="float" office:value="480001" calcext:value-type="float">
            <text:p>480001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float" office:value="3435079" calcext:value-type="float">
            <text:p>3435079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25" calcext:value-type="float">
            <text:p>325</text:p>
          </table:table-cell>
          <table:table-cell office:value-type="float" office:value="3442397" calcext:value-type="float">
            <text:p>3442397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328" calcext:value-type="float">
            <text:p>328</text:p>
          </table:table-cell>
          <table:table-cell office:value-type="float" office:value="3383541" calcext:value-type="float">
            <text:p>3383541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6470473" calcext:value-type="float">
            <text:p>6470473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440927" calcext:value-type="float">
            <text:p>6440927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72" calcext:value-type="float">
            <text:p>172</text:p>
          </table:table-cell>
          <table:table-cell office:value-type="float" office:value="6285706" calcext:value-type="float">
            <text:p>62857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1695823" calcext:value-type="float">
            <text:p>11695823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05" calcext:value-type="float">
            <text:p>105</text:p>
          </table:table-cell>
          <table:table-cell office:value-type="float" office:value="11824242" calcext:value-type="float">
            <text:p>11824242</text:p>
          </table:table-cell>
          <table:table-cell office:value-type="float" office:value="480000" calcext:value-type="float">
            <text:p>480000</text:p>
          </table:table-cell>
          <table:table-cell office:value-type="float" office:value="10000" calcext:value-type="float">
            <text:p>10000</text:p>
          </table:table-cell>
          <table:table-cell table:formula="of:=AVERAGE([.G772:.G782])" office:value-type="float" office:value="5431318.63636364" calcext:value-type="float">
            <text:p>5431318.63636364</text:p>
          </table:table-cell>
          <table:table-cell table:formula="of:=STDEV([.G772:.G782])" office:value-type="float" office:value="3540419.59778231" calcext:value-type="float">
            <text:p>3540419.59778231</text:p>
          </table:table-cell>
          <table:table-cell table:formula="of:=[.K782]/[.J782]" office:value-type="float" office:value="0.651852677925868" calcext:value-type="float">
            <text:p>0.651852677925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3557492" calcext:value-type="float">
            <text:p>23557492</text:p>
          </table:table-cell>
          <table:table-cell office:value-type="float" office:value="4800001" calcext:value-type="float">
            <text:p>4800001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23450205" calcext:value-type="float">
            <text:p>23450205</text:p>
          </table:table-cell>
          <table:table-cell office:value-type="float" office:value="4800005" calcext:value-type="float">
            <text:p>4800005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3" calcext:value-type="float">
            <text:p>43</text:p>
          </table:table-cell>
          <table:table-cell office:value-type="float" office:value="23937467" calcext:value-type="float">
            <text:p>23937467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1640321" calcext:value-type="float">
            <text:p>51640321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51634357" calcext:value-type="float">
            <text:p>51634357</text:p>
          </table:table-cell>
          <table:table-cell office:value-type="float" office:value="4800004" calcext:value-type="float">
            <text:p>4800004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4617457" calcext:value-type="float">
            <text:p>54617457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1411773" calcext:value-type="float">
            <text:p>81411773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81186305" calcext:value-type="float">
            <text:p>81186305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89652889" calcext:value-type="float">
            <text:p>89652889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33306882" calcext:value-type="float">
            <text:p>133306882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.SyncTrie</text:p>
          </table:table-cell>
          <table:table-cell office:value-type="string" calcext:value-type="string">
            <text:p>pu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31950176" calcext:value-type="float">
            <text:p>131950176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00000" calcext:value-type="float">
            <text:p>100000</text:p>
          </table:table-cell>
          <table:table-cell table:formula="of:=AVERAGE([.G783:.G793])" office:value-type="float" office:value="67849574.9090909" calcext:value-type="float">
            <text:p>67849574.9090909</text:p>
          </table:table-cell>
          <table:table-cell table:formula="of:=STDEV([.G783:.G793])" office:value-type="float" office:value="39740231.7934729" calcext:value-type="float">
            <text:p>39740231.7934729</text:p>
          </table:table-cell>
          <table:table-cell table:formula="of:=[.K793]/[.J793]" office:value-type="float" office:value="0.585710844124217" calcext:value-type="float">
            <text:p>0.585710844124217</text:p>
          </table:table-cell>
          <table:table-cell table:number-columns-repeated="2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11"/>
        </table:table-row>
      </table:table>
      <table:table table:name="get" table:style-name="ta1">
        <table:shapes>
          <draw:frame draw:z-index="0" draw:style-name="gr1" draw:text-style-name="P1" svg:width="804.95pt" svg:height="452.89pt" svg:x="0pt" svg:y="0pt">
            <draw:object draw:notify-on-update-of-ranges="benchmarks.C794:benchmarks.C859 benchmarks.J2:benchmarks.J67 benchmarks.J68:benchmarks.J133 benchmarks.J134:benchmarks.J199 benchmarks.J200:benchmarks.J265 benchmarks.J266:benchmarks.J331 benchmarks.J332:benchmarks.J3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04.95pt" svg:height="452.89pt" svg:x="0pt" svg:y="460.26pt">
            <draw:object draw:notify-on-update-of-ranges="benchmarks.C794:benchmarks.C859 benchmarks.L2:benchmarks.L67 benchmarks.L68:benchmarks.L133 benchmarks.L134:benchmarks.L199 benchmarks.L200:benchmarks.L265 benchmarks.L266:benchmarks.L331 benchmarks.L332:benchmarks.L3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table table:name="put" table:style-name="ta1">
        <table:shapes>
          <draw:frame draw:z-index="0" draw:style-name="gr1" draw:text-style-name="P1" svg:width="804.95pt" svg:height="452.89pt" svg:x="0.03pt" svg:y="0.03pt">
            <draw:object draw:notify-on-update-of-ranges="benchmarks.C794:benchmarks.C859 benchmarks.J399:benchmarks.J463 benchmarks.J464:benchmarks.J529 benchmarks.J530:benchmarks.J595 benchmarks.J596:benchmarks.J661 benchmarks.J662:benchmarks.J727 benchmarks.J728:benchmarks.J79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04.95pt" svg:height="452.89pt" svg:x="0.03pt" svg:y="460.86pt">
            <draw:object draw:notify-on-update-of-ranges="benchmarks.C794:benchmarks.C859 benchmarks.L399:benchmarks.L463 benchmarks.L464:benchmarks.L529 benchmarks.L530:benchmarks.L595 benchmarks.L596:benchmarks.L661 benchmarks.L662:benchmarks.L727 benchmarks.L728:benchmarks.L79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table table:name="read_write" table:style-name="ta1">
        <table:shapes>
          <draw:frame draw:z-index="0" draw:style-name="gr1" draw:text-style-name="P1" svg:width="804.95pt" svg:height="452.89pt" svg:x="0.03pt" svg:y="0.03pt">
            <draw:object draw:notify-on-update-of-ranges="benchmarks.C794:benchmarks.C859 benchmarks.M2:benchmarks.M67 benchmarks.M68:benchmarks.M133 benchmarks.M134:benchmarks.M199 benchmarks.M200:benchmarks.M265 benchmarks.M266:benchmarks.M331 benchmarks.M332:benchmarks.M39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804.95pt" svg:height="452.89pt" svg:x="0.03pt" svg:y="460.83pt">
            <draw:object draw:notify-on-update-of-ranges="benchmarks.C794:benchmarks.C859 benchmarks.N2:benchmarks.N67 benchmarks.N398:benchmarks.N463 benchmarks.N134:benchmarks.N199 benchmarks.N530:benchmarks.N595 benchmarks.N266:benchmarks.N331 benchmarks.N662:benchmarks.N7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benchmarks.A1:benchmarks.I79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1-03T04:38:35.846062140</dc:date>
    <meta:editing-duration>PT19M31S</meta:editing-duration>
    <meta:editing-cycles>3</meta:editing-cycles>
    <meta:generator>LibreOffice/6.3.3.2$MacOSX_X86_64 LibreOffice_project/a64200df03143b798afd1ec74a12ab50359878ed</meta:generator>
    <meta:document-statistic meta:table-count="4" meta:cell-count="7436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error-upper-range="benchmarks.K2:benchmarks.K67" chart:error-lower-range="benchmarks.K2:benchmarks.K67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398cm" svg:height="15.978cm" xlink:href=".." xlink:type="simple" chart:class="chart:line" chart:style-name="ch1">
        <chart:title svg:x="11.93cm" svg:y="0.454cm" chart:style-name="ch2">
          <text:p>average performance</text:p>
        </chart:title>
        <chart:subtitle svg:x="12.032cm" svg:y="1.563cm" chart:style-name="ch3">
          <text:p>for different object sizes</text:p>
        </chart:subtitle>
        <chart:legend chart:legend-position="end" svg:x="23.805cm" svg:y="6.454cm" style:legend-expansion="high" chart:style-name="ch4"/>
        <chart:plot-area chart:style-name="ch5" table:cell-range-address="benchmarks.C794:benchmarks.C859 benchmarks.J2:benchmarks.J397" chart:data-source-has-labels="both" svg:x="1.543cm" svg:y="2.547cm" svg:width="21.695cm" svg:height="12.166cm">
          <chartooo:coordinate-region svg:x="2.582cm" svg:y="2.547cm" svg:width="18.687cm" svg:height="11.324cm"/>
          <chart:axis chart:dimension="x" chart:name="primary-x" chart:style-name="ch6" chartooo:axis-type="auto">
            <chartooo:date-scale/>
            <chart:title svg:x="11.25cm" svg:y="15.033cm" chart:style-name="ch7">
              <text:p>num operations</text:p>
            </chart:title>
            <chart:categories table:cell-range-address="benchmarks.C794:benchmarks.C859"/>
          </chart:axis>
          <chart:axis chart:dimension="y" chart:name="primary-y" chart:style-name="ch8">
            <chart:title svg:x="0.451cm" svg:y="9.544cm" chart:style-name="ch9">
              <text:p>duration [ns]</text:p>
            </chart:title>
            <chart:grid chart:style-name="ch10" chart:class="major"/>
          </chart:axis>
          <chart:series chart:style-name="ch11" chart:values-cell-range-address="benchmarks.J2:benchmarks.J67" loext:label-string="file.sb.get" chart:class="chart:line">
            <chart:data-point chart:repeated="65"/>
            <chart:data-point chart:style-name="ch12"/>
          </chart:series>
          <chart:series chart:style-name="ch13" chart:values-cell-range-address="benchmarks.J68:benchmarks.J133" loext:label-string="file.sync.sb.get" chart:class="chart:line">
            <chart:data-point chart:repeated="54"/>
            <chart:data-point chart:style-name="ch14"/>
            <chart:data-point chart:repeated="10"/>
            <chart:data-point chart:style-name="ch14"/>
          </chart:series>
          <chart:series chart:style-name="ch15" chart:values-cell-range-address="benchmarks.J134:benchmarks.J199" loext:label-string="mem.cache.get" chart:class="chart:line">
            <chart:data-point chart:repeated="66"/>
          </chart:series>
          <chart:series chart:style-name="ch16" chart:values-cell-range-address="benchmarks.J200:benchmarks.J265" loext:label-string="mem.sync.cache.get" chart:class="chart:line">
            <chart:data-point chart:repeated="66"/>
          </chart:series>
          <chart:series chart:style-name="ch17" chart:values-cell-range-address="benchmarks.J266:benchmarks.J331" loext:label-string="mem.trie.get" chart:class="chart:line">
            <chart:data-point chart:repeated="66"/>
          </chart:series>
          <chart:series chart:style-name="ch18" chart:values-cell-range-address="benchmarks.J332:benchmarks.J397" loext:label-string="mem.sync.trie.get" chart:class="chart:line">
            <chart:data-point chart:repeated="6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e.sb.get</text:p>
              </table:table-cell>
              <table:table-cell office:value-type="string">
                <text:p>file.sync.sb.get</text:p>
              </table:table-cell>
              <table:table-cell office:value-type="string">
                <text:p>mem.cache.get</text:p>
              </table:table-cell>
              <table:table-cell office:value-type="string">
                <text:p>mem.sync.cache.get</text:p>
              </table:table-cell>
              <table:table-cell office:value-type="string">
                <text:p>mem.trie.get</text:p>
              </table:table-cell>
              <table:table-cell office:value-type="string">
                <text:p>mem.sync.trie.get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enchmarks.C794:benchmarks.C859</svg:desc>
                </draw:g>
              </table:table-cell>
              <table:table-cell office:value-type="float" office:value="NaN">
                <text:p>NaN</text:p>
                <draw:g>
                  <svg:desc>benchmarks.J2:benchmarks.J67</svg:desc>
                </draw:g>
              </table:table-cell>
              <table:table-cell office:value-type="float" office:value="NaN">
                <text:p>NaN</text:p>
                <draw:g>
                  <svg:desc>benchmarks.J68:benchmarks.J133</svg:desc>
                </draw:g>
              </table:table-cell>
              <table:table-cell office:value-type="float" office:value="NaN">
                <text:p>NaN</text:p>
                <draw:g>
                  <svg:desc>benchmarks.J134:benchmarks.J199</svg:desc>
                </draw:g>
              </table:table-cell>
              <table:table-cell office:value-type="float" office:value="NaN">
                <text:p>NaN</text:p>
                <draw:g>
                  <svg:desc>benchmarks.J200:benchmarks.J265</svg:desc>
                </draw:g>
              </table:table-cell>
              <table:table-cell office:value-type="float" office:value="NaN">
                <text:p>NaN</text:p>
                <draw:g>
                  <svg:desc>benchmarks.J266:benchmarks.J331</svg:desc>
                </draw:g>
              </table:table-cell>
              <table:table-cell office:value-type="float" office:value="NaN">
                <text:p>NaN</text:p>
                <draw:g>
                  <svg:desc>benchmarks.J332:benchmarks.J39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856.45454545455">
                <text:p>8856.45454545455</text:p>
              </table:table-cell>
              <table:table-cell office:value-type="float" office:value="9968.54545454545">
                <text:p>9968.54545454545</text:p>
              </table:table-cell>
              <table:table-cell office:value-type="float" office:value="81.5545454545455">
                <text:p>81.5545454545455</text:p>
              </table:table-cell>
              <table:table-cell office:value-type="float" office:value="116.545454545455">
                <text:p>116.545454545455</text:p>
              </table:table-cell>
              <table:table-cell office:value-type="float" office:value="294.727272727273">
                <text:p>294.727272727273</text:p>
              </table:table-cell>
              <table:table-cell office:value-type="float" office:value="334.090909090909">
                <text:p>334.090909090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8441.5454545455">
                <text:p>88441.5454545455</text:p>
              </table:table-cell>
              <table:table-cell office:value-type="float" office:value="100476.454545455">
                <text:p>100476.454545455</text:p>
              </table:table-cell>
              <table:table-cell office:value-type="float" office:value="912.181818181818">
                <text:p>912.181818181818</text:p>
              </table:table-cell>
              <table:table-cell office:value-type="float" office:value="1240">
                <text:p>1240</text:p>
              </table:table-cell>
              <table:table-cell office:value-type="float" office:value="2953.81818181818">
                <text:p>2953.81818181818</text:p>
              </table:table-cell>
              <table:table-cell office:value-type="float" office:value="3372.81818181818">
                <text:p>3372.8181818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89410.727272727">
                <text:p>889410.727272727</text:p>
              </table:table-cell>
              <table:table-cell office:value-type="float" office:value="1005170.90909091">
                <text:p>1005170.90909091</text:p>
              </table:table-cell>
              <table:table-cell office:value-type="float" office:value="9825.63636363637">
                <text:p>9825.63636363637</text:p>
              </table:table-cell>
              <table:table-cell office:value-type="float" office:value="12797.0909090909">
                <text:p>12797.0909090909</text:p>
              </table:table-cell>
              <table:table-cell office:value-type="float" office:value="31945.5454545455">
                <text:p>31945.5454545455</text:p>
              </table:table-cell>
              <table:table-cell office:value-type="float" office:value="35592.1818181818">
                <text:p>35592.181818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200978.63636364">
                <text:p>9200978.63636364</text:p>
              </table:table-cell>
              <table:table-cell office:value-type="float" office:value="10419074.3636364">
                <text:p>10419074.3636364</text:p>
              </table:table-cell>
              <table:table-cell office:value-type="float" office:value="104829.636363636">
                <text:p>104829.636363636</text:p>
              </table:table-cell>
              <table:table-cell office:value-type="float" office:value="134247.727272727">
                <text:p>134247.727272727</text:p>
              </table:table-cell>
              <table:table-cell office:value-type="float" office:value="361521.909090909">
                <text:p>361521.909090909</text:p>
              </table:table-cell>
              <table:table-cell office:value-type="float" office:value="394293.727272727">
                <text:p>394293.7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3410157.0909091">
                <text:p>93410157.0909091</text:p>
              </table:table-cell>
              <table:table-cell office:value-type="float" office:value="104301064.181818">
                <text:p>104301064.181818</text:p>
              </table:table-cell>
              <table:table-cell office:value-type="float" office:value="1165793.72727273">
                <text:p>1165793.72727273</text:p>
              </table:table-cell>
              <table:table-cell office:value-type="float" office:value="1478433.90909091">
                <text:p>1478433.90909091</text:p>
              </table:table-cell>
              <table:table-cell office:value-type="float" office:value="5317541.90909091">
                <text:p>5317541.90909091</text:p>
              </table:table-cell>
              <table:table-cell office:value-type="float" office:value="5589974.18181818">
                <text:p>5589974.1818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40562379.272727">
                <text:p>940562379.272727</text:p>
              </table:table-cell>
              <table:table-cell office:value-type="float" office:value="1067549020.36364">
                <text:p>1067549020.36364</text:p>
              </table:table-cell>
              <table:table-cell office:value-type="float" office:value="13252474.5454545">
                <text:p>13252474.5454545</text:p>
              </table:table-cell>
              <table:table-cell office:value-type="float" office:value="19425675.4545455">
                <text:p>19425675.4545455</text:p>
              </table:table-cell>
              <table:table-cell office:value-type="float" office:value="69117757.9090909">
                <text:p>69117757.9090909</text:p>
              </table:table-cell>
              <table:table-cell office:value-type="float" office:value="68490713.1818182">
                <text:p>68490713.1818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error-upper-range="benchmarks.K2:benchmarks.K67" chart:error-lower-range="benchmarks.K2:benchmarks.K67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398cm" svg:height="15.978cm" xlink:href=".." xlink:type="simple" chart:class="chart:line" chart:style-name="ch1">
        <chart:title svg:x="13.308cm" svg:y="0.454cm" chart:style-name="ch2">
          <text:p>stdev %</text:p>
        </chart:title>
        <chart:subtitle svg:x="12.032cm" svg:y="1.563cm" chart:style-name="ch3">
          <text:p>for different object sizes</text:p>
        </chart:subtitle>
        <chart:legend chart:legend-position="end" svg:x="23.805cm" svg:y="6.454cm" style:legend-expansion="high" chart:style-name="ch4"/>
        <chart:plot-area chart:style-name="ch5" table:cell-range-address="benchmarks.C794:benchmarks.C859 benchmarks.L2:benchmarks.L397" chart:data-source-has-labels="both" svg:x="1.543cm" svg:y="2.547cm" svg:width="21.695cm" svg:height="12.166cm">
          <chartooo:coordinate-region svg:x="2.286cm" svg:y="2.547cm" svg:width="20.36cm" svg:height="11.323cm"/>
          <chart:axis chart:dimension="x" chart:name="primary-x" chart:style-name="ch6" chartooo:axis-type="auto">
            <chartooo:date-scale/>
            <chart:title svg:x="11.25cm" svg:y="15.033cm" chart:style-name="ch7">
              <text:p>num operations</text:p>
            </chart:title>
            <chart:categories table:cell-range-address="benchmarks.C794:benchmarks.C859"/>
          </chart:axis>
          <chart:axis chart:dimension="y" chart:name="primary-y" chart:style-name="ch8">
            <chart:title svg:x="0.451cm" svg:y="8.825cm" chart:style-name="ch9">
              <text:p>%</text:p>
            </chart:title>
            <chart:grid chart:style-name="ch10" chart:class="major"/>
          </chart:axis>
          <chart:series chart:style-name="ch11" chart:values-cell-range-address="benchmarks.L2:benchmarks.L67" loext:label-string="file.sb.get" chart:class="chart:line">
            <chart:data-point chart:repeated="65"/>
            <chart:data-point chart:style-name="ch12"/>
          </chart:series>
          <chart:series chart:style-name="ch13" chart:values-cell-range-address="benchmarks.L68:benchmarks.L133" loext:label-string="file.sync.sb.get" chart:class="chart:line">
            <chart:data-point chart:repeated="54"/>
            <chart:data-point chart:style-name="ch14"/>
            <chart:data-point chart:repeated="10"/>
            <chart:data-point chart:style-name="ch14"/>
          </chart:series>
          <chart:series chart:style-name="ch15" chart:values-cell-range-address="benchmarks.L134:benchmarks.L199" loext:label-string="mem.cache.get" chart:class="chart:line">
            <chart:data-point chart:repeated="66"/>
          </chart:series>
          <chart:series chart:style-name="ch16" chart:values-cell-range-address="benchmarks.L200:benchmarks.L265" loext:label-string="mem.sync.cache.get" chart:class="chart:line">
            <chart:data-point chart:repeated="66"/>
          </chart:series>
          <chart:series chart:style-name="ch17" chart:values-cell-range-address="benchmarks.L266:benchmarks.L331" loext:label-string="mem.trie.get" chart:class="chart:line">
            <chart:data-point chart:repeated="66"/>
          </chart:series>
          <chart:series chart:style-name="ch18" chart:values-cell-range-address="benchmarks.L332:benchmarks.L397" loext:label-string="mem.sync.trie.get" chart:class="chart:line">
            <chart:data-point chart:repeated="6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e.sb.get</text:p>
              </table:table-cell>
              <table:table-cell office:value-type="string">
                <text:p>file.sync.sb.get</text:p>
              </table:table-cell>
              <table:table-cell office:value-type="string">
                <text:p>mem.cache.get</text:p>
              </table:table-cell>
              <table:table-cell office:value-type="string">
                <text:p>mem.sync.cache.get</text:p>
              </table:table-cell>
              <table:table-cell office:value-type="string">
                <text:p>mem.trie.get</text:p>
              </table:table-cell>
              <table:table-cell office:value-type="string">
                <text:p>mem.sync.trie.get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enchmarks.C794:benchmarks.C859</svg:desc>
                </draw:g>
              </table:table-cell>
              <table:table-cell office:value-type="float" office:value="NaN">
                <text:p>NaN</text:p>
                <draw:g>
                  <svg:desc>benchmarks.L2:benchmarks.L67</svg:desc>
                </draw:g>
              </table:table-cell>
              <table:table-cell office:value-type="float" office:value="NaN">
                <text:p>NaN</text:p>
                <draw:g>
                  <svg:desc>benchmarks.L68:benchmarks.L133</svg:desc>
                </draw:g>
              </table:table-cell>
              <table:table-cell office:value-type="float" office:value="NaN">
                <text:p>NaN</text:p>
                <draw:g>
                  <svg:desc>benchmarks.L134:benchmarks.L199</svg:desc>
                </draw:g>
              </table:table-cell>
              <table:table-cell office:value-type="float" office:value="NaN">
                <text:p>NaN</text:p>
                <draw:g>
                  <svg:desc>benchmarks.L200:benchmarks.L265</svg:desc>
                </draw:g>
              </table:table-cell>
              <table:table-cell office:value-type="float" office:value="NaN">
                <text:p>NaN</text:p>
                <draw:g>
                  <svg:desc>benchmarks.L266:benchmarks.L331</svg:desc>
                </draw:g>
              </table:table-cell>
              <table:table-cell office:value-type="float" office:value="NaN">
                <text:p>NaN</text:p>
                <draw:g>
                  <svg:desc>benchmarks.L332:benchmarks.L39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22439731211553">
                <text:p>0.0322439731211553</text:p>
              </table:table-cell>
              <table:table-cell office:value-type="float" office:value="0.0291141326727199">
                <text:p>0.0291141326727199</text:p>
              </table:table-cell>
              <table:table-cell office:value-type="float" office:value="0.0196980340657495">
                <text:p>0.0196980340657495</text:p>
              </table:table-cell>
              <table:table-cell office:value-type="float" office:value="0.0104127591862498">
                <text:p>0.0104127591862498</text:p>
              </table:table-cell>
              <table:table-cell office:value-type="float" office:value="0.590366738206549">
                <text:p>0.590366738206549</text:p>
              </table:table-cell>
              <table:table-cell office:value-type="float" office:value="0.479032127681637">
                <text:p>0.479032127681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59916141851446">
                <text:p>0.0359916141851446</text:p>
              </table:table-cell>
              <table:table-cell office:value-type="float" office:value="0.0347675188768843">
                <text:p>0.0347675188768843</text:p>
              </table:table-cell>
              <table:table-cell office:value-type="float" office:value="0.0216652892332595">
                <text:p>0.0216652892332595</text:p>
              </table:table-cell>
              <table:table-cell office:value-type="float" office:value="0.039299935261403">
                <text:p>0.039299935261403</text:p>
              </table:table-cell>
              <table:table-cell office:value-type="float" office:value="0.579733927488469">
                <text:p>0.579733927488469</text:p>
              </table:table-cell>
              <table:table-cell office:value-type="float" office:value="0.508915383970732">
                <text:p>0.508915383970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27253080299333">
                <text:p>0.0327253080299333</text:p>
              </table:table-cell>
              <table:table-cell office:value-type="float" office:value="0.0328183915520121">
                <text:p>0.0328183915520121</text:p>
              </table:table-cell>
              <table:table-cell office:value-type="float" office:value="0.0205928114353174">
                <text:p>0.0205928114353174</text:p>
              </table:table-cell>
              <table:table-cell office:value-type="float" office:value="0.0146030171394372">
                <text:p>0.0146030171394372</text:p>
              </table:table-cell>
              <table:table-cell office:value-type="float" office:value="0.568786728879755">
                <text:p>0.568786728879755</text:p>
              </table:table-cell>
              <table:table-cell office:value-type="float" office:value="0.511572752053484">
                <text:p>0.511572752053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84463226354635">
                <text:p>0.0584463226354635</text:p>
              </table:table-cell>
              <table:table-cell office:value-type="float" office:value="0.061847788998307">
                <text:p>0.061847788998307</text:p>
              </table:table-cell>
              <table:table-cell office:value-type="float" office:value="0.0181528218970869">
                <text:p>0.0181528218970869</text:p>
              </table:table-cell>
              <table:table-cell office:value-type="float" office:value="0.0142566669304861">
                <text:p>0.0142566669304861</text:p>
              </table:table-cell>
              <table:table-cell office:value-type="float" office:value="0.54787971443881">
                <text:p>0.54787971443881</text:p>
              </table:table-cell>
              <table:table-cell office:value-type="float" office:value="0.50515495875432">
                <text:p>0.50515495875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568651593749028">
                <text:p>0.0568651593749028</text:p>
              </table:table-cell>
              <table:table-cell office:value-type="float" office:value="0.0517400705420691">
                <text:p>0.0517400705420691</text:p>
              </table:table-cell>
              <table:table-cell office:value-type="float" office:value="0.0462294136100169">
                <text:p>0.0462294136100169</text:p>
              </table:table-cell>
              <table:table-cell office:value-type="float" office:value="0.0377786763372034">
                <text:p>0.0377786763372034</text:p>
              </table:table-cell>
              <table:table-cell office:value-type="float" office:value="0.727690846630383">
                <text:p>0.727690846630383</text:p>
              </table:table-cell>
              <table:table-cell office:value-type="float" office:value="0.654021209847373">
                <text:p>0.654021209847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90945973905597">
                <text:p>0.0490945973905597</text:p>
              </table:table-cell>
              <table:table-cell office:value-type="float" office:value="0.0490920040827267">
                <text:p>0.0490920040827267</text:p>
              </table:table-cell>
              <table:table-cell office:value-type="float" office:value="0.0486816987227654">
                <text:p>0.0486816987227654</text:p>
              </table:table-cell>
              <table:table-cell office:value-type="float" office:value="0.127992950093702">
                <text:p>0.127992950093702</text:p>
              </table:table-cell>
              <table:table-cell office:value-type="float" office:value="0.649288484351183">
                <text:p>0.649288484351183</text:p>
              </table:table-cell>
              <table:table-cell office:value-type="float" office:value="0.598512974001798">
                <text:p>0.5985129740017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398cm" svg:height="15.978cm" xlink:href=".." xlink:type="simple" chart:class="chart:line" chart:style-name="ch1">
        <chart:title svg:x="11.93cm" svg:y="0.454cm" chart:style-name="ch2">
          <text:p>average performance</text:p>
        </chart:title>
        <chart:subtitle svg:x="12.032cm" svg:y="1.563cm" chart:style-name="ch3">
          <text:p>for different object sizes</text:p>
        </chart:subtitle>
        <chart:legend chart:legend-position="end" svg:x="23.805cm" svg:y="6.454cm" style:legend-expansion="high" chart:style-name="ch4"/>
        <chart:plot-area chart:style-name="ch5" table:cell-range-address="benchmarks.C794:benchmarks.C859 benchmarks.J399:benchmarks.J793" chart:data-source-has-labels="both" svg:x="1.543cm" svg:y="2.547cm" svg:width="21.695cm" svg:height="12.166cm">
          <chartooo:coordinate-region svg:x="2.582cm" svg:y="2.547cm" svg:width="18.687cm" svg:height="11.324cm"/>
          <chart:axis chart:dimension="x" chart:name="primary-x" chart:style-name="ch6" chartooo:axis-type="auto">
            <chartooo:date-scale/>
            <chart:title svg:x="11.25cm" svg:y="15.033cm" chart:style-name="ch7">
              <text:p>num operations</text:p>
            </chart:title>
            <chart:categories table:cell-range-address="benchmarks.C794:benchmarks.C859"/>
          </chart:axis>
          <chart:axis chart:dimension="y" chart:name="primary-y" chart:style-name="ch8">
            <chart:title svg:x="0.451cm" svg:y="9.544cm" chart:style-name="ch9">
              <text:p>duration [ns]</text:p>
            </chart:title>
            <chart:grid chart:style-name="ch10" chart:class="major"/>
          </chart:axis>
          <chart:series chart:style-name="ch11" chart:values-cell-range-address="benchmarks.J399:benchmarks.J463" loext:label-string="file.sb.put" chart:class="chart:line">
            <chart:data-point chart:repeated="65"/>
          </chart:series>
          <chart:series chart:style-name="ch12" chart:values-cell-range-address="benchmarks.J464:benchmarks.J529" loext:label-string="file.sync.sb.put" chart:class="chart:line">
            <chart:data-point chart:repeated="66"/>
          </chart:series>
          <chart:series chart:style-name="ch13" chart:values-cell-range-address="benchmarks.J530:benchmarks.J595" loext:label-string="mem.cache.put" chart:class="chart:line">
            <chart:data-point chart:repeated="66"/>
          </chart:series>
          <chart:series chart:style-name="ch14" chart:values-cell-range-address="benchmarks.J596:benchmarks.J661" loext:label-string="mem.sync.cache.put" chart:class="chart:line">
            <chart:data-point chart:repeated="66"/>
          </chart:series>
          <chart:series chart:style-name="ch15" chart:values-cell-range-address="benchmarks.J662:benchmarks.J727" loext:label-string="mem.trie.put" chart:class="chart:line">
            <chart:data-point chart:repeated="66"/>
          </chart:series>
          <chart:series chart:style-name="ch16" chart:values-cell-range-address="benchmarks.J728:benchmarks.J793" loext:label-string="mem.sync.trie.put" chart:class="chart:line">
            <chart:data-point chart:repeated="6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e.sb.put</text:p>
              </table:table-cell>
              <table:table-cell office:value-type="string">
                <text:p>file.sync.sb.put</text:p>
              </table:table-cell>
              <table:table-cell office:value-type="string">
                <text:p>mem.cache.put</text:p>
              </table:table-cell>
              <table:table-cell office:value-type="string">
                <text:p>mem.sync.cache.put</text:p>
              </table:table-cell>
              <table:table-cell office:value-type="string">
                <text:p>mem.trie.put</text:p>
              </table:table-cell>
              <table:table-cell office:value-type="string">
                <text:p>mem.sync.trie.put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enchmarks.C794:benchmarks.C859</svg:desc>
                </draw:g>
              </table:table-cell>
              <table:table-cell office:value-type="float" office:value="NaN">
                <text:p>NaN</text:p>
                <draw:g>
                  <svg:desc>benchmarks.J399:benchmarks.J463</svg:desc>
                </draw:g>
              </table:table-cell>
              <table:table-cell office:value-type="float" office:value="NaN">
                <text:p>NaN</text:p>
                <draw:g>
                  <svg:desc>benchmarks.J464:benchmarks.J529</svg:desc>
                </draw:g>
              </table:table-cell>
              <table:table-cell office:value-type="float" office:value="NaN">
                <text:p>NaN</text:p>
                <draw:g>
                  <svg:desc>benchmarks.J530:benchmarks.J595</svg:desc>
                </draw:g>
              </table:table-cell>
              <table:table-cell office:value-type="float" office:value="NaN">
                <text:p>NaN</text:p>
                <draw:g>
                  <svg:desc>benchmarks.J596:benchmarks.J661</svg:desc>
                </draw:g>
              </table:table-cell>
              <table:table-cell office:value-type="float" office:value="NaN">
                <text:p>NaN</text:p>
                <draw:g>
                  <svg:desc>benchmarks.J662:benchmarks.J727</svg:desc>
                </draw:g>
              </table:table-cell>
              <table:table-cell office:value-type="float" office:value="NaN">
                <text:p>NaN</text:p>
                <draw:g>
                  <svg:desc>benchmarks.J728:benchmarks.J79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69.3636363636">
                <text:p>13969.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4408.6363636364">
                <text:p>14408.6363636364</text:p>
              </table:table-cell>
              <table:table-cell office:value-type="float" office:value="54.4272727272727">
                <text:p>54.4272727272727</text:p>
              </table:table-cell>
              <table:table-cell office:value-type="float" office:value="194.545454545455">
                <text:p>194.545454545455</text:p>
              </table:table-cell>
              <table:table-cell office:value-type="float" office:value="275">
                <text:p>275</text:p>
              </table:table-cell>
              <table:table-cell office:value-type="float" office:value="321.909090909091">
                <text:p>321.909090909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796">
                <text:p>134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43524.090909091">
                <text:p>143524.090909091</text:p>
              </table:table-cell>
              <table:table-cell office:value-type="float" office:value="526">
                <text:p>526</text:p>
              </table:table-cell>
              <table:table-cell office:value-type="float" office:value="2063.18181818182">
                <text:p>2063.18181818182</text:p>
              </table:table-cell>
              <table:table-cell office:value-type="float" office:value="2829.54545454545">
                <text:p>2829.54545454545</text:p>
              </table:table-cell>
              <table:table-cell office:value-type="float" office:value="3251.36363636364">
                <text:p>3251.363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0329.90909091">
                <text:p>1340329.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442173">
                <text:p>1442173</text:p>
              </table:table-cell>
              <table:table-cell office:value-type="float" office:value="6275">
                <text:p>6275</text:p>
              </table:table-cell>
              <table:table-cell office:value-type="float" office:value="20546.8181818182">
                <text:p>20546.8181818182</text:p>
              </table:table-cell>
              <table:table-cell office:value-type="float" office:value="30212.7272727273">
                <text:p>30212.7272727273</text:p>
              </table:table-cell>
              <table:table-cell office:value-type="float" office:value="34239">
                <text:p>34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20016.6363636">
                <text:p>14020016.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4749019.1818182">
                <text:p>14749019.1818182</text:p>
              </table:table-cell>
              <table:table-cell office:value-type="float" office:value="66316.9090909091">
                <text:p>66316.9090909091</text:p>
              </table:table-cell>
              <table:table-cell office:value-type="float" office:value="211206.545454545">
                <text:p>211206.545454545</text:p>
              </table:table-cell>
              <table:table-cell office:value-type="float" office:value="355715.363636364">
                <text:p>355715.363636364</text:p>
              </table:table-cell>
              <table:table-cell office:value-type="float" office:value="381538.909090909">
                <text:p>381538.909090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104327.909091">
                <text:p>139104327.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147087462.454545">
                <text:p>147087462.454545</text:p>
              </table:table-cell>
              <table:table-cell office:value-type="float" office:value="754744">
                <text:p>754744</text:p>
              </table:table-cell>
              <table:table-cell office:value-type="float" office:value="2250038.63636364">
                <text:p>2250038.63636364</text:p>
              </table:table-cell>
              <table:table-cell office:value-type="float" office:value="5091589.90909091">
                <text:p>5091589.90909091</text:p>
              </table:table-cell>
              <table:table-cell office:value-type="float" office:value="5431318.63636364">
                <text:p>5431318.63636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3307985.54545">
                <text:p>1463307985.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1560329487.09091">
                <text:p>1560329487.09091</text:p>
              </table:table-cell>
              <table:table-cell office:value-type="float" office:value="9137245">
                <text:p>9137245</text:p>
              </table:table-cell>
              <table:table-cell office:value-type="float" office:value="25927303.7272727">
                <text:p>25927303.7272727</text:p>
              </table:table-cell>
              <table:table-cell office:value-type="float" office:value="67550883.1818182">
                <text:p>67550883.1818182</text:p>
              </table:table-cell>
              <table:table-cell office:value-type="float" office:value="67849574.9090909">
                <text:p>67849574.90909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398cm" svg:height="15.978cm" xlink:href=".." xlink:type="simple" chart:class="chart:line" chart:style-name="ch1">
        <chart:title svg:x="13.308cm" svg:y="0.454cm" chart:style-name="ch2">
          <text:p>stdev %</text:p>
        </chart:title>
        <chart:subtitle svg:x="12.032cm" svg:y="1.563cm" chart:style-name="ch3">
          <text:p>for different object sizes</text:p>
        </chart:subtitle>
        <chart:legend chart:legend-position="end" svg:x="23.805cm" svg:y="6.454cm" style:legend-expansion="high" chart:style-name="ch4"/>
        <chart:plot-area chart:style-name="ch5" table:cell-range-address="benchmarks.C794:benchmarks.C859 benchmarks.L399:benchmarks.L793" chart:data-source-has-labels="both" svg:x="1.543cm" svg:y="2.547cm" svg:width="21.695cm" svg:height="12.166cm">
          <chartooo:coordinate-region svg:x="2.286cm" svg:y="2.547cm" svg:width="20.36cm" svg:height="11.323cm"/>
          <chart:axis chart:dimension="x" chart:name="primary-x" chart:style-name="ch6" chartooo:axis-type="auto">
            <chartooo:date-scale/>
            <chart:title svg:x="11.25cm" svg:y="15.033cm" chart:style-name="ch7">
              <text:p>num operations</text:p>
            </chart:title>
            <chart:categories table:cell-range-address="benchmarks.C794:benchmarks.C859"/>
          </chart:axis>
          <chart:axis chart:dimension="y" chart:name="primary-y" chart:style-name="ch8">
            <chart:title svg:x="0.451cm" svg:y="8.825cm" chart:style-name="ch9">
              <text:p>%</text:p>
            </chart:title>
            <chart:grid chart:style-name="ch10" chart:class="major"/>
          </chart:axis>
          <chart:series chart:style-name="ch11" chart:values-cell-range-address="benchmarks.L399:benchmarks.L463" loext:label-string="file.sb.put" chart:class="chart:line">
            <chart:data-point chart:repeated="65"/>
          </chart:series>
          <chart:series chart:style-name="ch12" chart:values-cell-range-address="benchmarks.L464:benchmarks.L529" loext:label-string="file.sync.sb.put" chart:class="chart:line">
            <chart:data-point chart:repeated="66"/>
          </chart:series>
          <chart:series chart:style-name="ch13" chart:values-cell-range-address="benchmarks.L530:benchmarks.L595" loext:label-string="mem.cache.put" chart:class="chart:line">
            <chart:data-point chart:repeated="66"/>
          </chart:series>
          <chart:series chart:style-name="ch14" chart:values-cell-range-address="benchmarks.L596:benchmarks.L661" loext:label-string="mem.sync.cache.put" chart:class="chart:line">
            <chart:data-point chart:repeated="66"/>
          </chart:series>
          <chart:series chart:style-name="ch15" chart:values-cell-range-address="benchmarks.L662:benchmarks.L727" loext:label-string="mem.trie.put" chart:class="chart:line">
            <chart:data-point chart:repeated="66"/>
          </chart:series>
          <chart:series chart:style-name="ch16" chart:values-cell-range-address="benchmarks.L728:benchmarks.L793" loext:label-string="mem.sync.trie.put" chart:class="chart:line">
            <chart:data-point chart:repeated="6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e.sb.put</text:p>
              </table:table-cell>
              <table:table-cell office:value-type="string">
                <text:p>file.sync.sb.put</text:p>
              </table:table-cell>
              <table:table-cell office:value-type="string">
                <text:p>mem.cache.put</text:p>
              </table:table-cell>
              <table:table-cell office:value-type="string">
                <text:p>mem.sync.cache.put</text:p>
              </table:table-cell>
              <table:table-cell office:value-type="string">
                <text:p>mem.trie.put</text:p>
              </table:table-cell>
              <table:table-cell office:value-type="string">
                <text:p>mem.sync.trie.put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enchmarks.C794:benchmarks.C859</svg:desc>
                </draw:g>
              </table:table-cell>
              <table:table-cell office:value-type="float" office:value="NaN">
                <text:p>NaN</text:p>
                <draw:g>
                  <svg:desc>benchmarks.L399:benchmarks.L463</svg:desc>
                </draw:g>
              </table:table-cell>
              <table:table-cell office:value-type="float" office:value="NaN">
                <text:p>NaN</text:p>
                <draw:g>
                  <svg:desc>benchmarks.L464:benchmarks.L529</svg:desc>
                </draw:g>
              </table:table-cell>
              <table:table-cell office:value-type="float" office:value="NaN">
                <text:p>NaN</text:p>
                <draw:g>
                  <svg:desc>benchmarks.L530:benchmarks.L595</svg:desc>
                </draw:g>
              </table:table-cell>
              <table:table-cell office:value-type="float" office:value="NaN">
                <text:p>NaN</text:p>
                <draw:g>
                  <svg:desc>benchmarks.L596:benchmarks.L661</svg:desc>
                </draw:g>
              </table:table-cell>
              <table:table-cell office:value-type="float" office:value="NaN">
                <text:p>NaN</text:p>
                <draw:g>
                  <svg:desc>benchmarks.L662:benchmarks.L727</svg:desc>
                </draw:g>
              </table:table-cell>
              <table:table-cell office:value-type="float" office:value="NaN">
                <text:p>NaN</text:p>
                <draw:g>
                  <svg:desc>benchmarks.L728:benchmarks.L79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0681828057102">
                <text:p>0.230681828057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169495530946594">
                <text:p>0.169495530946594</text:p>
              </table:table-cell>
              <table:table-cell office:value-type="float" office:value="0.0532066069105414">
                <text:p>0.0532066069105414</text:p>
              </table:table-cell>
              <table:table-cell office:value-type="float" office:value="0.0144225321333761">
                <text:p>0.0144225321333761</text:p>
              </table:table-cell>
              <table:table-cell office:value-type="float" office:value="0.587564802123319">
                <text:p>0.587564802123319</text:p>
              </table:table-cell>
              <table:table-cell office:value-type="float" office:value="0.482100183718594">
                <text:p>0.48210018371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8411019361879">
                <text:p>0.18841101936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141967763230671">
                <text:p>0.141967763230671</text:p>
              </table:table-cell>
              <table:table-cell office:value-type="float" office:value="0.0544802041356109">
                <text:p>0.0544802041356109</text:p>
              </table:table-cell>
              <table:table-cell office:value-type="float" office:value="0.0216127686226368">
                <text:p>0.0216127686226368</text:p>
              </table:table-cell>
              <table:table-cell office:value-type="float" office:value="0.565264395244976">
                <text:p>0.565264395244976</text:p>
              </table:table-cell>
              <table:table-cell office:value-type="float" office:value="0.480205566866019">
                <text:p>0.480205566866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9174431976099">
                <text:p>0.179174431976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170345513613153">
                <text:p>0.170345513613153</text:p>
              </table:table-cell>
              <table:table-cell office:value-type="float" office:value="0.0507259782659122">
                <text:p>0.0507259782659122</text:p>
              </table:table-cell>
              <table:table-cell office:value-type="float" office:value="0.0224347566474724">
                <text:p>0.0224347566474724</text:p>
              </table:table-cell>
              <table:table-cell office:value-type="float" office:value="0.552285765767661">
                <text:p>0.552285765767661</text:p>
              </table:table-cell>
              <table:table-cell office:value-type="float" office:value="0.479222395141209">
                <text:p>0.479222395141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6481714850005">
                <text:p>0.18648171485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151612563912008">
                <text:p>0.151612563912008</text:p>
              </table:table-cell>
              <table:table-cell office:value-type="float" office:value="0.0507109923089017">
                <text:p>0.0507109923089017</text:p>
              </table:table-cell>
              <table:table-cell office:value-type="float" office:value="0.0173895413131616">
                <text:p>0.0173895413131616</text:p>
              </table:table-cell>
              <table:table-cell office:value-type="float" office:value="0.536070006304486">
                <text:p>0.536070006304486</text:p>
              </table:table-cell>
              <table:table-cell office:value-type="float" office:value="0.462921596749328">
                <text:p>0.462921596749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3641398019825">
                <text:p>0.17364139801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0.147500166570885">
                <text:p>0.147500166570885</text:p>
              </table:table-cell>
              <table:table-cell office:value-type="float" office:value="0.0440393505665247">
                <text:p>0.0440393505665247</text:p>
              </table:table-cell>
              <table:table-cell office:value-type="float" office:value="0.0389954595991123">
                <text:p>0.0389954595991123</text:p>
              </table:table-cell>
              <table:table-cell office:value-type="float" office:value="0.704549431167027">
                <text:p>0.704549431167027</text:p>
              </table:table-cell>
              <table:table-cell office:value-type="float" office:value="0.651852677925868">
                <text:p>0.651852677925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4892172467805">
                <text:p>0.19489217246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0.173129901460499">
                <text:p>0.173129901460499</text:p>
              </table:table-cell>
              <table:table-cell office:value-type="float" office:value="0.101947473248631">
                <text:p>0.101947473248631</text:p>
              </table:table-cell>
              <table:table-cell office:value-type="float" office:value="0.0355137725383767">
                <text:p>0.0355137725383767</text:p>
              </table:table-cell>
              <table:table-cell office:value-type="float" office:value="0.646617233426297">
                <text:p>0.646617233426297</text:p>
              </table:table-cell>
              <table:table-cell office:value-type="float" office:value="0.585710844124217">
                <text:p>0.5857108441242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upper-range="benchmarks.K2:benchmarks.K67" chart:error-lower-range="benchmarks.K2:benchmarks.K67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8.398cm" svg:height="15.978cm" xlink:href=".." xlink:type="simple" chart:class="chart:line" chart:style-name="ch1">
        <chart:title svg:x="12.038cm" svg:y="0.454cm" chart:style-name="ch2">
          <text:p>Put vs Get overhead</text:p>
        </chart:title>
        <chart:legend chart:legend-position="end" svg:x="24.396cm" svg:y="6.454cm" style:legend-expansion="high" chart:style-name="ch3"/>
        <chart:plot-area chart:style-name="ch4" table:cell-range-address="benchmarks.C794:benchmarks.C859 benchmarks.M2:benchmarks.M397" chart:data-source-has-labels="both" svg:x="1.543cm" svg:y="1.562cm" svg:width="22.286cm" svg:height="13.151cm">
          <chartooo:coordinate-region svg:x="2.404cm" svg:y="1.76cm" svg:width="20.833cm" svg:height="12.756cm"/>
          <chart:axis chart:dimension="x" chart:name="primary-x" chart:style-name="ch5" chartooo:axis-type="auto">
            <chartooo:date-scale/>
            <chart:title svg:x="11.546cm" svg:y="15.033cm" chart:style-name="ch6">
              <text:p>num operations</text:p>
            </chart:title>
            <chart:categories table:cell-range-address="benchmarks.C794:benchmarks.C859"/>
          </chart:axis>
          <chart:axis chart:dimension="y" chart:name="primary-y" chart:style-name="ch7">
            <chart:title svg:x="0.451cm" svg:y="8.332cm" chart:style-name="ch8">
              <text:p>%</text:p>
            </chart:title>
            <chart:grid chart:style-name="ch9" chart:class="major"/>
          </chart:axis>
          <chart:series chart:style-name="ch10" chart:values-cell-range-address="benchmarks.M2:benchmarks.M67" loext:label-string="file.sb" chart:class="chart:line">
            <chart:data-point chart:repeated="65"/>
            <chart:data-point chart:style-name="ch11"/>
          </chart:series>
          <chart:series chart:style-name="ch12" chart:values-cell-range-address="benchmarks.M68:benchmarks.M133" loext:label-string="file.sync.sb" chart:class="chart:line">
            <chart:data-point chart:repeated="54"/>
            <chart:data-point chart:style-name="ch13"/>
            <chart:data-point chart:repeated="10"/>
            <chart:data-point chart:style-name="ch13"/>
          </chart:series>
          <chart:series chart:style-name="ch14" chart:values-cell-range-address="benchmarks.M134:benchmarks.M199" loext:label-string="mem.cache" chart:class="chart:line">
            <chart:data-point chart:repeated="66"/>
          </chart:series>
          <chart:series chart:style-name="ch15" chart:values-cell-range-address="benchmarks.M200:benchmarks.M265" loext:label-string="mem.sync.cache" chart:class="chart:line">
            <chart:data-point chart:repeated="66"/>
          </chart:series>
          <chart:series chart:style-name="ch16" chart:values-cell-range-address="benchmarks.M266:benchmarks.M331" loext:label-string="mem.trie" chart:class="chart:line">
            <chart:data-point chart:repeated="66"/>
          </chart:series>
          <chart:series chart:style-name="ch17" chart:values-cell-range-address="benchmarks.M332:benchmarks.M397" loext:label-string="mem.sync.trie" chart:class="chart:line">
            <chart:data-point chart:repeated="6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e.sb</text:p>
              </table:table-cell>
              <table:table-cell office:value-type="string">
                <text:p>file.sync.sb</text:p>
              </table:table-cell>
              <table:table-cell office:value-type="string">
                <text:p>mem.cache</text:p>
              </table:table-cell>
              <table:table-cell office:value-type="string">
                <text:p>mem.sync.cache</text:p>
              </table:table-cell>
              <table:table-cell office:value-type="string">
                <text:p>mem.trie</text:p>
              </table:table-cell>
              <table:table-cell office:value-type="string">
                <text:p>mem.sync.tri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enchmarks.C794:benchmarks.C859</svg:desc>
                </draw:g>
              </table:table-cell>
              <table:table-cell office:value-type="float" office:value="NaN">
                <text:p>NaN</text:p>
                <draw:g>
                  <svg:desc>benchmarks.M2:benchmarks.M67</svg:desc>
                </draw:g>
              </table:table-cell>
              <table:table-cell office:value-type="float" office:value="NaN">
                <text:p>NaN</text:p>
                <draw:g>
                  <svg:desc>benchmarks.M68:benchmarks.M133</svg:desc>
                </draw:g>
              </table:table-cell>
              <table:table-cell office:value-type="float" office:value="NaN">
                <text:p>NaN</text:p>
                <draw:g>
                  <svg:desc>benchmarks.M134:benchmarks.M199</svg:desc>
                </draw:g>
              </table:table-cell>
              <table:table-cell office:value-type="float" office:value="NaN">
                <text:p>NaN</text:p>
                <draw:g>
                  <svg:desc>benchmarks.M200:benchmarks.M265</svg:desc>
                </draw:g>
              </table:table-cell>
              <table:table-cell office:value-type="float" office:value="NaN">
                <text:p>NaN</text:p>
                <draw:g>
                  <svg:desc>benchmarks.M266:benchmarks.M331</svg:desc>
                </draw:g>
              </table:table-cell>
              <table:table-cell office:value-type="float" office:value="NaN">
                <text:p>NaN</text:p>
                <draw:g>
                  <svg:desc>benchmarks.M332:benchmarks.M39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77308793791893">
                <text:p>0.577308793791893</text:p>
              </table:table-cell>
              <table:table-cell office:value-type="float" office:value="0.445410108158389">
                <text:p>0.445410108158389</text:p>
              </table:table-cell>
              <table:table-cell office:value-type="float" office:value="-0.332627354809943">
                <text:p>-0.332627354809943</text:p>
              </table:table-cell>
              <table:table-cell office:value-type="float" office:value="0.669266770670827">
                <text:p>0.669266770670827</text:p>
              </table:table-cell>
              <table:table-cell office:value-type="float" office:value="-0.066933991363356">
                <text:p>-0.066933991363356</text:p>
              </table:table-cell>
              <table:table-cell office:value-type="float" office:value="-0.0364625850340134">
                <text:p>-0.0364625850340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24125333939109">
                <text:p>0.524125333939109</text:p>
              </table:table-cell>
              <table:table-cell office:value-type="float" office:value="0.428435065293452">
                <text:p>0.428435065293452</text:p>
              </table:table-cell>
              <table:table-cell office:value-type="float" office:value="-0.423360574048236">
                <text:p>-0.423360574048236</text:p>
              </table:table-cell>
              <table:table-cell office:value-type="float" office:value="0.663856304985337">
                <text:p>0.663856304985337</text:p>
              </table:table-cell>
              <table:table-cell office:value-type="float" office:value="-0.0420718946202143">
                <text:p>-0.0420718946202143</text:p>
              </table:table-cell>
              <table:table-cell office:value-type="float" office:value="-0.0360098110563058">
                <text:p>-0.0360098110563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06986443935607">
                <text:p>0.506986443935607</text:p>
              </table:table-cell>
              <table:table-cell office:value-type="float" office:value="0.434754017408166">
                <text:p>0.434754017408166</text:p>
              </table:table-cell>
              <table:table-cell office:value-type="float" office:value="-0.361364519531467">
                <text:p>-0.361364519531467</text:p>
              </table:table-cell>
              <table:table-cell office:value-type="float" office:value="0.605585076153671">
                <text:p>0.605585076153671</text:p>
              </table:table-cell>
              <table:table-cell office:value-type="float" office:value="-0.0542428735262564">
                <text:p>-0.0542428735262564</text:p>
              </table:table-cell>
              <table:table-cell office:value-type="float" office:value="-0.038019074669105">
                <text:p>-0.038019074669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23752764836823">
                <text:p>0.523752764836823</text:p>
              </table:table-cell>
              <table:table-cell office:value-type="float" office:value="0.415578646150542">
                <text:p>0.415578646150542</text:p>
              </table:table-cell>
              <table:table-cell office:value-type="float" office:value="-0.36738396324426">
                <text:p>-0.36738396324426</text:p>
              </table:table-cell>
              <table:table-cell office:value-type="float" office:value="0.573259747075454">
                <text:p>0.573259747075454</text:p>
              </table:table-cell>
              <table:table-cell office:value-type="float" office:value="-0.0160613929848588">
                <text:p>-0.0160613929848588</text:p>
              </table:table-cell>
              <table:table-cell office:value-type="float" office:value="-0.0323485191358265">
                <text:p>-0.0323485191358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89177753696647">
                <text:p>0.489177753696647</text:p>
              </table:table-cell>
              <table:table-cell office:value-type="float" office:value="0.410220150756485">
                <text:p>0.410220150756485</text:p>
              </table:table-cell>
              <table:table-cell office:value-type="float" office:value="-0.352592159021427">
                <text:p>-0.352592159021427</text:p>
              </table:table-cell>
              <table:table-cell office:value-type="float" office:value="0.52190681134146">
                <text:p>0.52190681134146</text:p>
              </table:table-cell>
              <table:table-cell office:value-type="float" office:value="-0.0424918136731016">
                <text:p>-0.0424918136731016</text:p>
              </table:table-cell>
              <table:table-cell office:value-type="float" office:value="-0.0283821606852111">
                <text:p>-0.0283821606852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555779837459511">
                <text:p>0.555779837459511</text:p>
              </table:table-cell>
              <table:table-cell office:value-type="float" office:value="0.461599849119264">
                <text:p>0.461599849119264</text:p>
              </table:table-cell>
              <table:table-cell office:value-type="float" office:value="-0.310525368778469">
                <text:p>-0.310525368778469</text:p>
              </table:table-cell>
              <table:table-cell office:value-type="float" office:value="0.334692520110334">
                <text:p>0.334692520110334</text:p>
              </table:table-cell>
              <table:table-cell office:value-type="float" office:value="-0.0226696405478545">
                <text:p>-0.0226696405478545</text:p>
              </table:table-cell>
              <table:table-cell office:value-type="float" office:value="-0.00936095191512008">
                <text:p>-0.009360951915120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upper-range="benchmarks.K2:benchmarks.K67" chart:error-lower-range="benchmarks.K2:benchmarks.K67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8.398cm" svg:height="15.978cm" xlink:href=".." xlink:type="simple" chart:class="chart:line" chart:style-name="ch1">
        <chart:title svg:x="11.694cm" svg:y="0.454cm" chart:style-name="ch2">
          <text:p>Thread -safe vs -unsafe</text:p>
        </chart:title>
        <chart:legend chart:legend-position="end" svg:x="24.632cm" svg:y="6.454cm" style:legend-expansion="high" chart:style-name="ch3"/>
        <chart:plot-area chart:style-name="ch4" table:cell-range-address="benchmarks.C794:benchmarks.C859 benchmarks.N2:benchmarks.N67 benchmarks.N398:benchmarks.N463 benchmarks.N134:benchmarks.N199 benchmarks.N530:benchmarks.N595 benchmarks.N266:benchmarks.N331 benchmarks.N662:benchmarks.N727" chart:data-source-has-labels="both" svg:x="1.543cm" svg:y="1.562cm" svg:width="22.522cm" svg:height="13.151cm">
          <chartooo:coordinate-region svg:x="2.404cm" svg:y="1.761cm" svg:width="21.069cm" svg:height="12.755cm"/>
          <chart:axis chart:dimension="x" chart:name="primary-x" chart:style-name="ch5" chartooo:axis-type="auto">
            <chartooo:date-scale/>
            <chart:title svg:x="11.664cm" svg:y="15.033cm" chart:style-name="ch6">
              <text:p>num operations</text:p>
            </chart:title>
            <chart:categories table:cell-range-address="benchmarks.C794:benchmarks.C859"/>
          </chart:axis>
          <chart:axis chart:dimension="y" chart:name="primary-y" chart:style-name="ch7">
            <chart:title svg:x="0.451cm" svg:y="8.332cm" chart:style-name="ch8">
              <text:p>%</text:p>
            </chart:title>
            <chart:grid chart:style-name="ch9" chart:class="major"/>
          </chart:axis>
          <chart:series chart:style-name="ch10" chart:values-cell-range-address="benchmarks.N2:benchmarks.N67" loext:label-string="file.sb.get" chart:class="chart:line">
            <chart:data-point chart:repeated="65"/>
            <chart:data-point chart:style-name="ch11"/>
          </chart:series>
          <chart:series chart:style-name="ch12" chart:values-cell-range-address="benchmarks.N398:benchmarks.N463" loext:label-string="file.sb.put" chart:class="chart:line">
            <chart:data-point chart:repeated="54"/>
            <chart:data-point chart:style-name="ch13"/>
            <chart:data-point chart:repeated="10"/>
            <chart:data-point chart:style-name="ch13"/>
          </chart:series>
          <chart:series chart:style-name="ch14" chart:values-cell-range-address="benchmarks.N134:benchmarks.N199" loext:label-string="mem.cache.get" chart:class="chart:line">
            <chart:data-point chart:repeated="66"/>
          </chart:series>
          <chart:series chart:style-name="ch15" chart:values-cell-range-address="benchmarks.N530:benchmarks.N595" loext:label-string="mem.cache.put" chart:class="chart:line">
            <chart:data-point chart:repeated="66"/>
          </chart:series>
          <chart:series chart:style-name="ch16" chart:values-cell-range-address="benchmarks.N266:benchmarks.N331" loext:label-string="mem.trie.get" chart:class="chart:line">
            <chart:data-point chart:repeated="66"/>
          </chart:series>
          <chart:series chart:style-name="ch17" chart:values-cell-range-address="benchmarks.N662:benchmarks.N727" loext:label-string="mem.trie.put" chart:class="chart:line">
            <chart:data-point chart:repeated="6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e.sb.get</text:p>
              </table:table-cell>
              <table:table-cell office:value-type="string">
                <text:p>file.sb.put</text:p>
              </table:table-cell>
              <table:table-cell office:value-type="string">
                <text:p>mem.cache.get</text:p>
              </table:table-cell>
              <table:table-cell office:value-type="string">
                <text:p>mem.cache.put</text:p>
              </table:table-cell>
              <table:table-cell office:value-type="string">
                <text:p>mem.trie.get</text:p>
              </table:table-cell>
              <table:table-cell office:value-type="string">
                <text:p>mem.trie.put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enchmarks.C794:benchmarks.C859</svg:desc>
                </draw:g>
              </table:table-cell>
              <table:table-cell office:value-type="float" office:value="NaN">
                <text:p>NaN</text:p>
                <draw:g>
                  <svg:desc>benchmarks.N2:benchmarks.N67</svg:desc>
                </draw:g>
              </table:table-cell>
              <table:table-cell office:value-type="float" office:value="NaN">
                <text:p>NaN</text:p>
                <draw:g>
                  <svg:desc>benchmarks.N398:benchmarks.N463</svg:desc>
                </draw:g>
              </table:table-cell>
              <table:table-cell office:value-type="float" office:value="NaN">
                <text:p>NaN</text:p>
                <draw:g>
                  <svg:desc>benchmarks.N134:benchmarks.N199</svg:desc>
                </draw:g>
              </table:table-cell>
              <table:table-cell office:value-type="float" office:value="NaN">
                <text:p>NaN</text:p>
                <draw:g>
                  <svg:desc>benchmarks.N530:benchmarks.N595</svg:desc>
                </draw:g>
              </table:table-cell>
              <table:table-cell office:value-type="float" office:value="NaN">
                <text:p>NaN</text:p>
                <draw:g>
                  <svg:desc>benchmarks.N266:benchmarks.N331</svg:desc>
                </draw:g>
              </table:table-cell>
              <table:table-cell office:value-type="float" office:value="NaN">
                <text:p>NaN</text:p>
                <draw:g>
                  <svg:desc>benchmarks.N662:benchmarks.N7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25568409275207">
                <text:p>0.125568409275207</text:p>
              </table:table-cell>
              <table:table-cell office:value-type="float" office:value="0.0314454357913096">
                <text:p>0.0314454357913096</text:p>
              </table:table-cell>
              <table:table-cell office:value-type="float" office:value="0.429049158399286">
                <text:p>0.429049158399286</text:p>
              </table:table-cell>
              <table:table-cell office:value-type="float" office:value="2.57441122431936">
                <text:p>2.57441122431936</text:p>
              </table:table-cell>
              <table:table-cell office:value-type="float" office:value="0.133559531153609">
                <text:p>0.133559531153609</text:p>
              </table:table-cell>
              <table:table-cell office:value-type="float" office:value="0.170578512396694">
                <text:p>0.170578512396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6077553021667">
                <text:p>0.136077553021667</text:p>
              </table:table-cell>
              <table:table-cell office:value-type="float" office:value="0.0647503702564684">
                <text:p>0.0647503702564684</text:p>
              </table:table-cell>
              <table:table-cell office:value-type="float" office:value="0.359378114411003">
                <text:p>0.359378114411003</text:p>
              </table:table-cell>
              <table:table-cell office:value-type="float" office:value="2.92239889388178">
                <text:p>2.92239889388178</text:p>
              </table:table-cell>
              <table:table-cell office:value-type="float" office:value="0.141850301612705">
                <text:p>0.141850301612705</text:p>
              </table:table-cell>
              <table:table-cell office:value-type="float" office:value="0.149076305220884">
                <text:p>0.149076305220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0153795393436">
                <text:p>0.130153795393436</text:p>
              </table:table-cell>
              <table:table-cell office:value-type="float" office:value="0.0759835994245378">
                <text:p>0.0759835994245378</text:p>
              </table:table-cell>
              <table:table-cell office:value-type="float" office:value="0.302418534075979">
                <text:p>0.302418534075979</text:p>
              </table:table-cell>
              <table:table-cell office:value-type="float" office:value="2.27439333574792">
                <text:p>2.27439333574792</text:p>
              </table:table-cell>
              <table:table-cell office:value-type="float" office:value="0.114151638726128">
                <text:p>0.114151638726128</text:p>
              </table:table-cell>
              <table:table-cell office:value-type="float" office:value="0.133264127098754">
                <text:p>0.133264127098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2387626948576">
                <text:p>0.132387626948576</text:p>
              </table:table-cell>
              <table:table-cell office:value-type="float" office:value="0.0519972667909491">
                <text:p>0.0519972667909491</text:p>
              </table:table-cell>
              <table:table-cell office:value-type="float" office:value="0.280627615715889">
                <text:p>0.280627615715889</text:p>
              </table:table-cell>
              <table:table-cell office:value-type="float" office:value="2.18480683659453">
                <text:p>2.18480683659453</text:p>
              </table:table-cell>
              <table:table-cell office:value-type="float" office:value="0.0906496047894494">
                <text:p>0.0906496047894494</text:p>
              </table:table-cell>
              <table:table-cell office:value-type="float" office:value="0.0725960925346594">
                <text:p>0.0725960925346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16592321756935">
                <text:p>0.116592321756935</text:p>
              </table:table-cell>
              <table:table-cell office:value-type="float" office:value="0.0573895483012706">
                <text:p>0.0573895483012706</text:p>
              </table:table-cell>
              <table:table-cell office:value-type="float" office:value="0.268177958505212">
                <text:p>0.268177958505212</text:p>
              </table:table-cell>
              <table:table-cell office:value-type="float" office:value="1.98119446641992">
                <text:p>1.98119446641992</text:p>
              </table:table-cell>
              <table:table-cell office:value-type="float" office:value="0.0512327457657682">
                <text:p>0.0512327457657682</text:p>
              </table:table-cell>
              <table:table-cell office:value-type="float" office:value="0.06672350549406">
                <text:p>0.06672350549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135011397318591">
                <text:p>0.135011397318591</text:p>
              </table:table-cell>
              <table:table-cell office:value-type="float" office:value="0.0663028579792034">
                <text:p>0.0663028579792034</text:p>
              </table:table-cell>
              <table:table-cell office:value-type="float" office:value="0.46581496066395">
                <text:p>0.46581496066395</text:p>
              </table:table-cell>
              <table:table-cell office:value-type="float" office:value="1.83754060740111">
                <text:p>1.83754060740111</text:p>
              </table:table-cell>
              <table:table-cell office:value-type="float" office:value="-0.00907212192990197">
                <text:p>-0.00907212192990197</text:p>
              </table:table-cell>
              <table:table-cell office:value-type="float" office:value="0.00442172941645734">
                <text:p>0.004421729416457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